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English">
      <style:graphic-properties fo:min-height="1.009cm" fo:min-width="8.928cm"/>
    </style:style>
    <style:style style:name="gr20" style:family="graphic" style:parent-style-name="Onyomi">
      <style:graphic-properties fo:min-height="0.759cm" fo:min-width="8.929cm"/>
    </style:style>
    <style:style style:name="gr21" style:family="graphic" style:parent-style-name="English">
      <style:graphic-properties fo:min-height="1.01cm" fo:min-width="8.929cm"/>
    </style:style>
    <style:style style:name="gr22" style:family="graphic" style:parent-style-name="Onyomi">
      <style:graphic-properties fo:min-height="0.759cm" fo:min-width="8.928cm"/>
    </style:style>
    <style:style style:name="gr23" style:family="graphic" style:parent-style-name="Kunyomi">
      <style:graphic-properties fo:min-height="0.757cm" fo:min-width="8.929cm"/>
    </style:style>
    <style:style style:name="gr24" style:family="graphic" style:parent-style-name="Meaning">
      <style:graphic-properties fo:min-height="0.758cm" fo:min-width="8.928cm"/>
    </style:style>
    <style:style style:name="gr25" style:family="graphic" style:parent-style-name="Kunyomi">
      <style:graphic-properties fo:min-height="0.757cm" fo:min-width="8.928cm"/>
    </style:style>
    <style:style style:name="gr26" style:family="graphic" style:parent-style-name="Meaning">
      <style:graphic-properties fo:min-height="0.757cm" fo:min-width="8.928cm"/>
    </style:style>
    <style:style style:name="gr27" style:family="graphic" style:parent-style-name="Meaning">
      <style:graphic-properties fo:min-height="0.757cm" fo:min-width="8.929cm"/>
    </style:style>
    <style:style style:name="gr28" style:family="graphic" style:parent-style-name="Meaning">
      <style:graphic-properties fo:min-height="0.758cm" fo:min-width="8.928cm"/>
    </style:style>
    <style:style style:name="gr29" style:family="graphic" style:parent-style-name="Onyomi">
      <style:graphic-properties fo:min-height="0.758cm" fo:min-width="8.929cm"/>
    </style:style>
    <style:style style:name="gr30" style:family="graphic" style:parent-style-name="Onyomi">
      <style:graphic-properties fo:min-height="0.759cm" fo:min-width="8.928cm"/>
    </style:style>
    <style:style style:name="gr31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2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3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4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35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6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7" style:family="graphic" style:parent-style-name="English">
      <style:graphic-properties fo:min-height="1.01cm" fo:min-width="8.929cm"/>
    </style:style>
    <style:style style:name="gr38" style:family="graphic" style:parent-style-name="Example">
      <style:graphic-properties fo:min-height="0.96cm" fo:min-width="8.929cm"/>
    </style:style>
    <style:style style:name="gr39" style:family="graphic" style:parent-style-name="English">
      <style:graphic-properties fo:min-height="1.009cm" fo:min-width="8.928cm"/>
    </style:style>
    <style:style style:name="gr40" style:family="graphic" style:parent-style-name="Onyomi">
      <style:graphic-properties fo:min-height="0.758cm" fo:min-width="8.928cm"/>
    </style:style>
    <style:style style:name="gr41" style:family="graphic" style:parent-style-name="Example">
      <style:graphic-properties fo:min-height="0.96cm" fo:min-width="8.928cm"/>
    </style:style>
    <style:style style:name="gr42" style:family="graphic" style:parent-style-name="English">
      <style:graphic-properties fo:min-height="1.009cm" fo:min-width="8.929cm"/>
    </style:style>
    <style:style style:name="gr43" style:family="graphic" style:parent-style-name="Onyomi">
      <style:graphic-properties fo:min-height="0.759cm" fo:min-width="8.929cm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案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位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愛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圧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依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偉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易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異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囲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委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移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胃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ANK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rade - throne - crown - about - som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単位 (たんい) - unit</text:p>
              <text:p text:style-name="P1">上位 (じょうい) - superior (rank not class)</text:p>
              <text:p text:style-name="P1">首位 (しゅい) - first plac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くらい　ぐら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LA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uggestion - draft - ponder - fear - proposition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ア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法案 (ほうあん) - bill (law)</text:p>
              <text:p text:style-name="P1">提案 (ていあん) - proposal</text:p>
              <text:p text:style-name="P1">廃案 (はいあん) - rejected bill (project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くえ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RESSUR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push - overwhelm - oppress - dominat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アツ　エン　オ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圧力 (あつりょく) - stress</text:p>
              <text:p text:style-name="P1">圧倒的 (あっとうてき) - overwhelming</text:p>
              <text:p text:style-name="P1">圧倒 (あっとう) - overwhelm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お.す　へ.す　おさ.える　お.さえ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LOV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ffection - favorit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ア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愛す (あいす) - to love</text:p>
              <text:p text:style-name="P1">恋愛 (れんあい) - love</text:p>
              <text:p text:style-name="P1">愛情 (あいじょう) - lov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いと.しい　かな.しい　め.でる　お.しむ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DMIRABL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greatness - remarkable - conceited - famous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偉大 (いだい) - greatness</text:p>
              <text:p text:style-name="P1">偉い (えらい) - great</text:p>
              <text:p text:style-name="P1">偉業 (いぎょう) - great enterpris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えら.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ELIAN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epend on - consequently - therefore - due to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イ　エ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依頼 (いらい) - request</text:p>
              <text:p text:style-name="P1">依然 (いぜん) - still</text:p>
              <text:p text:style-name="P1">依存 (いそん) - dependen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よ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UNCOMMO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queerness - strangeness - wonderful - curious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異なる (ことなる) - to differ</text:p>
              <text:p text:style-name="P1">異常 (いじょう) - strangeness</text:p>
              <text:p text:style-name="P1">異例 (いれい) - except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こと　こと.なる　け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EAS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ready to - simple - fortune-telling - divination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エキ　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貿易 (ぼうえき) - trade (foreign)</text:p>
              <text:p text:style-name="P1">容易 (ようい) - easy</text:p>
              <text:p text:style-name="P1">安易 (あんい) - eas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やさ.しい　やす.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OMMITTE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entrust to - leave to - devote - discard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委員長 (いいんちょう) - committee chairman</text:p>
              <text:p text:style-name="P1">委員会 (いいんかい) - committee</text:p>
              <text:p text:style-name="P1">委員 (いいん) - committee member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ゆだ.ね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URROUND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esiege - store - paling - enclosure - encircle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雰囲気 (ふいんき) - atmosphere (e.g., musical)</text:p>
              <text:p text:style-name="P1">範囲 (はんい) - extent</text:p>
              <text:p text:style-name="P1">周囲 (しゅうい) - surrounding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かこ.む　かこ.う　かこ.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TOMACH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aunch - crop - craw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胃腸 (いちょう) - stomach</text:p>
              <text:p text:style-name="P1">胃袋 (いぶくろ) - stomach</text:p>
              <text:p text:style-name="P1">胃炎 (いえん) - gastritis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HIFT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ove - change - drift - catch (cold, fire)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移植 (いしょく) - transplanting</text:p>
              <text:p text:style-name="P1">移動 (いどう) - removal</text:p>
              <text:p text:style-name="P1">移転 (いてん) - mov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うつ.る　うつ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域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育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衣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違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印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因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雲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営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宇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羽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栄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永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RING UP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row up - raise - rea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イ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教育 (きょういく) - training</text:p>
              <text:p text:style-name="P1">育てる (そだてる) - to raise</text:p>
              <text:p text:style-name="P1">体育 (たいいく) - physical educat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そだ.つ　そだ.ち　そだ.てる　はぐく.む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ANG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region - limits - stage - leve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イキ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地域 (ちいき) - area</text:p>
              <text:p text:style-name="P1">区域 (くいき) - limits</text:p>
              <text:p text:style-name="P1">広域 (こういき) - wide area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DIFFERENC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iffe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違う (たがう) - to differ</text:p>
              <text:p text:style-name="P1">違反 (いはん) - violation (of law)</text:p>
              <text:p text:style-name="P1">違い (ちがい) - differenc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ちが.う　ちが.い　ちが.える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GARMEN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lothes - dressing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イ　エ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衣装 (いしょう) - clothing</text:p>
              <text:p text:style-name="P1">衣料 (いりょう) - clothing</text:p>
              <text:p text:style-name="P1">衣類 (いるい) - clothes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ころも　きぬ　-ぎ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AUS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factor - be associated with - depend on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イ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原因 (げんいん) - cause</text:p>
              <text:p text:style-name="P1">要因 (よういん) - main cause</text:p>
              <text:p text:style-name="P1">死因 (しいん) - cause of death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よ.る　ちな.む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TAMP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eal - mark - imprint - symbol - emblem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イ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調印 (ちょういん) - signature</text:p>
              <text:p text:style-name="P1">印象 (いんしょう) - impression</text:p>
              <text:p text:style-name="P1">印刷 (いんさつ) - printing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しるし　-じるし　しる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OCCUPATIO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amp - perform - build - conduct (business)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エ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経営 (けいえい) - management</text:p>
              <text:p text:style-name="P1">営業 (えいぎょう) - business</text:p>
              <text:p text:style-name="P1">運営 (うんえい) - managemen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いとな.む　いとな.み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CLOUD</text:p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ウ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暗雲 (あんうん) - dark clouds</text:p>
              <text:p text:style-name="P1">雲行き (くもゆき) - weather</text:p>
              <text:p text:style-name="P1">青雲 (せいうん) - blue sk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くも　-ぐも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EATHER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unter for birds, rabbits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羽根 (はね) - feather</text:p>
              <text:p text:style-name="P1">羽毛 (うもう) - feathers</text:p>
              <text:p text:style-name="P1">羽目 (はめ) - panel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は　わ　はね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EAVE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oof - house - heaven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宇宙 (うちゅう) - universe</text:p>
              <text:p text:style-name="P1">小宇宙 (しょううちゅう) - microcosmos</text:p>
              <text:p text:style-name="P1">大宇宙 (だいうちゅう) - macrocosmos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ETERNIT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long - lengthy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エ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永住 (えいじゅう) - permanent residence</text:p>
              <text:p text:style-name="P1">永遠 (えいえん) - eternity</text:p>
              <text:p text:style-name="P1">永久 (えいきゅう) - eternity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なが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FLOURISH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prosperity - honor - glory - splendor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エイ　ヨ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栄養 (えいよう) - nutrition</text:p>
              <text:p text:style-name="P1">繁栄 (はんえい) - prospering</text:p>
              <text:p text:style-name="P1">栄光 (えいこう) - glor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さか.える　は.え　-ば.え　は.える　え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液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越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泳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鋭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園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延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塩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汚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演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煙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央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奥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URPAS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ross over - move to - exceed - Vietnam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エツ　オ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越える (こえる) - to cross over</text:p>
              <text:p text:style-name="P1">越す (こす) - to cross over (e.g., mountain)</text:p>
              <text:p text:style-name="P1">三越 (みつこし) - Mitsukoshi (department store)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こ.す　-こ.す　-ご.し　こ.える　-ご.え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LUI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liquid - juice - sap - secretio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エキ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血液 (けつえき) - blood</text:p>
              <text:p text:style-name="P1">液晶 (えきしょう) - liquid crystal</text:p>
              <text:p text:style-name="P1">液体 (えきたい) - liquid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OINTE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harpness - edge - weapon - sharp - violen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エ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鋭い (するどい) - pointed</text:p>
              <text:p text:style-name="P1">新鋭 (しんえい) - freshly picked</text:p>
              <text:p text:style-name="P1">先鋭 (せんえい) - radical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するど.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WIM</text:p>
            </draw:text-box>
            <svg:title>english</svg:title>
          </draw:frame>
          <draw:frame draw:style-name="gr26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エ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水泳 (すいえい) - swimming</text:p>
              <text:p text:style-name="P1">泳ぐ (およぐ) - to swim</text:p>
              <text:p text:style-name="P1">競泳 (きょうえい) - swimming rac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およ.ぐ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ROLONG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tretching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エ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延長 (えんちょう) - extension</text:p>
              <text:p text:style-name="P1">延期 (えんき) - postponement</text:p>
              <text:p text:style-name="P1">延べ (のべ) - futures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の.びる　の.べる　の.べ　の.ばす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ARK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garden - yard - farm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エ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公園 (こうえん) - park</text:p>
              <text:p text:style-name="P1">学園 (がくえん) - academy</text:p>
              <text:p text:style-name="P1">幼稚園 (ようちえん) - kindergarte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その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DIRT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ollute - disgrace - rape - defil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オ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汚染 (おせん) - pollution</text:p>
              <text:p text:style-name="P1">汚職 (おしょく) - corruption</text:p>
              <text:p text:style-name="P1">汚れ (けがれ) - uncleanness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けが.す　けが.れる　けが.らわしい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ALT</text:p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エ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塩素 (えんそ) - chlorine (Cl)</text:p>
              <text:p text:style-name="P1">塩分 (えんぶん) - salt</text:p>
              <text:p text:style-name="P1">塩化 (えんか) - chlorid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しお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MOKE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エ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喫煙 (きつえん) - smoking</text:p>
              <text:p text:style-name="P1">禁煙 (きんえん) - No Smoking!</text:p>
              <text:p text:style-name="P1">黒煙 (くろけむり) - black smok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けむ.る　けむり　けむ.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ERFORMANC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act - play - render - stag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エ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演説 (えんぜつ) - speech</text:p>
              <text:p text:style-name="P1">講演 (こうえん) - lecture</text:p>
              <text:p text:style-name="P1">出演 (しゅつえん) - performance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HEAR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interior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オ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奥行き (おくゆき) - depth</text:p>
              <text:p text:style-name="P1">奥山 (おくやま) - remote mountain</text:p>
              <text:p text:style-name="P1">奥深い (おくふかい) - profound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おく　おく.まる　くま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ENTER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iddl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オ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中央 (ちゅうおう) - center</text:p>
              <text:p text:style-name="P1">年央 (ねんおう) - mid-year</text:p>
              <text:p text:style-name="P1">震央 (しんおう) - epicenter (of an earthquake)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横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欧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応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押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王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黄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化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仮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億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温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価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加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UROPE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オ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欧州 (おうしゅう) - Europe</text:p>
              <text:p text:style-name="P1">東欧 (とうおう) - Eastern Europe</text:p>
              <text:p text:style-name="P1">西欧 (せいおう) - Western Europ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うた.う　は.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IDEWAY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ide - horizontal - width - woof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オ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横浜 (よこはま) - Yokohama (city)</text:p>
              <text:p text:style-name="P1">横綱 (よこづな) - yokozuna (sumo grand champion)</text:p>
              <text:p text:style-name="P1">横断 (おうだん) - cross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よこ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USH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top - check - subdue - attach - seize - weight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オ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押す (おす) - to push</text:p>
              <text:p text:style-name="P1">押収 (おうしゅう) - seizure</text:p>
              <text:p text:style-name="P1">押し (おし) - push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お.す　お.し-　お.っ-　お.さえる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APPL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nswer - yes - OK - reply - accep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オウ　ヨウ　-ノ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対応 (たいおう) - interaction</text:p>
              <text:p text:style-name="P1">応じる (おうじる) - to respond</text:p>
              <text:p text:style-name="P1">反応 (はんのう) - reac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た.る　まさに　こた.え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YELLOW</text:p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コウ　オ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黄金 (おうごん) - gold</text:p>
              <text:p text:style-name="P1">黄色 (おうしょく) - yellow</text:p>
              <text:p text:style-name="P1">硫黄 (いおう) - sulfur (S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き　こ-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KING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ule - magnat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オウ　-ノ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国王 (こくおう) - king</text:p>
              <text:p text:style-name="P1">女王 (じょおう) - queen</text:p>
              <text:p text:style-name="P1">王将 (おうしょう) - king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HAM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temporary - interim - assumed (name) - informa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　ケ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仮に (かりに) - temporarily</text:p>
              <text:p text:style-name="P1">仮称 (かしょう) - temporary name</text:p>
              <text:p text:style-name="P1">仮設 (かせつ) - temporar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り　かり-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CHANG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take the form of - influence - enchant - delude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　ケ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文化 (ぶんか) - culture</text:p>
              <text:p text:style-name="P1">強化 (きょうか) - strengthen</text:p>
              <text:p text:style-name="P1">変化 (へんか) - chang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ば.ける　ば.かす　ふ.ける　け.す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WARM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オ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気温 (きおん) - atmospheric temperature</text:p>
              <text:p text:style-name="P1">温泉 (おんせん) - spa</text:p>
              <text:p text:style-name="P1">温暖 (おんだん) - warmth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あたた.か　あたた.かい　あたた.ま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HUNDRED MILLIO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10**8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オ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億万 (おくまん) - millions and millions</text:p>
              <text:p text:style-name="P1">億劫 (おくこう) - troublesome</text:p>
              <text:p text:style-name="P1">億兆 (おくちょう) - the people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AD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ddition - increase - join - include - Canada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参加 (さんか) - participation</text:p>
              <text:p text:style-name="P1">加える (くわえる) - to append</text:p>
              <text:p text:style-name="P1">加盟 (かめい) - participat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くわ.える　くわ.わ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VALU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pric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　ケ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価格 (かかく) - price</text:p>
              <text:p text:style-name="P1">評価 (ひょうか) - valuation</text:p>
              <text:p text:style-name="P1">株価 (かぶか) - stock prices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た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果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河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可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科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荷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菓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過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課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貨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快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IVER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河川 (かせん) - rivers</text:p>
              <text:p text:style-name="P1">河内 (はのい) - Hanoi</text:p>
              <text:p text:style-name="P1">河口 (かこう) - mouth of rive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か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RUI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reward - carry out - achieve - complete - end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結果 (けっか) - result</text:p>
              <text:p text:style-name="P1">効果 (こうか) - effect</text:p>
              <text:p text:style-name="P1">果たす (はたす) - to accomplish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は.たす　はた.す　-は.たす　は.て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DEPARTMENT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urse - sectio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科学 (かがく) - science</text:p>
              <text:p text:style-name="P1">教科書 (きょうかしょ) - textbook</text:p>
              <text:p text:style-name="P1">学科 (がっか) - study subject</text:p>
            </draw:text-box>
            <svg:title>examples</svg:title>
          </draw:frame>
          <draw:frame draw:style-name="gr2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A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assable - mustn't - should not - do no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　コ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可能性 (かのうせい) - potentiality</text:p>
              <text:p text:style-name="P1">可能 (かのう) - possible</text:p>
              <text:p text:style-name="P1">許可 (きょか) - permiss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-べ.き　-べ.し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AND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akes - frui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菓子 (かし) - pastry</text:p>
              <text:p text:style-name="P1">和菓子 (わがし) - Japanese confectionery</text:p>
              <text:p text:style-name="P1">駄菓子 (だがし) - cheap sweets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BAGGAG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houlder-pole load - bear (a burden)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出荷 (しゅっか) - shipping</text:p>
              <text:p text:style-name="P1">荷物 (にもつ) - luggage</text:p>
              <text:p text:style-name="P1">集荷 (しゅうか) - collection of cargo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に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JAMMED I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hellfish - mediate - concern oneself with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紹介 (しょうかい) - introduction</text:p>
              <text:p text:style-name="P1">介入 (かいにゅう) - intervention</text:p>
              <text:p text:style-name="P1">仲介 (ちゅうかい) - agency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OVERDO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xceed - go beyond - erro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過去 (かこ) - the past</text:p>
              <text:p text:style-name="P1">過ぎる (すぎる) - to pass through</text:p>
              <text:p text:style-name="P1">過程 (かてい) - proces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す.ぎる　-す.ぎる　-す.ぎ　す.ごす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REIGH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oods - property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通貨 (つうか) - currency</text:p>
              <text:p text:style-name="P1">百貨店 (ひゃっかてん) - store</text:p>
              <text:p text:style-name="P1">外貨 (がいか) - foreign currency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たから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HAPTER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lesson - section - department - division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課題 (かだい) - subject</text:p>
              <text:p text:style-name="P1">課長 (かちょう) - section manager</text:p>
              <text:p text:style-name="P1">課税 (かぜい) - taxation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HEERFUL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leasant - agreeable - comfortabl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快勝 (かいしょう) - sweeping victory</text:p>
              <text:p text:style-name="P1">快適 (かいてき) - pleasant</text:p>
              <text:p text:style-name="P1">明快 (めいかい) - clar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こころよ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UNRAVEL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notes - key - explanation - understanding - untie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イ　ゲ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解決 (かいけつ) - settlement</text:p>
              <text:p text:style-name="P1">理解 (りかい) - understanding</text:p>
              <text:p text:style-name="P1">解散 (かいさん) - breakup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と.く　と.かす　と.ける　ほど.く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灰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皆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改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械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絵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階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各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拡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貝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害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格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確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ALL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everything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皆さん (みなさん) - all</text:p>
              <text:p text:style-name="P1">皆様 (みなさま) - everyone</text:p>
              <text:p text:style-name="P1">皆無 (かいむ) - nothi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みな　みんな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SHE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uckery juice - cremat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灰色 (はいいろ) - grey</text:p>
              <text:p text:style-name="P1">火山灰 (かざんばい) - volcanic ash</text:p>
              <text:p text:style-name="P1">灰皿 (はいざら) - ashtray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は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ONTRAPTIO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etter - machine - instrumen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機械 (きかい) - machine</text:p>
              <text:p text:style-name="P1">機械化 (きかいか) - mechanization</text:p>
              <text:p text:style-name="P1">器械 (きかい) - machin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かせ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EFORMATIO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hange - modify - mend - renew - examine - inspect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改革 (かいかく) - reform</text:p>
              <text:p text:style-name="P1">改正 (かいせい) - revision</text:p>
              <text:p text:style-name="P1">改善 (かいぜん) - bettermen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らた.める　あらた.ま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TORE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tair - counter for stories of a building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段階 (きざはし) - stairs</text:p>
              <text:p text:style-name="P1">二階 (にかい) - second floor</text:p>
              <text:p text:style-name="P1">一階 (いっかい) - one floo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きざは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ICTUR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rawing - painting - sketch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カイ　エ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絵画 (かいが) - picture</text:p>
              <text:p text:style-name="P1">絵本 (えほん) - picture book</text:p>
              <text:p text:style-name="P1">絵の具 (えのぐ) - colors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BROADE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extend - expand - enlarg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ク　コ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拡大 (かくだい) - magnification</text:p>
              <text:p text:style-name="P1">拡散 (かくさん) - scattering</text:p>
              <text:p text:style-name="P1">拡充 (かくじゅう) - expans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ひろ.がる　ひろ.げる　ひろ.め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EACH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very - eithe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各自 (かくじ) - individual</text:p>
              <text:p text:style-name="P1">各位 (かくい) - everyone</text:p>
              <text:p text:style-name="P1">各々 (おのおの) - each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おのおの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ARM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injury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ガ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被害 (ひがい) - damage</text:p>
              <text:p text:style-name="P1">障害 (しょうがい) - obstacle</text:p>
              <text:p text:style-name="P1">損害 (そんがい) - damage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HELLFISH</text:p>
            </draw:text-box>
            <svg:title>english</svg:title>
          </draw:frame>
          <draw:frame draw:style-name="gr26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バ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貝塚 (かいずか) - shell heap</text:p>
              <text:p text:style-name="P1">貝殻 (かいがら) - shell</text:p>
              <text:p text:style-name="P1">巻き貝 (まきがい) - snail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か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ASSURANC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irm - tight - hard - solid - confirm - clear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ク　コ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確認 (かくにん) - affirmation</text:p>
              <text:p text:style-name="P1">確保 (かくほ) - guarantee</text:p>
              <text:p text:style-name="P1">明確 (めいかく) - clea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し.か　たし.かめ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TATUS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rank - capacity - character - case (law, grammar)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ク　コウ　キャク　ゴ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価格 (かかく) - price</text:p>
              <text:p text:style-name="P1">本格的 (ほんかくてき) - full-blown</text:p>
              <text:p text:style-name="P1">資格 (しかく) - qualifications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較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革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覚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角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額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割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刊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巻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活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乾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完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官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LEATHER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ecome serious - skin - hide - pel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改革 (かいかく) - reform</text:p>
              <text:p text:style-name="P1">革命 (かくめい) - revolution</text:p>
              <text:p text:style-name="P1">変革 (へんかく) - chang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か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NTRAS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ompar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ク　コ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比較 (ひかく) - comparison</text:p>
              <text:p text:style-name="P1">比較的 (ひかくてき) - comparative</text:p>
              <text:p text:style-name="P1">較差 (かくさ) - rang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くら.べ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NGL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rner - square - horn - antler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多角 (たかく) - many-sided</text:p>
              <text:p text:style-name="P1">一角 (いっかく) - corner</text:p>
              <text:p text:style-name="P1">角度 (かくど) - angl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かど　つの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MEMORIZ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learn - remember - awake - sober up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感覚 (かんかく) - sense</text:p>
              <text:p text:style-name="P1">覚える (おぼえる) - to remember</text:p>
              <text:p text:style-name="P1">発覚 (はっかく) - detec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おぼ.える　さ.ます　さ.める　さと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ROPORTIO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mparatively - divide - cut - separate - spli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カツ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役割 (やくわり) - part</text:p>
              <text:p text:style-name="P1">割合 (わりあい) - rate</text:p>
              <text:p text:style-name="P1">分割 (ぶんかつ) - partit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わ.る　わり　わ.り　わ.れる　さ.く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FOREHEA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tablet - plaque - framed picture - sum - amount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ガ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総額 (そうがく) - sum total</text:p>
              <text:p text:style-name="P1">金額 (きんがく) - amount of money</text:p>
              <text:p text:style-name="P1">巨額 (きょがく) - great sum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ひた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CROLL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volume - book - part - roll up - wind up - tie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ン　ケ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巻く (まく) - to wind</text:p>
              <text:p text:style-name="P1">渦巻く (うずまく) - to whirl</text:p>
              <text:p text:style-name="P1">巻き (まき) - roll (e.g., of cloth)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ま.く　まき　ま.き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PUBLISH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arve - engrav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週刊 (しゅうかん) - published weekly</text:p>
              <text:p text:style-name="P1">刊行 (かんこう) - publication</text:p>
              <text:p text:style-name="P1">創刊 (そうかん) - launching (e.g., newspaper)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ROUGH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ry - dessicate - drink up - heaven - empero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カン　ケ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乾燥 (かんそう) - dry</text:p>
              <text:p text:style-name="P1">乾く (かわく) - to get dry</text:p>
              <text:p text:style-name="P1">乾杯 (かんぱい) - toas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かわ.く　かわ.かす　ほ.す　ひ.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LIVEL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esuscitation - being helped - living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カツ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活動 (かつどう) - action</text:p>
              <text:p text:style-name="P1">生活 (せいかつ) - living</text:p>
              <text:p text:style-name="P1">活躍 (かつやく) - activity (esp. energetic)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い.きる　い.かす　い.け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UREAUCRA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the governmen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官邸 (かんてい) - official residence</text:p>
              <text:p text:style-name="P1">次官 (じかん) - vice-minister</text:p>
              <text:p text:style-name="P1">官僚 (かんりょう) - bureaucrat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ERFECT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completion - end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完全 (かんぜん) - perfection</text:p>
              <text:p text:style-name="P1">完成 (かんせい) - complete</text:p>
              <text:p text:style-name="P1">完投 (かんとう) - going the whole distance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慣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換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干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感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汗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環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管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簡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甘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看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観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関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INTERCHANG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eriod - change - convert - replace - renew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転換 (てんかん) - convert</text:p>
              <text:p text:style-name="P1">交換 (こうかん) - exchange</text:p>
              <text:p text:style-name="P1">換金 (かんきん) - realiz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か.える　-か.える　か.わ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CCUSTOME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get used to - become experience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慣れる (なれる) - to grow accustomed (to)</text:p>
              <text:p text:style-name="P1">習慣 (しゅうかん) - custom</text:p>
              <text:p text:style-name="P1">慣行 (かんこう) - customary practi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な.れる　な.らす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EMOTIO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eeling - sensatio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感じる (かんじる) - to feel</text:p>
              <text:p text:style-name="P1">感染 (かんせん) - infection</text:p>
              <text:p text:style-name="P1">感じ (かんじ) - feeling</text:p>
            </draw:text-box>
            <svg:title>examples</svg:title>
          </draw:frame>
          <draw:frame draw:style-name="gr2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DR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arch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干渉 (かんしょう) - interference</text:p>
              <text:p text:style-name="P1">若干 (じゃっかん) - some</text:p>
              <text:p text:style-name="P1">干す (ほす) - to ai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ほ.す　ほ.し-　-ぼ.し　ひ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ING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ircle - link - wheel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環境 (かんきょう) - environment</text:p>
              <text:p text:style-name="P1">循環 (じゅんかん) - circulation</text:p>
              <text:p text:style-name="P1">悪循環 (あくじゅんかん) - vicious circl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わ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WEA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erspir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冷や汗 (ひやあせ) - cold sweat</text:p>
              <text:p text:style-name="P1">汗だく (あせだく) - dripping with sweat</text:p>
              <text:p text:style-name="P1">汗ばむ (あせばむ) - to be sweat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せ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IMPLICIT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revity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簡単 (かんたん) - simple</text:p>
              <text:p text:style-name="P1">書簡 (しょかん) - letter</text:p>
              <text:p text:style-name="P1">簡素 (かんそ) - simplicity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PIP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tube - wind instrument - drunken talk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管理 (かんり) - control</text:p>
              <text:p text:style-name="P1">保管 (ほかん) - charge</text:p>
              <text:p text:style-name="P1">管理職 (かんりしょく) - manageme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くだ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WATCH OVE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e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看護婦 (かんごふ) - nurse</text:p>
              <text:p text:style-name="P1">看板 (かんばん) - sign</text:p>
              <text:p text:style-name="P1">看護 (かんご) - nurs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み.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WEE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oax - pamper - be content - sugary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甘い (あまい) - sweet</text:p>
              <text:p text:style-name="P1">甘え (あまえ) - depending on other's kindness</text:p>
              <text:p text:style-name="P1">甘み (あまみ) - sweetnes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あま.い　あま.える　あま.やかす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ONNECTI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arrier - gateway - involve - concerning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関係 (かんけい) - relation</text:p>
              <text:p text:style-name="P1">機関 (からくり) - mechanism</text:p>
              <text:p text:style-name="P1">関係者 (かんけいしゃ) - authorized peopl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せき　-ぜき　かか.わる　からくり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OUTLOOK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look - appearance - condition - view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観光 (かんこう) - sightseeing</text:p>
              <text:p text:style-name="P1">観測 (かんそく) - observation</text:p>
              <text:p text:style-name="P1">観客 (かんきゃく) - audienc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み.る　しめ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岸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岩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丸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含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危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基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寄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喜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器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希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机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OULDER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rock - cliff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ガ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溶岩 (ようがん) - lava</text:p>
              <text:p text:style-name="P1">岩間 (いわま) - among rocks</text:p>
              <text:p text:style-name="P1">一枚岩 (いちまいいわ) - monolit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い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EACH</text:p>
            </draw:text-box>
            <svg:title>english</svg:title>
          </draw:frame>
          <draw:frame draw:style-name="gr26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ガ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湾岸 (わんがん) - gulf coast</text:p>
              <text:p text:style-name="P1">海岸 (かいがん) - coast</text:p>
              <text:p text:style-name="P1">沿岸 (えんがん) - coas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きし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INCLUD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ear in mind - understand - cherish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ガ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含める (ふくめる) - to include</text:p>
              <text:p text:style-name="P1">含む (くくむ) - to contain</text:p>
              <text:p text:style-name="P1">含み (ふくみ) - implicat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ふく.む　ふく.め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OUN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ull - month - perfection - -ship - pills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ガ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丸い (まるい) - round</text:p>
              <text:p text:style-name="P1">丸刈り (まるがり) - close clipping</text:p>
              <text:p text:style-name="P1">丸太 (まるた) - log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まる　まる.める　まる.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ANGEROUS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fear - uneasy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危機 (きき) - crisis</text:p>
              <text:p text:style-name="P1">危険 (きけん) - danger</text:p>
              <text:p text:style-name="P1">危ない (あぶない) - dangerous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あぶ.ない　あや.うい　あや.ぶむ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ETITIO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equest - vow - wish - hop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ガ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願う (ねがう) - to desire</text:p>
              <text:p text:style-name="P1">願い (ねがい) - desire</text:p>
              <text:p text:style-name="P1">志願 (しがん) - aspira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ねが.う　-ねが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DRAW NEA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top in - bring near - gather - collect - send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寄せる (よせる) - to come near</text:p>
              <text:p text:style-name="P1">寄付 (きふ) - contribution</text:p>
              <text:p text:style-name="P1">年寄り (としより) - old peopl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よ.る　-よ.り　よ.せ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FUNDAMENTAL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radical (chem) - counter for machines - foundation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基本 (きほん) - foundation</text:p>
              <text:p text:style-name="P1">基準 (きじゅん) - standard</text:p>
              <text:p text:style-name="P1">基づく (もとづく) - to be grounded 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もと　もと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UTENSI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vessel - receptacle - implement - instrument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武器 (ぶき) - weapon</text:p>
              <text:p text:style-name="P1">核兵器 (かくへいき) - nuclear weapons</text:p>
              <text:p text:style-name="P1">機器 (きき) - machinery and tool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うつわ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REJOIC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ake pleasure in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喜ぶ (よろこぶ) - to be delighted</text:p>
              <text:p text:style-name="P1">喜び (よろこび) - joy</text:p>
              <text:p text:style-name="P1">喜劇 (きげき) - comed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よろこ.ぶ　よろこ.ばす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ESK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tabl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0.96cm" svg:x="1.31cm" svg:y="27.337cm">
            <draw:text-box>
              <text:p text:style-name="P1">机上 (きじょう) - on the desk</text:p>
              <text:p text:style-name="P1">机辺 (きへん) - near a desk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つくえ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HOP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beg - request - pray - beseech - Greece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　ケ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希望 (きぼう) - hope</text:p>
              <text:p text:style-name="P1">希薄 (きはく) - thin (e.g., air)</text:p>
              <text:p text:style-name="P1">希少 (きしょう) - scarc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れ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祈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季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期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機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規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記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議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2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喫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技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疑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詰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客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EASONS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季節 (きせつ) - season</text:p>
              <text:p text:style-name="P1">冬季 (とうき) - winter</text:p>
              <text:p text:style-name="P1">四季 (しき) - four seasons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RAY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wish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祈る (いのる) - to pray</text:p>
              <text:p text:style-name="P1">祈り (いのり) - prayer</text:p>
              <text:p text:style-name="P1">祈念 (きねん) - pray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いの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ECHANISM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opportunity - occasion - machine - airplan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機関 (からくり) - mechanism</text:p>
              <text:p text:style-name="P1">危機 (きき) - crisis</text:p>
              <text:p text:style-name="P1">機構 (きこう) - mechanism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はた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ERIO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ime - date - term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キ　ゴ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期待 (きたい) - expectation</text:p>
              <text:p text:style-name="P1">時期 (じき) - time</text:p>
              <text:p text:style-name="P1">期間 (きかん) - period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CRIB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ccount - narrativ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記者 (きしゃ) - reporter</text:p>
              <text:p text:style-name="P1">記録 (きろく) - record</text:p>
              <text:p text:style-name="P1">記事 (きじ) - articl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しる.す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TANDAR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measur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規制 (きせい) - regulation</text:p>
              <text:p text:style-name="P1">規模 (きぼ) - scale</text:p>
              <text:p text:style-name="P1">規定 (きてい) - regulation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CONSUM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eat - drink - smoke - receive (a blow)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ツ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喫煙 (きつえん) - smoking</text:p>
              <text:p text:style-name="P1">喫す (きっす) - to eat</text:p>
              <text:p text:style-name="P1">喫茶店 (きっさてん) - coffee loung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の.む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ELIBERATIO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onsultation - debate - consideration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ギ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会議 (かいぎ) - meeting</text:p>
              <text:p text:style-name="P1">協議 (きょうぎ) - conference</text:p>
              <text:p text:style-name="P1">審議 (しんぎ) - deliberation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OUB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istrust - be suspicious - questio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ギ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容疑者 (ようぎしゃ) - suspect (person)</text:p>
              <text:p text:style-name="P1">疑い (うたがい) - doubt</text:p>
              <text:p text:style-name="P1">疑惑 (ぎわく) - doub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うたが.う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KIL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art - craft - ability - feat - performance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ギ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技術 (ぎじゅつ) - art</text:p>
              <text:p text:style-name="P1">競技 (きょうぎ) - game</text:p>
              <text:p text:style-name="P1">演技 (えんぎ) - act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わざ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UES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visitor - customer - clien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ャク　カ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乗客 (じょうかく) - passenger</text:p>
              <text:p text:style-name="P1">観客 (かんきゃく) - audience</text:p>
              <text:p text:style-name="P1">顧客 (こかく) - customer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ACKED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close - pressed - reprove - rebuke - blam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ツ　キチ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詰める (つめる) - to stuff into</text:p>
              <text:p text:style-name="P1">詰め (つめ) - stuffing</text:p>
              <text:p text:style-name="P1">大詰め (おおづめ) - final scen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.める　つ.め　-づ.め　つ.まる　つ.む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吸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救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逆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久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求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泣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給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旧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球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級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居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巨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ALVATIO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ave - help - rescue - reclaim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救済 (きゅうさい) - relief</text:p>
              <text:p text:style-name="P1">救援 (きゅうえん) - relief</text:p>
              <text:p text:style-name="P1">救う (すくう) - to rescue from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すく.う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UCK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imbibe - inhale - sip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ュ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呼吸 (こきゅう) - breath</text:p>
              <text:p text:style-name="P1">吸収 (きゅうしゅう) - absorption</text:p>
              <text:p text:style-name="P1">吸う (すう) - to smok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す.う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LONG TIM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old stor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キュウ　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久々 (ひさびさ) - long time</text:p>
              <text:p text:style-name="P1">永久 (えいきゅう) - eternity</text:p>
              <text:p text:style-name="P1">恒久 (こうきゅう) - permanen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ひさ.し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INVERTE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reverse - opposite - wicke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ギャク　ゲキ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逆転 (ぎゃくてん) - change</text:p>
              <text:p text:style-name="P1">逆風 (ぎゃくふう) - head wind</text:p>
              <text:p text:style-name="P1">逆行 (ぎゃっこう) - advers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さか　さか.さ　さか.らう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R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weep - moa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泣く (なく) - to cry</text:p>
              <text:p text:style-name="P1">泣き (なき) - weeping</text:p>
              <text:p text:style-name="P1">泣かす (なかす) - to make someone cr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な.く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EQUES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want - wish for - require - deman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ュウ　グ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求める (もとめる) - to seek</text:p>
              <text:p text:style-name="P1">要求 (ようきゅう) - demand</text:p>
              <text:p text:style-name="P1">請求 (せいきゅう) - claim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もと.め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OLD TIMES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old things - old friend - former - ex-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復旧 (ふくきゅう) - restoration</text:p>
              <text:p text:style-name="P1">新旧 (しんきゅう) - new and old</text:p>
              <text:p text:style-name="P1">旧制 (きゅうせい) - old system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ふる.い　もと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ALAR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wage - gift - allow - grant - bestow on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ュ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供給 (きょうきゅう) - supply</text:p>
              <text:p text:style-name="P1">支給 (しきゅう) - provision</text:p>
              <text:p text:style-name="P1">給与 (きゅうよ) - pa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たま.う　たも.う　-たま.え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LAS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rank - grad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高級 (こうきゅう) - high class</text:p>
              <text:p text:style-name="P1">階級 (かいきゅう) - class</text:p>
              <text:p text:style-name="P1">同級生 (どうきゅうせい) - classmate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AL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pher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キュ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野球 (やきゅう) - baseball</text:p>
              <text:p text:style-name="P1">地球 (ちきゅう) - the earth</text:p>
              <text:p text:style-name="P1">投球 (とうきゅう) - pitch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ま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IGANTIC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ig - large - grea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ョ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巨人 (きょじん) - giant</text:p>
              <text:p text:style-name="P1">巨額 (きょがく) - great sum</text:p>
              <text:p text:style-name="P1">巨大 (きょだい) - huge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RESID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to be - exist - live with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ョ　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芝居 (しばい) - play</text:p>
              <text:p text:style-name="P1">居住 (きょじゅう) - residence</text:p>
              <text:p text:style-name="P1">入居 (にゅうきょ) - moving into (house)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い.る　-い　お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供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競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2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許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漁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共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協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恐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挟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叫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境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橋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況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MULAT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ompete with - bid - sell at auction - bout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ョウ　ケ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競争 (きょうそう) - competition</text:p>
              <text:p text:style-name="P1">競技 (きょうぎ) - game</text:p>
              <text:p text:style-name="P1">競馬 (けいば) - horse raci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きそ.う　せ.る　くら.べ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UBMI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offer - present - serve (meal) - accompany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ョウ　ク　クウ　グ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子供 (こども) - child</text:p>
              <text:p text:style-name="P1">提供 (ていきょう) - offer</text:p>
              <text:p text:style-name="P1">供給 (きょうきゅう) - supply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そな.える　とも　-ども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FISHING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isher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ギョ　リ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漁業 (ぎょぎょう) - fishing (industry)</text:p>
              <text:p text:style-name="P1">漁船 (ぎょせん) - fishing boat</text:p>
              <text:p text:style-name="P1">漁協 (ぎょきょう) - fishery cooperativ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さ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ERMI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pprov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キョ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許す (ゆるす) - to permit</text:p>
              <text:p text:style-name="P1">許可 (きょか) - permission</text:p>
              <text:p text:style-name="P1">免許 (めんきょ) - licens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ゆる.す　もと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O-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operatio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協力 (きょうりょく) - cooperation</text:p>
              <text:p text:style-name="P1">協議 (きょうぎ) - conference</text:p>
              <text:p text:style-name="P1">協会 (きょうかい) - association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TOGETH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oth - neither - all - and - alike - with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共同 (きょうどう) - doing together (as equals)</text:p>
              <text:p text:style-name="P1">共和国 (きょうわこく) - republic</text:p>
              <text:p text:style-name="P1">共産党 (きょうさんとう) - Communist Part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も　とも.に　-ども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PINCH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etwee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ョウ　シ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挟む (さしはさむ) - to insert</text:p>
              <text:p text:style-name="P1">挟まる (はさまる) - to get between</text:p>
              <text:p text:style-name="P1">挟殺 (きょうさつ) - rundow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はさ.む　はさ.まる　わきばさ.む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FEA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dread - aw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恐れ (おそれ) - fear</text:p>
              <text:p text:style-name="P1">恐れる (おそれる) - to fear</text:p>
              <text:p text:style-name="P1">恐怖 (きょうふ) - fea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おそ.れる　おそ.る　おそ.ろしい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OUNDAR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order - regio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キョウ　ケ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環境 (かんきょう) - environment</text:p>
              <text:p text:style-name="P1">国境 (くにざかい) - national border</text:p>
              <text:p text:style-name="P1">心境 (しんきょう) - mental stat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さか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HOU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exclaim - yell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キ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叫ぶ (さけぶ) - to shout</text:p>
              <text:p text:style-name="P1">叫び (さけび) - shout</text:p>
              <text:p text:style-name="P1">絶叫 (ぜっきょう) - exclama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さけ.ぶ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ONDITI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ituation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不況 (ふきょう) - recession</text:p>
              <text:p text:style-name="P1">市況 (しきょう) - market conditions</text:p>
              <text:p text:style-name="P1">盛況 (せいきょう) - succes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まし.て　いわ.んや　おもむき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RIDGE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板橋 (いたばし) - wooden bridge (with planks)</text:p>
              <text:p text:style-name="P1">船橋 (せんきょう) - pontoon bridge</text:p>
              <text:p text:style-name="P1">石橋 (いしばし) - stone bridg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は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局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曲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狭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胸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極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玉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禁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苦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勤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均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具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偶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EN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music - melody - composition - pleasure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ョ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作曲 (さっきょく) - composition</text:p>
              <text:p text:style-name="P1">協奏曲 (きょうそうきょく) - concerto</text:p>
              <text:p text:style-name="P1">交響曲 (こうきょうきょく) - symphon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ま.がる　ま.げる　くま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UREAU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oard - office - affair - conclusion - court lady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ョ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当局 (とうきょく) - authorities</text:p>
              <text:p text:style-name="P1">事務局 (じむきょく) - secretariat</text:p>
              <text:p text:style-name="P1">局長 (きょくちょう) - bureau directo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ぼね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OSOM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reast - chest - heart - feeling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キ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度胸 (どきょう) - courage</text:p>
              <text:p text:style-name="P1">胸部 (きょうぶ) - chest</text:p>
              <text:p text:style-name="P1">胸中 (きょうちゅう) - one's hear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むね　むな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RAMPE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narrow - contract - tigh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キョウ　コ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狭い (せまい) - narrow</text:p>
              <text:p text:style-name="P1">狭める (せばめる) - to narrow</text:p>
              <text:p text:style-name="P1">狭心症 (きょうしんしょう) - heart attack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せま.い　せば.める　せば.まる　さ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JEWEL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all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ギョ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埼玉 (さいたま) - Saitama (city)</text:p>
              <text:p text:style-name="P1">目玉 (めだま) - eyeball</text:p>
              <text:p text:style-name="P1">替え玉 (かえだま) - substitut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たま　たま-　-だま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OLES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ettlement - conclusion - end - highest rank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ョク　ゴ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積極的 (せっきょくてき) - assertive</text:p>
              <text:p text:style-name="P1">極めて (きわめて) - exceedingly</text:p>
              <text:p text:style-name="P1">積極 (せっきょく) - positiv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きわ.める　きわ.まる　きわ.まり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UFFERING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trial - worry - hardship - feel bitter - scow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苦しい (くるしい) - painful</text:p>
              <text:p text:style-name="P1">苦労 (くろう) - troubles</text:p>
              <text:p text:style-name="P1">苦しむ (くるしむ) - to suffe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くる.しい　-ぐる.しい　くる.しむ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PROHIBITIO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ban - forbid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禁止 (きんし) - prohibition</text:p>
              <text:p text:style-name="P1">禁じる (きんじる) - to prohibit</text:p>
              <text:p text:style-name="P1">解禁 (かいきん) - lifting a ban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LEVE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averag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キ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平均 (へいきん) - average</text:p>
              <text:p text:style-name="P1">不均衡 (ふきんこう) - imbalance</text:p>
              <text:p text:style-name="P1">均衡 (きんこう) - equilibrium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なら.す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ILIGENC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ecome employed - serv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キン　ゴ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勤務 (きんむ) - service</text:p>
              <text:p text:style-name="P1">勤める (つとめる) - to work (for)</text:p>
              <text:p text:style-name="P1">通勤 (つうきん) - commuting to work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つと.める　-づと.め　つと.まる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ACCIDENTALL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even number - couple - man &amp; wife - same kin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グ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偶然 (ぐうぜん) - chance</text:p>
              <text:p text:style-name="P1">配偶者 (はいぐうしゃ) - spouse</text:p>
              <text:p text:style-name="P1">偶発 (ぐうはつ) - sudden outbreak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ま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OOL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utensil - means - possess - ingredients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グ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具体的 (ぐたいてき) - concrete</text:p>
              <text:p text:style-name="P1">具体 (ぐたい) - concrete</text:p>
              <text:p text:style-name="P1">具合 (ぐあい) - condi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そな.える　つぶさ.に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靴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君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隅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掘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訓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群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傾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軍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係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形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恵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OLD BO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name-suffix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ク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君が代 (きみがよ) - Imperial reign</text:p>
              <text:p text:style-name="P1">君臨 (くんりん) - reigning</text:p>
              <text:p text:style-name="P1">諸君 (しょくん) - Gentlemen!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きみ　-ぎみ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HOES</text:p>
            </draw:text-box>
            <svg:title>english</svg:title>
          </draw:frame>
          <draw:frame draw:style-name="gr26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靴下 (くつした) - socks</text:p>
              <text:p text:style-name="P1">長靴 (ちょうか) - leather boots</text:p>
              <text:p text:style-name="P1">革靴 (かわぐつ) - leather shoe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くつ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DIG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elve - excavat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クツ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発掘 (はっくつ) - excavation</text:p>
              <text:p text:style-name="P1">掘る (ほる) - to dig</text:p>
              <text:p text:style-name="P1">掘削 (くっさく) - digging ou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ほ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ORNER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nook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グ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片隅 (かたすみ) - corner</text:p>
              <text:p text:style-name="P1">隅々 (くまぐま) - nooks</text:p>
              <text:p text:style-name="P1">一隅 (いちぐう) - corne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すみ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FLOCK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group - crowd - herd - swarm - cluster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グ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抜群 (ばつぐん) - preeminence</text:p>
              <text:p text:style-name="P1">群れ (むれ) - group</text:p>
              <text:p text:style-name="P1">症候群 (しょうこうぐん) - syndrom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む.れる　む.れ　むら　むら.が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INSTRUCTIO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Japanese character reading - explanation - rea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クン　キ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訓練 (くんれん) - practice</text:p>
              <text:p text:style-name="P1">教訓 (きょうくん) - lesson</text:p>
              <text:p text:style-name="P1">訓示 (くんじ) - instruc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おし.える　よ.む　くん.ず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MOUL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type - mode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大型 (おおがた) - large</text:p>
              <text:p text:style-name="P1">小型 (こがた) - small size</text:p>
              <text:p text:style-name="P1">新型 (しんがた) - new styl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た　-がた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LEA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incline - tilt - trend - wane - sink - ruin - bia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ケ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傾向 (けいこう) - tendency</text:p>
              <text:p text:style-name="P1">傾ける (かたむける) - to incline</text:p>
              <text:p text:style-name="P1">傾く (かたぶく) - to incline towar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かたむ.く　かたむ.ける　かたぶ.く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PERSON IN CHARG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nnection - duty - concern oneself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関係 (かんけい) - relation</text:p>
              <text:p text:style-name="P1">関係者 (かんけいしゃ) - authorized people</text:p>
              <text:p text:style-name="P1">無関係 (むかんけい) - unrelated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かか.る　かかり　-がかり　かか.わ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ARM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force - troops - war - battl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グ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軍事 (ぐんじ) - military affairs</text:p>
              <text:p text:style-name="P1">軍縮 (ぐんしゅく) - disarmament</text:p>
              <text:p text:style-name="P1">海軍 (かいぐん) - navy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FAVO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lessing - grace - kindnes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ケイ　エ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知恵 (ちえ) - wisdom</text:p>
              <text:p text:style-name="P1">恩恵 (おんけい) - grace</text:p>
              <text:p text:style-name="P1">最恵国 (さいけいこく) - most favored nat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めぐ.む　めぐ.み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HAP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form - styl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イ　ギ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形成 (けいせい) - formation</text:p>
              <text:p text:style-name="P1">山形 (やまがた) - mountain-shaped</text:p>
              <text:p text:style-name="P1">人形 (にんぎょう) - doll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かた　-がた　かたち　な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経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警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敬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景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芸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迎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決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結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劇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欠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血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件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ADMONISH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ommandmen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警察 (けいさつ) - police</text:p>
              <text:p text:style-name="P1">県警 (けんけい) - prefectural police</text:p>
              <text:p text:style-name="P1">警戒 (けいかい) - vigilanc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いまし.め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UTRA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longitude - pass thru - expire - warp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ケイ　キ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経済 (けいざい) - economics</text:p>
              <text:p text:style-name="P1">経営 (けいえい) - management</text:p>
              <text:p text:style-name="P1">経験 (けいけん) - experien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へ.る　た.つ　たていと　はか.る　のり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CENER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view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景気 (けいき) - condition</text:p>
              <text:p text:style-name="P1">背景 (はいけい) - background</text:p>
              <text:p text:style-name="P1">風景 (ふうけい) - scenery</text:p>
            </draw:text-box>
            <svg:title>examples</svg:title>
          </draw:frame>
          <draw:frame draw:style-name="gr2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AW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respect - honor - rever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ケイ　キ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敬称 (けいしょう) - title of honor</text:p>
              <text:p text:style-name="P1">尊敬 (そんけい) - respect</text:p>
              <text:p text:style-name="P1">敬意 (けいい) - respec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うやま.う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ELCOM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eet - gree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ゲ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迎える (むかえる) - to go out to meet</text:p>
              <text:p text:style-name="P1">歓迎 (かんげい) - welcome</text:p>
              <text:p text:style-name="P1">迎賓館 (げいひんかん) - reception hall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むか.え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TECHNIQU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art - craft - performance - acting - trick - stun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ゲイ　ウ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芸術 (げいじゅつ) - art</text:p>
              <text:p text:style-name="P1">芸能 (げいのう) - public entertainment</text:p>
              <text:p text:style-name="P1">文芸 (ぶんげい) - literatur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う.える　のり　わざ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TI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ind - contract - join - organize - do up hair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ケツ　ケチ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結果 (けっか) - result</text:p>
              <text:p text:style-name="P1">結婚 (けっこん) - marriage</text:p>
              <text:p text:style-name="P1">結成 (けっせい) - format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むす.ぶ　ゆ.う　ゆ.わえ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ECID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fix - agree upon - appoin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ケツ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決める (きめる) - to decide</text:p>
              <text:p text:style-name="P1">決定 (けってい) - decision</text:p>
              <text:p text:style-name="P1">解決 (かいけつ) - settleme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き.める　-ぎ.め　き.まる　さ.く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LACK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ap - fail - yawning radical (no. 76)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ケツ　ケ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欠く (かく) - to lack</text:p>
              <text:p text:style-name="P1">不可欠 (ふかけつ) - indispensable</text:p>
              <text:p text:style-name="P1">欠ける (かける) - to be chipped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か.ける　か.く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RAMA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lay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ゲキ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劇場 (げきじょう) - theater</text:p>
              <text:p text:style-name="P1">演劇 (えんげき) - drama</text:p>
              <text:p text:style-name="P1">劇団 (げきだん) - troupe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AFFAI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ase - matter - item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事件 (じけん) - event</text:p>
              <text:p text:style-name="P1">条件 (じょうけん) - condition</text:p>
              <text:p text:style-name="P1">件数 (けんすう) - number (of things)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くだん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LOOD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ツ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血液 (けつえき) - blood</text:p>
              <text:p text:style-name="P1">出血 (しゅっけつ) - bleeding</text:p>
              <text:p text:style-name="P1">流血 (りゅうけつ) - bloodshed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ち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検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権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健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券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肩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賢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原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減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軒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険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現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限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AUTHORIT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ower - right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ケン　ゴ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政権 (せいけん) - administration</text:p>
              <text:p text:style-name="P1">選手権 (せんしゅけん) - championship</text:p>
              <text:p text:style-name="P1">人権 (じんけん) - human rights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おもり　かり　はか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XAMINATIO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investigat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検討 (けんとう) - consideration</text:p>
              <text:p text:style-name="P1">検査 (けんさ) - inspection (e.g., customs, factory)</text:p>
              <text:p text:style-name="P1">地検 (ちけん) - District Public Prosecutor's Offi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しら.べ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ICKET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証券 (しょうけん) - securities</text:p>
              <text:p text:style-name="P1">債券 (さいけん) - bond</text:p>
              <text:p text:style-name="P1">株券 (かぶけん) - stock certificate</text:p>
            </draw:text-box>
            <svg:title>examples</svg:title>
          </draw:frame>
          <draw:frame draw:style-name="gr2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HEALTH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health - strength - persistenc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健康 (けんこう) - health</text:p>
              <text:p text:style-name="P1">保健 (ほけん) - health preservation</text:p>
              <text:p text:style-name="P1">健全 (けんぜん) - health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すこ.や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INTELLIGEN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wise - wisdom - cleverness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普賢 (ふげん) - Samantabhadra (bodhisattva)</text:p>
              <text:p text:style-name="P1">賢人 (けんじん) - wise man</text:p>
              <text:p text:style-name="P1">賢明 (けんめい) - wisdom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しこ.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HOULDER</text:p>
            </draw:text-box>
            <svg:title>english</svg:title>
          </draw:frame>
          <draw:frame draw:style-name="gr26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肩書 (かたがき) - title</text:p>
              <text:p text:style-name="P1">肩入れ (かたいれ) - support</text:p>
              <text:p text:style-name="P1">肩身 (かたみ) - shoulders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た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DWINDL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decrease - reduce - decline - curtail - get hungry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ゲ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削減 (さくげん) - cut</text:p>
              <text:p text:style-name="P1">減税 (げんぜい) - tax reduction</text:p>
              <text:p text:style-name="P1">減る (へる) - to decrease (in size or number)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へ.る　へ.らす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MEADOW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original - primitive - field - plain - prairie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ゲ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原因 (げんいん) - cause</text:p>
              <text:p text:style-name="P1">原則 (げんそく) - principle</text:p>
              <text:p text:style-name="P1">原子力 (げんしりょく) - atomic energ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はら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PRECIPITOU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inaccessible place - impregnable position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危険 (きけん) - danger</text:p>
              <text:p text:style-name="P1">保険 (ほけん) - insurance</text:p>
              <text:p text:style-name="P1">冒険 (ぼうけん) - risk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けわ.し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FLAT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ounter for houses - eaves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軒並み (のきなみ) - row of houses</text:p>
              <text:p text:style-name="P1">軒先 (のきさき) - edge of the eaves</text:p>
              <text:p text:style-name="P1">一軒家 (いっけんや) - detached hous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のき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LIMI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estrict - to best of ability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ゲ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限り (かぎり) - limit</text:p>
              <text:p text:style-name="P1">限る (かぎる) - to restrict</text:p>
              <text:p text:style-name="P1">制限 (せいげん) - restrict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かぎ.る　かぎ.り　-かぎ.り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RESENT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existing - actual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ゲ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現在 (げんざい) - now</text:p>
              <text:p text:style-name="P1">表現 (ひょうげん) - expression</text:p>
              <text:p text:style-name="P1">現場 (げんじょう) - actual spo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らわ.れる　あらわ.す　うつつ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固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庫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個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呼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戸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故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雇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互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枯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湖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御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誤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WAREHOUS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torehous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　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文庫 (ぶんこ) - library</text:p>
              <text:p text:style-name="P1">在庫 (ざいこ) - inventory</text:p>
              <text:p text:style-name="P1">倉庫 (そうこ) - storehous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くら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HARDE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et - clot - curdl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固める (かためる) - to harden</text:p>
              <text:p text:style-name="P1">固まる (かたまる) - to harden</text:p>
              <text:p text:style-name="P1">固定 (こてい) - fixati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かた.める　かた.まる　かた.まり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AL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all out to - invit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呼ぶ (よぶ) - to call out (to)</text:p>
              <text:p text:style-name="P1">呼吸 (こきゅう) - breath</text:p>
              <text:p text:style-name="P1">呼応 (こおう) - hailing each oth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よ.ぶ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INDIVIDUAL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ounter for article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　カ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個人 (こじん) - individual</text:p>
              <text:p text:style-name="P1">個別 (こべつ) - particular case</text:p>
              <text:p text:style-name="P1">個性 (こせい) - individuality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HAPPENSTANC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especially - intentionally - reason - cause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事故 (ことゆえ) - accident</text:p>
              <text:p text:style-name="P1">故障 (こしょう) - break-down</text:p>
              <text:p text:style-name="P1">故郷 (こきょう) - home tow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ゆえ　ふる.い　もと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DOO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ounter for houses - door radical (no. 63)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神戸 (こうべ) - Kobe (port city near Osaka)</text:p>
              <text:p text:style-name="P1">江戸 (えど) - old name of Tokyo</text:p>
              <text:p text:style-name="P1">江戸川 (えどがわ) - Edo Rive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MUTUALL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eciprocally - togethe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ゴ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相互 (そうご) - mutual</text:p>
              <text:p text:style-name="P1">互い (たがい) - mutual</text:p>
              <text:p text:style-name="P1">互いに (たがいに) - mutuall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たが.い　かたみ.に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EMPLO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hir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雇用 (こよう) - employment (long term)</text:p>
              <text:p text:style-name="P1">解雇 (かいこ) - discharge</text:p>
              <text:p text:style-name="P1">雇う (やとう) - to emplo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やと.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LAKE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湖畔 (こはん) - lake shore</text:p>
              <text:p text:style-name="P1">湖沼 (こしょう) - lakes and marshes</text:p>
              <text:p text:style-name="P1">湖岸 (こがん) - lake shor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みずうみ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WITHER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die - dry up - be seasoned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枯れる (かれる) - to wither (of a plant)</text:p>
              <text:p text:style-name="P1">枯渇 (こかつ) - drying up</text:p>
              <text:p text:style-name="P1">枯れ葉 (かれは) - dead leaf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か.れる　か.らす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MISTAK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err - do wrong - mislea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ゴ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誤解 (ごかい) - misunderstanding</text:p>
              <text:p text:style-name="P1">誤る (あやまる) - to make a mistake</text:p>
              <text:p text:style-name="P1">誤り (あやまり) - erro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やま.る　-あやま.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HONORABL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anipulate - gover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ギョ　ゴ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防御 (ぼうぎょ) - defense</text:p>
              <text:p text:style-name="P1">制御 (せいぎょ) - control</text:p>
              <text:p text:style-name="P1">御所 (ごしょ) - old imperial palac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おん-　お-　み-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公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効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交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候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厚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向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更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幸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港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硬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ERI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efficacy - efficiency - benefi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効果 (こうか) - effect</text:p>
              <text:p text:style-name="P1">有効 (ゆうこう) - validity</text:p>
              <text:p text:style-name="P1">効率 (こうりつ) - efficienc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き.く　ききめ　なら.う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UBLIC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rince - official - governmenta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ウ　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公開 (こうかい) - open to the public</text:p>
              <text:p text:style-name="P1">公園 (こうえん) - park</text:p>
              <text:p text:style-name="P1">公共 (こうきょう) - public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おやけ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LIMAT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eason - weathe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候補 (こうほ) - candidate</text:p>
              <text:p text:style-name="P1">立候補 (りっこうほ) - announcing candidacy</text:p>
              <text:p text:style-name="P1">気候 (きこう) - climat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そうろう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MINGL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mixing - association - coming &amp; going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交渉 (こうしょう) - negotiations</text:p>
              <text:p text:style-name="P1">外交 (がいこう) - diplomacy</text:p>
              <text:p text:style-name="P1">交流 (こうりゅう) - exchang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まじ.わる　まじ.える　ま.じる　まじ.る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YONDE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facing - beyond - confront - defy - tend toward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向ける (むける) - to turn towards</text:p>
              <text:p text:style-name="P1">向け (むけ) - intended for ...</text:p>
              <text:p text:style-name="P1">方向 (ほうこう) - direct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む.く　む.い　-む.き　む.ける　-む.け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THICK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heavy - rich - kind - cordial - brazen - shameles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厚い (あつい) - thick</text:p>
              <text:p text:style-name="P1">厚相 (こうしょう) - Welfare Minister</text:p>
              <text:p text:style-name="P1">厚さ (あつさ) - thickness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つ.い　あ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POSTUR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uild - pretend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機構 (きこう) - mechanism</text:p>
              <text:p text:style-name="P1">構造 (こうぞう) - structure</text:p>
              <text:p text:style-name="P1">構想 (こうそう) - pla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ま.える　かま.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GROW LAT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night watch - sit up late - of cours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変更 (へんこう) - change</text:p>
              <text:p text:style-name="P1">更新 (こうしん) - renewal</text:p>
              <text:p text:style-name="P1">更迭 (こうてつ) - chang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さら　さら.に　ふ.ける　ふ.かす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EAS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peac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健康 (けんこう) - health</text:p>
              <text:p text:style-name="P1">小康 (しょうこう) - lull</text:p>
              <text:p text:style-name="P1">不健康 (ふけんこう) - poor health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HAPPINES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lessing - fortun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幸せ (しあわせ) - happiness</text:p>
              <text:p text:style-name="P1">不幸 (ふこう) - unhappiness</text:p>
              <text:p text:style-name="P1">幸い (さいわい) - happines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さいわ.い　さち　しあわ.せ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TIFF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har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強硬 (きょうこう) - firm</text:p>
              <text:p text:style-name="P1">硬い (かたい) - hard</text:p>
              <text:p text:style-name="P1">硬派 (こうは) - tough element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かた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HARBOR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空港 (くうこう) - airport</text:p>
              <text:p text:style-name="P1">香港 (ほんこん) - Hong Kong (China)</text:p>
              <text:p text:style-name="P1">開港 (かいこう) - open por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みなと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肯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航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紅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耕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荒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講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降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香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郊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鉱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号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刻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NAVIGAT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ail - cruise - fl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航空 (こうくう) - aviation</text:p>
              <text:p text:style-name="P1">航空機 (こうくうき) - aircraft</text:p>
              <text:p text:style-name="P1">難航 (なんこう) - difficult voyage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GREEMEN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onsent - comply with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0.96cm" svg:x="10.807cm" svg:y="8.871cm">
            <draw:text-box>
              <text:p text:style-name="P1">肯定 (こうてい) - positive</text:p>
              <text:p text:style-name="P1">首肯 (しゅこう) - assen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がえんじ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IL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plow - cultivat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耕作 (こうさく) - cultivation</text:p>
              <text:p text:style-name="P1">耕す (たがやす) - to till</text:p>
              <text:p text:style-name="P1">農耕 (のうこう) - farming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がや.す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RIMSO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deep re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ウ　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紅白 (こうはく) - red and white</text:p>
              <text:p text:style-name="P1">紅茶 (こうちゃ) - black tea</text:p>
              <text:p text:style-name="P1">紅葉 (こうよう) - autumn colors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べに　くれない　あか.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LECTUR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lub - associatio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講演 (こうえん) - lecture</text:p>
              <text:p text:style-name="P1">講師 (こうし) - lecturer</text:p>
              <text:p text:style-name="P1">講座 (こうざ) - lectureship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LAID WAST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ough - rude - wil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荒木 (あらき) - logs in bark</text:p>
              <text:p text:style-name="P1">荒れる (あれる) - to be stormy</text:p>
              <text:p text:style-name="P1">荒廃 (こうはい) - rui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ら.い　あら-　あ.れる　あ.らす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INCENS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mell - perfum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コウ　キ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香港 (ほんこん) - Hong Kong (China)</text:p>
              <text:p text:style-name="P1">香り (かおり) - aroma</text:p>
              <text:p text:style-name="P1">香水 (こうすい) - perfum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　かお.り　かお.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ESCEN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recipitate - fall - surrende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コウ　ゴ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以降 (いこう) - on and after</text:p>
              <text:p text:style-name="P1">降りる (おりる) - to descend (e.g., a mountain)</text:p>
              <text:p text:style-name="P1">降る (くだる) - to descen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お.りる　お.ろす　ふ.る　ふ.り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MINERA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or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炭鉱 (たんこう) - coal mine</text:p>
              <text:p text:style-name="P1">鉱山 (こうざん) - mine (ore)</text:p>
              <text:p text:style-name="P1">鉱業 (こうぎょう) - mining industry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あらがね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OUTSKIRT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uburbs - rural area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郊外 (こうがい) - suburb</text:p>
              <text:p text:style-name="P1">近郊 (きんこう) - suburbs</text:p>
              <text:p text:style-name="P1">北郊 (ほっこう) - northern suburbs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ENGRAV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ut fine - chop - hash - mince - time - carving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コ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深刻 (しんこく) - serious</text:p>
              <text:p text:style-name="P1">彫刻 (ちょうこく) - carving</text:p>
              <text:p text:style-name="P1">刻む (きざむ) - to minc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きざ.む　きざ.み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NICKNAM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number - item - title - pseudonym - name - call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ゴ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番号 (ばんごう) - number</text:p>
              <text:p text:style-name="P1">信号 (しんごう) - traffic lights</text:p>
              <text:p text:style-name="P1">背番号 (せばんごう) - number on player's back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さけ.ぶ　よびな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骨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込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告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腰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困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婚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差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査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根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砂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座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ROWDE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mixture - in bulk - included - kokuji</text:p>
            </draw:text-box>
            <svg:title>meaning</svg:title>
          </draw:frame>
          <draw:frame draw:style-name="gr29" draw:text-style-name="P1" draw:layer="layout" svg:width="8.929cm" svg:height="0.937cm" svg:x="1.308cm" svg:y="7.521cm">
            <draw:text-box>
              <text:p/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込む (こむ) - to be crowded</text:p>
              <text:p text:style-name="P1">見込み (みこみ) - hope</text:p>
              <text:p text:style-name="P1">見込む (みこむ) - to anticipat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-こ.む　こ.む　こ.み　-こ.み　こ.め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KELETO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one - remains - fram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ツ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骨髄 (こつずい) - bone marrow</text:p>
              <text:p text:style-name="P1">骨子 (こっし) - bones</text:p>
              <text:p text:style-name="P1">骨格 (こっかく) - skelet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ほね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LOIN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hips - waist - low wainscoting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腰痛 (ようつう) - lower back (or hip) pain</text:p>
              <text:p text:style-name="P1">本腰 (ほんごし) - strenuous effort</text:p>
              <text:p text:style-name="P1">足腰 (あしこし) - legs and loins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こし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EVELATIO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ell - inform - announc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被告 (ひこく) - defendant</text:p>
              <text:p text:style-name="P1">報告 (ほうこく) - report</text:p>
              <text:p text:style-name="P1">告別 (こくべつ) - farewell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つ.げ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MARRIAGE</text:p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コ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結婚 (けっこん) - marriage</text:p>
              <text:p text:style-name="P1">離婚 (りこん) - divorce</text:p>
              <text:p text:style-name="P1">結婚式 (けっこんしき) - marriage ceremony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QUANDAR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ecome distressed - annoye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困難 (こんなん) - difficulty</text:p>
              <text:p text:style-name="P1">困る (こまる) - to be troubled</text:p>
              <text:p text:style-name="P1">貧困 (ひんこん) - povert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こま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INVESTIGATE</text:p>
            </draw:text-box>
            <svg:title>english</svg:title>
          </draw:frame>
          <draw:frame draw:style-name="gr27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サ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調査 (ちょうさ) - investigation</text:p>
              <text:p text:style-name="P1">査察 (ささつ) - inspection (for compliance)</text:p>
              <text:p text:style-name="P1">検査 (けんさ) - inspection (e.g., customs, factory)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ISTINCTIO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difference - variation - discrepancy - margin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サ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差別 (さべつ) - discrimination</text:p>
              <text:p text:style-name="P1">格差 (かくさ) - qualitative difference</text:p>
              <text:p text:style-name="P1">点差 (てんさ) - point sprea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さ.す　さ.し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MIX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lend - confus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コ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混乱 (こんらん) - disorder</text:p>
              <text:p text:style-name="P1">混迷 (こんめい) - turmoil</text:p>
              <text:p text:style-name="P1">混ぜる (まぜる) - to mix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ま.じる　-ま.じり　ま.ざる　ま.ぜ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ROO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adical - head (pimple)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コ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根強い (ねづよい) - firmly rooted</text:p>
              <text:p text:style-name="P1">根拠 (こんきょ) - basis</text:p>
              <text:p text:style-name="P1">根本 (こんぽん) - roo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ね　-ね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QUA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eat - cushion - gathering - si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ザ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銀座 (ぎんざ) - Ginza (shopping district in Tokyo)</text:p>
              <text:p text:style-name="P1">講座 (こうざ) - lectureship</text:p>
              <text:p text:style-name="P1">座長 (ざちょう) - chairma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すわ.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AND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サ　シャ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砂漠 (さばく) - desert</text:p>
              <text:p text:style-name="P1">砂糖 (さとう) - sugar</text:p>
              <text:p text:style-name="P1">土砂 (どしゃ) - earth and sand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すな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妻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才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再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最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採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歳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細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際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済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祭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在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材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GENIU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years old - cubic shaku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サ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才能 (さいのう) - talent</text:p>
              <text:p text:style-name="P1">天才 (てんさい) - genius</text:p>
              <text:p text:style-name="P1">漫才 (まんざい) - comedian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WIF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pous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夫妻 (ふさい) - man and wife</text:p>
              <text:p text:style-name="P1">妻子 (さいし) - wife and children</text:p>
              <text:p text:style-name="P1">吾妻 (あずま) - eas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ま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UTMOST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ost - extrem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サイ　シュ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最高 (さいこう) - highest</text:p>
              <text:p text:style-name="P1">最大 (さいだい) - greatest</text:p>
              <text:p text:style-name="P1">最近 (さいきん) - most recen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もっと.も　つま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AGAI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wice - second tim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サイ　サ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再開 (さいかい) - reopening</text:p>
              <text:p text:style-name="P1">再び (ふたたび) - again</text:p>
              <text:p text:style-name="P1">再編 (さいへん) - reorganiz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ふたた.び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YEAR-EN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ge - occasion - opportunity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サイ　セ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歳出 (さいしゅつ) - annual expenditure</text:p>
              <text:p text:style-name="P1">二十歳 (はたち) - 20 years old</text:p>
              <text:p text:style-name="P1">歳入 (さいにゅう) - annual revenue or incom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とし　とせ　よわ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ICK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take - fetch - take up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採用 (さいよう) - use</text:p>
              <text:p text:style-name="P1">採択 (さいたく) - adoption</text:p>
              <text:p text:style-name="P1">採決 (さいけつ) - vot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OCCASIO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ide - edge - verge - dangerous - adventurous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サ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国際 (こくさい) - international</text:p>
              <text:p text:style-name="P1">実際 (じっさい) - practicality</text:p>
              <text:p text:style-name="P1">国際的 (こくさいてき) - international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きわ　-ぎわ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AINT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get thin - taper - slender - narrow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細胞 (さいほう) - cell (biology)</text:p>
              <text:p text:style-name="P1">詳細 (しょうさい) - detail</text:p>
              <text:p text:style-name="P1">細かい (こまかい) - small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ほそ.い　ほそ.る　こま.か　こま.か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RITUA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offer prayers - celebrate - deify - enshrine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サ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祭り (まつり) - festival</text:p>
              <text:p text:style-name="P1">祭典 (さいてん) - festival</text:p>
              <text:p text:style-name="P1">芸術祭 (げいじゅつさい) - art festival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まつ.る　まつ.り　まつり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FINISH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ome to an end - excusable - need not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サイ　セ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経済 (けいざい) - economics</text:p>
              <text:p text:style-name="P1">救済 (きゅうさい) - relief</text:p>
              <text:p text:style-name="P1">返済 (へんさい) - repaymen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す.む　-ず.み　-ずみ　す.まない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LUMBE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log - timber - wood - talen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ザ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材料 (ざいりょう) - ingredients</text:p>
              <text:p text:style-name="P1">人材 (じんさい) - man of talent</text:p>
              <text:p text:style-name="P1">素材 (そざい) - raw materials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XIST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outskirts - suburbs - located i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ザ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現在 (げんざい) - now</text:p>
              <text:p text:style-name="P1">存在 (そんざい) - existence</text:p>
              <text:p text:style-name="P1">滞在 (たいざい) - sta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坂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咲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罪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財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昨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冊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札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殺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刷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察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雑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皿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LOSSOM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loom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咲く (さく) - to bloom</text:p>
              <text:p text:style-name="P1">遅咲き (おそざき) - late flower</text:p>
              <text:p text:style-name="P1">早咲き (はやざき) - early bloomi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さ.く　-ざき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LOP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incline - hil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ハ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坂道 (さかみち) - hill road</text:p>
              <text:p text:style-name="P1">下り坂 (くだりざか) - descent</text:p>
              <text:p text:style-name="P1">上り坂 (のぼりざか) - ascen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さ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ROPERT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oney - wealth - asset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ザイ　サイ　ゾ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財政 (ざいせい) - financial affairs</text:p>
              <text:p text:style-name="P1">財源 (ざいげん) - source of funds</text:p>
              <text:p text:style-name="P1">財界 (ざいかい) - financial world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から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GUIL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in - crime - fault - blame - offens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ザ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犯罪 (はんざい) - crime</text:p>
              <text:p text:style-name="P1">謝罪 (しゃざい) - apology</text:p>
              <text:p text:style-name="P1">無罪 (むざい) - innocenc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つみ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TOM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unter for books - volum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サツ　サ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冊子 (さっし) - book</text:p>
              <text:p text:style-name="P1">小冊子 (しょうさっし) - booklet</text:p>
              <text:p text:style-name="P1">別冊 (べっさつ) - separate volum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ふみ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YESTERDA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reviou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サ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昨年 (さくねん) - last year</text:p>
              <text:p text:style-name="P1">一昨年 (いっさくねん) - year before last</text:p>
              <text:p text:style-name="P1">昨秋 (さくしゅう) - autumn of last year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KILL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murder - butcher - slice off - split - diminish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サツ　サイ　セツ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殺人 (さつじん) - murder</text:p>
              <text:p text:style-name="P1">殺す (ころす) - to kill</text:p>
              <text:p text:style-name="P1">殺害 (さつがい) - killing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ころ.す　-ごろ.し　そ.ぐ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TAG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aper money - counter for bonds - placard - bid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サツ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札幌 (さっぽろ) - Sapporo (city)</text:p>
              <text:p text:style-name="P1">入札 (にゅうさつ) - bid</text:p>
              <text:p text:style-name="P1">切り札 (きりふだ) - trump car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ふだ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GUES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presume - surmise - judge - understand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サ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警察 (けいさつ) - police</text:p>
              <text:p text:style-name="P1">査察 (ささつ) - inspection (for compliance)</text:p>
              <text:p text:style-name="P1">検察 (けんさつ) - examination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RINTING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rint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サツ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印刷 (いんさつ) - printing</text:p>
              <text:p text:style-name="P1">刷新 (さっしん) - reform</text:p>
              <text:p text:style-name="P1">増刷 (ぞうさつ) - additional print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す.る　-ず.り　-ずり　は.く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ISH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 helping - plat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ベ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受け皿 (うけざら) - saucer</text:p>
              <text:p text:style-name="P1">灰皿 (はいざら) - ashtray</text:p>
              <text:p text:style-name="P1">皿洗い (さらあらい) - washing-up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さら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MISCELLANEOUS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ザツ　ゾ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雑誌 (ざっし) - journal</text:p>
              <text:p text:style-name="P1">複雑 (ふくざつ) - complex</text:p>
              <text:p text:style-name="P1">混雑 (こんざつ) - confus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じ.える　まじ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算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賛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参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散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残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伺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史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師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刺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司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志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指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APPROV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raise - title or inscription on picture - assist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サ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賛成 (さんせい) - approval</text:p>
              <text:p text:style-name="P1">協賛 (きょうさん) - support</text:p>
              <text:p text:style-name="P1">賛否 (さんぴ) - yes and no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たす.ける　たた.え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ALCULAT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divining - number - abacus - probability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サ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予算 (よさん) - estimate</text:p>
              <text:p text:style-name="P1">決算 (けっさん) - balance sheet</text:p>
              <text:p text:style-name="P1">通算 (つうさん) - total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そろ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CATTE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isperse - spend - squande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サ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解散 (かいさん) - breakup</text:p>
              <text:p text:style-name="P1">拡散 (かくさん) - scattering</text:p>
              <text:p text:style-name="P1">分散 (ぶんさん) - dispers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ち.る　ち.らす　-ち.らす　ち.らかす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NONPLUSSE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hree - going - coming - visiting - visit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サン　シ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参加 (さんか) - participation</text:p>
              <text:p text:style-name="P1">参院 (さんいん) - House of Councillors</text:p>
              <text:p text:style-name="P1">参考 (さんこう) - referenc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まい.る　まい-　まじわる　みつ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AY RESPECTS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visit - ask - inquire - question - implor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0.96cm" svg:x="1.309cm" svg:y="13.49cm">
            <draw:text-box>
              <text:p text:style-name="P1">伺う (うかがう) - to ask</text:p>
              <text:p text:style-name="P1">伺い (うかがい) - inquir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かが.う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EMAIND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leftover - balanc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ザン　サ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残る (のこる) - to remain</text:p>
              <text:p text:style-name="P1">残す (のこす) - to leave (behind, over)</text:p>
              <text:p text:style-name="P1">残念 (ざんねん) - deplorabl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のこ.る　のこ.す　そこな.う　のこ.り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EXPER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teacher - master - model - exemplar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　ス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医師 (いし) - doctor</text:p>
              <text:p text:style-name="P1">教師 (きょうし) - teacher (classroom)</text:p>
              <text:p text:style-name="P1">講師 (こうし) - lecture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もろもろ　なら.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HISTOR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hronicl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歴史 (れきし) - history</text:p>
              <text:p text:style-name="P1">史上 (しじょう) - historical</text:p>
              <text:p text:style-name="P1">歴史的 (れきしてき) - historic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IRECTO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official - govt office - rule - administe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司令官 (しれいかん) - commandant</text:p>
              <text:p text:style-name="P1">司法 (しほう) - administration of justice</text:p>
              <text:p text:style-name="P1">上司 (じょうし) - superior authoritie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つかさど.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THOR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ierce - stab - prick - sting - calling card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刺激 (しげき) - stimulus</text:p>
              <text:p text:style-name="P1">刺す (さす) - to pierce</text:p>
              <text:p text:style-name="P1">名刺 (めいし) - business card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さ.す　さ.さる　さ.し　さし　とげ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FINGE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oint to - indicate - put into - play (chess)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指摘 (してき) - pointing out</text:p>
              <text:p text:style-name="P1">指導 (しどう) - leadership</text:p>
              <text:p text:style-name="P1">目指す (めざす) - to aim a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ゆび　さ.す　-さ.し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INTENTION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plan - resolve - aspire - motive - hopes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志向 (しこう) - intention</text:p>
              <text:p text:style-name="P1">同志 (どうし) - same mind</text:p>
              <text:p text:style-name="P1">志願 (しがん) - aspir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シリング　こころざ.す　こころざ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糸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脂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支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枝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詞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誌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似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児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資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歯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寺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次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FA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rease - tallow - lard - rosin - gum - ta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脂肪 (しぼう) - fat</text:p>
              <text:p text:style-name="P1">樹脂 (じゅし) - resin</text:p>
              <text:p text:style-name="P1">脂質 (ししつ) - lipi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あぶら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THREAD</text:p>
            </draw:text-box>
            <svg:title>english</svg:title>
          </draw:frame>
          <draw:frame draw:style-name="gr26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糸口 (いとぐち) - thread end</text:p>
              <text:p text:style-name="P1">毛糸 (けいと) - knitting wool</text:p>
              <text:p text:style-name="P1">撚糸 (ねんし) - twisted thread or yar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いと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OUGH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ranch - twig - limb - counter for branche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小枝 (こえだ) - twig</text:p>
              <text:p text:style-name="P1">枝葉 (えだは) - leaves and branches</text:p>
              <text:p text:style-name="P1">枝豆 (えだまめ) - edamame (green soybeans)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えだ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RANCH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upport - sustain - branch radical (no. 65)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支援 (しえん) - support</text:p>
              <text:p text:style-name="P1">支持 (しじ) - support</text:p>
              <text:p text:style-name="P1">支える (ささえる) - to suppor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ささ.える　つか.える　か.う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OCUMEN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records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雑誌 (ざっし) - journal</text:p>
              <text:p text:style-name="P1">日誌 (にっし) - journal</text:p>
              <text:p text:style-name="P1">誌面 (しめん) - page of a magazine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ART OF SPEECH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words - poetry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作詞 (さくし) - song lyrics</text:p>
              <text:p text:style-name="P1">歌詞 (かし) - song lyrics</text:p>
              <text:p text:style-name="P1">代名詞 (だいめいし) - pronoun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NEWBORN BAB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hild - young of animals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ジ　ニ　ゲ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児童 (じどう) - children</text:p>
              <text:p text:style-name="P1">育児 (いくじ) - childcare</text:p>
              <text:p text:style-name="P1">孤児 (こじ) - orpha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こ　-こ　-っこ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BECOMING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resemble - counterfeit - imitate - suitabl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似る (にる) - to resemble</text:p>
              <text:p text:style-name="P1">似顔 (にがお) - portrait</text:p>
              <text:p text:style-name="P1">似合う (にあう) - to sui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に.る　ひ.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TOOT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g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歯止め (はどめ) - brake</text:p>
              <text:p text:style-name="P1">歯科 (しか) - dentistry</text:p>
              <text:p text:style-name="P1">歯切れ (はぎれ) - the feel when bit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よわい　は　よわ.い　よわい.す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ASSET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esources - capital - funds - data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資金 (しきん) - funds</text:p>
              <text:p text:style-name="P1">投資 (とうし) - investment</text:p>
              <text:p text:style-name="P1">融資 (ゆうし) - financing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NEX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order - sequenc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ジ　シ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相次ぐ (あいつぐ) - to follow in succession</text:p>
              <text:p text:style-name="P1">次官 (じかん) - vice-minister</text:p>
              <text:p text:style-name="P1">次期 (じき) - next term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つ.ぐ　つぎ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UDDHIST TEMPLE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寺院 (じいん) - temple</text:p>
              <text:p text:style-name="P1">禅寺 (ぜんでら) - Zen temple</text:p>
              <text:p text:style-name="P1">寺内 (じない) - inside a templ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て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辞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式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治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示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失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捨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若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湿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実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取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守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TYL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eremony - rite - function - method - system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キ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株式 (かぶしき) - stock (company)</text:p>
              <text:p text:style-name="P1">方式 (ほうしき) - form</text:p>
              <text:p text:style-name="P1">正式 (せいしき) - due form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ESIG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word - term - expressio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辞任 (じにん) - to resign</text:p>
              <text:p text:style-name="P1">辞職 (じしょく) - resignation</text:p>
              <text:p text:style-name="P1">辞める (やめる) - to resig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や.める　いな.む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HOW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indicate - point out - express - displa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ジ　シ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示す (しめす) - to denote</text:p>
              <text:p text:style-name="P1">指示 (しじ) - indication</text:p>
              <text:p text:style-name="P1">展示 (てんじ) - exhibit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しめ.す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EIG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be at peace - calm down - subdue - quell - govt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ジ　チ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政治 (せいじ) - politics</text:p>
              <text:p text:style-name="P1">政治家 (せいじか) - politician</text:p>
              <text:p text:style-name="P1">治療 (ちりょう) - medical treatmen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おさ.める　おさ.まる　なお.る　なお.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LOS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error - fault - disadvantage - loss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ツ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失う (うしなう) - to lose</text:p>
              <text:p text:style-name="P1">失敗 (しっぱい) - failure</text:p>
              <text:p text:style-name="P1">損失 (そんしつ) - loss (e.g., assets or profits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しな.う　う.せ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DISCRIMINATING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know - writ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キ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意識 (いしき) - consciousness</text:p>
              <text:p text:style-name="P1">認識 (にんしき) - recognition</text:p>
              <text:p text:style-name="P1">知識 (ちしき) - knowledg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し.る　しる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YOUNG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if - perhaps - possibly - low number - immatur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ジャク　ニャク　ニャ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若い (わかい) - young</text:p>
              <text:p text:style-name="P1">若者 (わかもの) - young man</text:p>
              <text:p text:style-name="P1">若手 (わかて) - young pers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わか.い　わか-　も.しくわ　も.し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DISCAR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throw away - abandon - resign - reject - sacrifi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ャ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捨てる (すてる) - to throw away</text:p>
              <text:p text:style-name="P1">捨て身 (すてみ) - at the risk of one's life</text:p>
              <text:p text:style-name="P1">取捨 (しゅしゃ) - choic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す.て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REALIT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truth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ジツ　シ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実施 (じっし) - enforcement</text:p>
              <text:p text:style-name="P1">事実 (じじつ) - fact</text:p>
              <text:p text:style-name="P1">現実 (げんじつ) - reality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み　みの.る　まこと　まことに　みの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AMP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wet - moist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シツ　シュ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湿地 (しっち) - wetland</text:p>
              <text:p text:style-name="P1">湿原 (しつげん) - marshy grassland</text:p>
              <text:p text:style-name="P1">湿度 (しつど) - level of humidit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しめ.る　しめ.す　うるお.う　うるお.す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UAR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rotect - defend - obey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ュ　ス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守る (まもる) - to protect</text:p>
              <text:p text:style-name="P1">保守 (ほしゅ) - maintenance</text:p>
              <text:p text:style-name="P1">見守る (みまもる) - to watch ove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まも.る　まも.り　もり　-もり　かみ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AK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fetch - take up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ュ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取る (とる) - to take</text:p>
              <text:p text:style-name="P1">取引 (とりひき) - transactions</text:p>
              <text:p text:style-name="P1">取締役 (とりしまりやく) - company director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と.る　と.り　と.り-　とり　-ど.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受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授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種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酒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収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周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拾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舟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州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修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柔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宿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IMPAR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instruct - grant - confe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ジュ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教授 (きょうじゅ) - professor</text:p>
              <text:p text:style-name="P1">授業 (じゅぎょう) - lesson</text:p>
              <text:p text:style-name="P1">助教授 (じょきょうじゅ) - assistant professo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さず.ける　さず.か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CCEP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undergo - answer (phone) - take - get - catch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ュ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受ける (うける) - to receive</text:p>
              <text:p text:style-name="P1">受賞 (じゅしょう) - winning (a prize)</text:p>
              <text:p text:style-name="P1">受験 (じゅけん) - taking an examinati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う.ける　-う.け　う.か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AK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alcohol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ュ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日本酒 (にほんしゅ) - sake</text:p>
              <text:p text:style-name="P1">飲酒 (いんしゅ) - drinking alcohol (sake)</text:p>
              <text:p text:style-name="P1">酒類 (しゅるい) - alcoholic drinks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さけ　さか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PECIE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kind - class - variety - see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ュ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種類 (しゅるい) - variety</text:p>
              <text:p text:style-name="P1">種目 (しゅもく) - event</text:p>
              <text:p text:style-name="P1">人種 (じんしゅ) - race (of people)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たね　-ぐさ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IRCUMFERENC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ircuit - lap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ュ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周辺 (しゅうへん) - circumference</text:p>
              <text:p text:style-name="P1">周年 (しゅうねん) - whole year</text:p>
              <text:p text:style-name="P1">周囲 (しゅうい) - surroundings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まわ.り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INCOM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obtain - reap - pay - supply - stor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ュ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収入 (しゅうにゅう) - income</text:p>
              <text:p text:style-name="P1">回収 (かいしゅう) - collection</text:p>
              <text:p text:style-name="P1">収支 (しゅうし) - income and expenditur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おさ.める　おさ.ま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BOA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hip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ュ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小舟 (こぶね) - boat</text:p>
              <text:p text:style-name="P1">助け舟 (たすけぶね) - lifeboat</text:p>
              <text:p text:style-name="P1">舟橋 (ふなはし) - ponto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ふね　ふな-　-ぶね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PICK UP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gather - find - go on foot - ten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ュウ　ジュ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拾う (ひろう) - to pick up</text:p>
              <text:p text:style-name="P1">収拾 (しゅうしゅう) - control</text:p>
              <text:p text:style-name="P1">拾得 (しゅうとく) - picking up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ひろ.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ISCIPLIN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nduct oneself well - study - maste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ュウ　シュ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修正 (しゅうせい) - amendment</text:p>
              <text:p text:style-name="P1">研修 (けんしゅう) - training (esp. in-service)</text:p>
              <text:p text:style-name="P1">修理 (しゅうり) - repair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おさ.める　おさ.ま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TAT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rovinc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シュウ　ス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欧州 (おうしゅう) - Europe</text:p>
              <text:p text:style-name="P1">北九州 (きたきゅうしゅう) - Kitakyushu (city)</text:p>
              <text:p text:style-name="P1">州都 (しゅうと) - capital (city) of a stat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す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IN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lodging - relay station - dwell - lodge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ュ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宿泊 (しゅくはく) - lodging</text:p>
              <text:p text:style-name="P1">合宿 (がっしゅく) - lodging together</text:p>
              <text:p text:style-name="P1">宿舎 (しゅくしゃ) - lodging hous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やど　やど.る　やど.す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ENDER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weakness - gentleness - softnes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ジュウ　ニュ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柔軟 (じゅうなん) - flexible</text:p>
              <text:p text:style-name="P1">柔道 (じゅうどう) - judo</text:p>
              <text:p text:style-name="P1">柔らか (やわらか) - sof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やわ.らか　やわ.らかい　やわ　やわ.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述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準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祝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術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純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順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緒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署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処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初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諸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助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EMI-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orrespond to - proportionate to - conform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ジュ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基準 (きじゅん) - standard</text:p>
              <text:p text:style-name="P1">準備 (じゅんび) - preparation</text:p>
              <text:p text:style-name="P1">水準 (すいじゅん) - level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じゅん.じる　じゅん.ずる　なぞら.える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MENTIO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tate - speak - relat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ュツ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述べる (のべる) - to state</text:p>
              <text:p text:style-name="P1">供述 (きょうじゅつ) - affidavit</text:p>
              <text:p text:style-name="P1">記述 (きじゅつ) - descripti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の.べ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RT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technique - skill - means - trick - resources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ジュツ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技術 (ぎじゅつ) - art</text:p>
              <text:p text:style-name="P1">芸術 (げいじゅつ) - art</text:p>
              <text:p text:style-name="P1">手術 (しゅじゅつ) - operat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すべ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ELEBRAT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ongratulat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ュク　シュ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祝う (いわう) - to congratulate</text:p>
              <text:p text:style-name="P1">祝い (いわい) - congratulation</text:p>
              <text:p text:style-name="P1">祝日 (しゅくじつ) - national holida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いわ.う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OBE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order - turn - right - docility - occasio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ジュ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順調 (じゅんちょう) - favorable</text:p>
              <text:p text:style-name="P1">順位 (じゅんい) - order</text:p>
              <text:p text:style-name="P1">順守 (じゅんしゅ) - compliance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GENUIN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urity - innocence - net (profit)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ジュ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単純 (たんじゅん) - simplicity</text:p>
              <text:p text:style-name="P1">純粋 (じゅんすい) - pure</text:p>
              <text:p text:style-name="P1">純益 (じゅんえき) - clear profit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IGNATUR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govt office - police statio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ョ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署名 (しょめい) - signature</text:p>
              <text:p text:style-name="P1">署員 (しょいん) - staff member</text:p>
              <text:p text:style-name="P1">税務署 (ぜいむしょ) - tax office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THONG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beginning - inception - end - cord - strap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ョ　チョ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一緒 (いっしょ) - together</text:p>
              <text:p text:style-name="P1">情緒 (じょうしょ) - emotion</text:p>
              <text:p text:style-name="P1">端緒 (たんしょ) - a clu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お　いとぐち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IRST TIM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eginning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ョ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初めて (はじめて) - for the first time</text:p>
              <text:p text:style-name="P1">最初 (さいしょ) - beginning</text:p>
              <text:p text:style-name="P1">当初 (とうしょ) - at firs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はじ.め　はじ.めて　はつ　はつ-　うい-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ISPOS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manage - deal with - sentence - condemn - act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ショ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処理 (しょり) - processing</text:p>
              <text:p text:style-name="P1">処分 (しょぶん) - disposal</text:p>
              <text:p text:style-name="P1">対処 (たいしょ) - deal with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ところ　-こ　お.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HELP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escue - assis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ジョ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援助 (えんじょ) - assistance</text:p>
              <text:p text:style-name="P1">補助 (ほじょ) - assistance</text:p>
              <text:p text:style-name="P1">助教授 (じょきょうじゅ) - assistant professo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す.ける　たす.かる　す.ける　すけ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VARIOUS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any - several - together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ョ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諸君 (しょくん) - Gentlemen!</text:p>
              <text:p text:style-name="P1">諸般 (しょはん) - various</text:p>
              <text:p text:style-name="P1">諸悪 (しょあく) - every (kind of) evil or crim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もろ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召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商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除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勝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将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床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昇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消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承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招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焼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照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AKE A DEAL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elling - dealing in - merchan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商品 (しょうひん) - commodity</text:p>
              <text:p text:style-name="P1">通商 (つうしょう) - commerce</text:p>
              <text:p text:style-name="P1">商社 (しょうしゃ) - trading compan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あきな.う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EDUC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all - send for - wear - put on - ride in - buy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召集 (しょうしゅう) - convening</text:p>
              <text:p text:style-name="P1">召す (めす) - to call</text:p>
              <text:p text:style-name="P1">召喚 (しょうかん) - summon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め.す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VICTOR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win - prevail - excel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優勝 (ゆうしょう) - overall victory</text:p>
              <text:p text:style-name="P1">勝利 (しょうり) - victory</text:p>
              <text:p text:style-name="P1">決勝 (けっしょう) - decision of a contes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か.つ　-が.ち　まさ.る　すぐ.れる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EXCLUD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division (x/3) - remove - abolish - cancel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ジョ　ジ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除く (のぞく) - to remove</text:p>
              <text:p text:style-name="P1">解除 (かいじょ) - cancellation</text:p>
              <text:p text:style-name="P1">排除 (はいじょ) - exclus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のぞ.く　-よ.け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E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unter for beds - floor - padding - tatami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温床 (おんしょう) - hotbed</text:p>
              <text:p text:style-name="P1">病床 (びょうしょう) - sickbed</text:p>
              <text:p text:style-name="P1">床下 (ゆかした) - under the floo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とこ　ゆ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LEAD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ommander - general - admiral - or - and again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ョウ　ソ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将来 (しょうらい) - future (usually near)</text:p>
              <text:p text:style-name="P1">将棋 (しょうぎ) - shogi</text:p>
              <text:p text:style-name="P1">主将 (しゅしょう) - commander-in-chief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まさ.に　はた　まさ　ひきい.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EXTINGUISH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low out - turn off - neutralize - cance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消費 (しょうひ) - consumption</text:p>
              <text:p text:style-name="P1">消費者 (しょうひしゃ) - consumer</text:p>
              <text:p text:style-name="P1">解消 (かいしょう) - cancellat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き.える　け.す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RISE UP</text:p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上昇 (じょうしょう) - rising</text:p>
              <text:p text:style-name="P1">昇格 (しょうかく) - raising of status</text:p>
              <text:p text:style-name="P1">昇進 (しょうしん) - promo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のぼ.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ECKO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invite - summon - engag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招く (まねく) - to invite</text:p>
              <text:p text:style-name="P1">招待 (しょうたい) - invitation</text:p>
              <text:p text:style-name="P1">招致 (しょうち) - invitat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まね.く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ACQUIESC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hear - listen to - be informed - receiv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ショウ　ジ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承認 (しょうにん) - recognition</text:p>
              <text:p text:style-name="P1">了承 (りょうしょう) - acknowledgment</text:p>
              <text:p text:style-name="P1">継承 (けいしょう) - inheritanc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けたまわ.る　う.ける　ささ.げる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ILLUMINAT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hine - compare - bashfu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対照的 (たいしょうてき) - contrastive</text:p>
              <text:p text:style-name="P1">照明 (しょうめい) - illumination</text:p>
              <text:p text:style-name="P1">参照 (さんしょう) - referenc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て.る　て.らす　て.れ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AK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burning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焼く (やく) - to bake</text:p>
              <text:p text:style-name="P1">焼き (やき) - cooking, esp. frying or stir-frying</text:p>
              <text:p text:style-name="P1">燃焼 (ねんしょう) - burn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や.く　や.き　や.き-　-や.き　や.け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笑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紹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省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章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象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賞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情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条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城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常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状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畳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INTRODUC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inherit - help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0.96cm" svg:x="1.308cm" svg:y="8.872cm">
            <draw:text-box>
              <text:p text:style-name="P1">紹介 (しょうかい) - introduction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LAUGH</text:p>
            </draw:text-box>
            <svg:title>english</svg:title>
          </draw:frame>
          <draw:frame draw:style-name="gr26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笑う (わらう) - to laugh</text:p>
              <text:p text:style-name="P1">笑顔 (えがお) - smiling face</text:p>
              <text:p text:style-name="P1">笑い (わらい) - laugh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わら.う　え.む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ADG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hapter - composition - poem - desig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文章 (ぶんしょう) - sentence</text:p>
              <text:p text:style-name="P1">憲章 (けんしょう) - charter</text:p>
              <text:p text:style-name="P1">勲章 (くんしょう) - decoration</text:p>
            </draw:text-box>
            <svg:title>examples</svg:title>
          </draw:frame>
          <draw:frame draw:style-name="gr2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FOCU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government ministry - conserv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同省 (どうしょう) - the said ministry</text:p>
              <text:p text:style-name="P1">反省 (はんせい) - reflection</text:p>
              <text:p text:style-name="P1">運輸省 (うんゆしょう) - Ministry of Transpor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えり.みる　はぶ.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RIZ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reward - prais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受賞 (じゅしょう) - winning (a prize)</text:p>
              <text:p text:style-name="P1">賞金 (しょうきん) - prize</text:p>
              <text:p text:style-name="P1">大賞 (たいしょう) - big priz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ほ.め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ELEPHAN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attern after - imitate - image - shap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ョウ　ゾ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対象 (たいしょう) - target</text:p>
              <text:p text:style-name="P1">印象 (いんしょう) - impression</text:p>
              <text:p text:style-name="P1">現象 (げんしょう) - phenomen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たど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ARTICL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lause - item - stripe - streak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ジョウ　チョウ　デキ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条約 (じょうやく) - treaty</text:p>
              <text:p text:style-name="P1">条件 (じょうけん) - condition</text:p>
              <text:p text:style-name="P1">条項 (じょうこう) - claus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えだ　すじ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FEELING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motion - passion - sympathy - circumstances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ジョウ　セ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情報 (じょうほう) - news</text:p>
              <text:p text:style-name="P1">情勢 (じょうせい) - state of things</text:p>
              <text:p text:style-name="P1">事情 (じじょう) - circumstance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なさ.け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USUA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ordinary - normal - regula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ジ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通常 (つうじょう) - common</text:p>
              <text:p text:style-name="P1">非常 (ひじょう) - emergency</text:p>
              <text:p text:style-name="P1">常務 (じょうむ) - managing director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つね　とこ-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ASTLE</text:p>
            </draw:text-box>
            <svg:title>english</svg:title>
          </draw:frame>
          <draw:frame draw:style-name="gr26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ジ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宮城 (きゅうじょう) - Imperial Palace</text:p>
              <text:p text:style-name="P1">山城 (さんじょう) - mountain castle</text:p>
              <text:p text:style-name="P1">城内 (じょうない) - inside a castl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しろ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ATAMI MA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ounter for tatami mats - fold - shut up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ジョウ　チ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四畳半 (よじょうはん) - 4.5 tatami mats</text:p>
              <text:p text:style-name="P1">石畳 (いしだたみ) - stone paving</text:p>
              <text:p text:style-name="P1">畳敷き (たたみじき) - tatami-matted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た.む　たたみ　かさ.な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TATUS QUO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conditions - circumstances - form - appearanc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ジ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状態 (じょうたい) - current status</text:p>
              <text:p text:style-name="P1">現状 (げんじょう) - present condition</text:p>
              <text:p text:style-name="P1">症状 (しょうじょう) - symptoms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職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触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蒸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植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伸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信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申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神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寝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深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身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ONTAC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ouch - feel - hit - proclaim - announce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ョ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触れる (ふれる) - to touch</text:p>
              <text:p text:style-name="P1">接触 (せっしょく) - touch</text:p>
              <text:p text:style-name="P1">感触 (かんしょく) - sense of touc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ふ.れる　さわ.る　さ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OS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employment - work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ョク　ソ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職員 (しょくいん) - staff member</text:p>
              <text:p text:style-name="P1">就職 (しゅうしょく) - finding employment</text:p>
              <text:p text:style-name="P1">職業 (しょくぎょう) - occupation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LANT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ョ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移植 (いしょく) - transplanting</text:p>
              <text:p text:style-name="P1">植物 (しょくぶつ) - plant</text:p>
              <text:p text:style-name="P1">植民地 (しょくみんち) - colon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う.える　う.わ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TEAM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heat - sultry - foment - get musty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ジョウ　セ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蒸気 (じょうき) - steam</text:p>
              <text:p text:style-name="P1">蒸す (むす) - to steam</text:p>
              <text:p text:style-name="P1">蒸発 (じょうはつ) - evapor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む.す　む.れる　む.ら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FAITH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ruth - fidelity - trus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通信 (つうしん) - correspondence</text:p>
              <text:p text:style-name="P1">自信 (じしん) - self-confidence</text:p>
              <text:p text:style-name="P1">信頼 (しんらい) - reliance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EXPAN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tretch - extend - lengthen - increas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伸び (のび) - growth</text:p>
              <text:p text:style-name="P1">伸びる (のびる) - to stretch</text:p>
              <text:p text:style-name="P1">伸ばす (のばす) - to grow long (beard, hair, etc.)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の.びる　の.ばす　の.べる　の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GODS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mind - sou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ン　ジ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精神 (せいしん) - mind</text:p>
              <text:p text:style-name="P1">神戸 (こうべ) - Kobe (port city near Osaka)</text:p>
              <text:p text:style-name="P1">阪神 (はんしん) - Osaka-Kob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み　かん-　こう-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HAVE THE HONOR TO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ign of the monkey - 3-5PM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申請 (しんせい) - application</text:p>
              <text:p text:style-name="P1">答申 (とうしん) - report</text:p>
              <text:p text:style-name="P1">申告 (しんこく) - repor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もう.す　もう.し-　さ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EEP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heighten - intensify - strengthe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深い (ふかい) - deep</text:p>
              <text:p text:style-name="P1">深刻 (しんこく) - serious</text:p>
              <text:p text:style-name="P1">深夜 (しんや) - late at nigh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ふか.い　-ぶか.い　ふか.ま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LIE DOW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leep - rest - bed - remain unsold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寝る (ねる) - to lie down</text:p>
              <text:p text:style-name="P1">寝室 (しんしつ) - bedroom</text:p>
              <text:p text:style-name="P1">就寝 (しゅうしん) - going to bed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ね.る　ね.かす　い.ぬ　みたまや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OMEBOD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erson - one's station in lif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自身 (じしん) - by oneself</text:p>
              <text:p text:style-name="P1">中身 (なかみ) - contents</text:p>
              <text:p text:style-name="P1">身近 (みぢか) - near oneself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み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RETAINER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subjec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ン　ジ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大臣 (おとど) - nobleman's residence</text:p>
              <text:p text:style-name="P1">忠臣 (ちゅうしん) - loyal retainer</text:p>
              <text:p text:style-name="P1">家臣 (かしん) - vassal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震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吹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辛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針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数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制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性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成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勢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姓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政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整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LOW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reathe - puff - emit - smok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ス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吹く (ふく) - to blow (wind, etc.)</text:p>
              <text:p text:style-name="P1">吹雪 (ふぶき) - snow storm</text:p>
              <text:p text:style-name="P1">息吹 (いぶき) - breat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ふ.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QUAK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hake - tremble - quiver - shive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地震 (じしん) - earthquake</text:p>
              <text:p text:style-name="P1">震源 (しんげん) - hypocenter (of an earthquake)</text:p>
              <text:p text:style-name="P1">震える (ふるえる) - to shiv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ふる.う　ふる.え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NEEDL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pin - staple - stinge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方針 (ほうしん) - objective</text:p>
              <text:p text:style-name="P1">指針 (ししん) - compass needle (cursor)</text:p>
              <text:p text:style-name="P1">針葉樹 (しんようじゅ) - conif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はり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PIC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bitter - hot - acri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辛い (からい) - spicy</text:p>
              <text:p text:style-name="P1">辛口 (からくち) - dry taste (e.g., sake, wine)</text:p>
              <text:p text:style-name="P1">辛抱 (しんぼう) - patienc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ら.い　つら.い　-づら.い　かのと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YSTEM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law - rul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セ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制度 (せいど) - system</text:p>
              <text:p text:style-name="P1">規制 (きせい) - regulation</text:p>
              <text:p text:style-name="P1">体制 (たいせい) - order</text:p>
            </draw:text-box>
            <svg:title>examples</svg:title>
          </draw:frame>
          <draw:frame draw:style-name="gr2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NUMB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trength - fate - law - figure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スウ　ス　サク　ソク　シュ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多数 (たすう) - great number</text:p>
              <text:p text:style-name="P1">定数 (ていすう) - constant</text:p>
              <text:p text:style-name="P1">数字 (すうじ) - numeral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ず　かぞ.える　しばしば　せ.める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TURN INTO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ecome - get - grow - elapse - reach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イ　ジ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成立 (せいりつ) - coming into existence</text:p>
              <text:p text:style-name="P1">成長 (せいちょう) - growth</text:p>
              <text:p text:style-name="P1">成功 (せいこう) - success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な.る　な.す　-な.す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EX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gender - natur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女性 (じょせい) - woman</text:p>
              <text:p text:style-name="P1">可能性 (かのうせい) - potentiality</text:p>
              <text:p text:style-name="P1">男性 (だんせい) - ma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さが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URNAME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セイ　シ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旧姓 (きゅうせい) - one's former (maiden) name</text:p>
              <text:p text:style-name="P1">同姓 (どうせい) - same surname</text:p>
              <text:p text:style-name="P1">百姓 (おおみたから) - imperial subjects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FORCE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energy - military strength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セイ　ゼ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姿勢 (しせい) - attitude</text:p>
              <text:p text:style-name="P1">勢力 (せいりょく) - influence</text:p>
              <text:p text:style-name="P1">情勢 (じょうせい) - state of thing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いきお.い　はずみ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ORGANIZ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rranging - tune - tone - meter - key (music)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調整 (ちょうせい) - regulation</text:p>
              <text:p text:style-name="P1">整備 (せいび) - maintenance</text:p>
              <text:p text:style-name="P1">整理 (せいり) - sorting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ととの.える　ととの.う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OLITICS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governmen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政府 (せいふ) - government</text:p>
              <text:p text:style-name="P1">政治 (せいじ) - politics</text:p>
              <text:p text:style-name="P1">政権 (せいけん) - administr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つりごと　まん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清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精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星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晴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製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静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昔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石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税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席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積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績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EFINE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host - fairy - energy - vitality - semen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セイ　ショウ　シヤ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精神 (せいしん) - mind</text:p>
              <text:p text:style-name="P1">精神的 (せいしんてき) - mental</text:p>
              <text:p text:style-name="P1">精製 (せいせい) - purification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UR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urify - cleanse - exorcise - Manchu dynasty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セイ　ショウ　シ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清水 (きよみず) - spring water</text:p>
              <text:p text:style-name="P1">清算 (せいさん) - liquidation</text:p>
              <text:p text:style-name="P1">清掃 (せいそう) - clean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きよ.い　きよ.まる　きよ.め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LEAR UP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セ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晴れる (はれる) - to clear up</text:p>
              <text:p text:style-name="P1">晴れ (はれ) - clear weather</text:p>
              <text:p text:style-name="P1">晴らす (はらす) - to dispel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は.れる　は.れ　は.れ-　-ば.れ　は.らす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TAR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pot - dot - mark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衛星 (えいせい) - satellite</text:p>
              <text:p text:style-name="P1">白星 (しろぼし) - white circle</text:p>
              <text:p text:style-name="P1">木星 (もくせい) - Jupiter (planet)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ほし　-ぼし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QUIET</text:p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セイ　ジ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静岡 (しずおか) - Shizuoka (city)</text:p>
              <text:p text:style-name="P1">静か (しずか) - quiet</text:p>
              <text:p text:style-name="P1">冷静 (れいせい) - calm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しず-　しず.か　しず.まる　しず.め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MADE IN...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manufactur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セ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製品 (せいひん) - manufactured goods</text:p>
              <text:p text:style-name="P1">製造 (せいぞう) - manufacture</text:p>
              <text:p text:style-name="P1">製作 (せいさく) - manufacture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TONE</text:p>
            </draw:text-box>
            <svg:title>english</svg:title>
          </draw:frame>
          <draw:frame draw:style-name="gr27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キ　シャク　コ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石油 (せきゆ) - oil</text:p>
              <text:p text:style-name="P1">化石 (かせき) - fossil</text:p>
              <text:p text:style-name="P1">石炭 (せきたん) - coal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いし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ONCE UPON A TIM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antiquity - old time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キ　シャ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昔話 (むかしばなし) - folklore</text:p>
              <text:p text:style-name="P1">一昔 (ひとむかし) - ages</text:p>
              <text:p text:style-name="P1">その昔 (そのむかし) - a long time ago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むかし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EA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mat - occasion - plac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セキ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出席 (しゅっせき) - attendance</text:p>
              <text:p text:style-name="P1">議席 (ぎせき) - parliamentary seat</text:p>
              <text:p text:style-name="P1">主席 (しゅせき) - head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むしろ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TAX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duty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ゼ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関税 (かんぜい) - customs</text:p>
              <text:p text:style-name="P1">減税 (げんぜい) - tax reduction</text:p>
              <text:p text:style-name="P1">税制 (ぜいせい) - tax system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EXPLOIT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unreeling cocoon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キ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実績 (じっせき) - achievements</text:p>
              <text:p text:style-name="P1">業績 (ぎょうせき) - achievement</text:p>
              <text:p text:style-name="P1">成績 (せいせき) - results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VOLUM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product (x*y) - acreage - contents - pile up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キ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積極的 (せっきょくてき) - assertive</text:p>
              <text:p text:style-name="P1">積極 (せっきょく) - positive</text:p>
              <text:p text:style-name="P1">面積 (めんせき) - area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.む　-づ.み　つ.もる　つ.も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折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設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責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接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節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雪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専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戦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絶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占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泉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浅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STABLISHMEN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rovision - prepar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セ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建設 (けんせつ) - construction</text:p>
              <text:p text:style-name="P1">施設 (しせつ) - institution</text:p>
              <text:p text:style-name="P1">設置 (せっち) - establishmen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もう.け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OL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reak - fracture - bend - yield - submi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セツ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折衝 (せっしょう) - negotiation</text:p>
              <text:p text:style-name="P1">骨折 (こっせつ) - bone fracture</text:p>
              <text:p text:style-name="P1">折る (おる) - to break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.る　おり　お.り　-お.り　お.れ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OUCH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ntact - adjoin - piece togethe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セツ　シ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直接 (ちょくせつ) - direct</text:p>
              <text:p text:style-name="P1">接触 (せっしょく) - touch</text:p>
              <text:p text:style-name="P1">接近 (せっきん) - getting clos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つ.ぐ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LAM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ondemn - censur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キ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責任 (せきにん) - duty</text:p>
              <text:p text:style-name="P1">責務 (せきむ) - duty</text:p>
              <text:p text:style-name="P1">無責任 (むせきにん) - irresponsibilit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せ.め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NOW</text:p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セツ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雪辱 (せつじょく) - vindication of honor</text:p>
              <text:p text:style-name="P1">大雪 (おおゆき) - heavy snow</text:p>
              <text:p text:style-name="P1">積雪 (せきせつ) - fallen snow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ゆき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NOD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eason - period - occasion - verse - claus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セツ　セチ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季節 (きせつ) - season</text:p>
              <text:p text:style-name="P1">節約 (せつやく) - economizing</text:p>
              <text:p text:style-name="P1">節目 (ふしめ) - turning poin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ふし　-ぶし　のっと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WA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attle - match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戦争 (せんそう) - war</text:p>
              <text:p text:style-name="P1">戦後 (せんご) - postwar period</text:p>
              <text:p text:style-name="P1">戦略 (せんりゃく) - strateg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いくさ　たたか.う　おのの.く　そよ.ぐ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PECIALT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xclusive - mainly - solely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専門 (せんもん) - specialty</text:p>
              <text:p text:style-name="P1">専務 (せんむ) - managing director</text:p>
              <text:p text:style-name="P1">専門家 (せんもんか) - specialis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もっぱ.ら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ORTUNE-TELLING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ivining - forecasting - occupy - hold - have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占領 (せんりょう) - occupation</text:p>
              <text:p text:style-name="P1">独占 (どくせん) - monopoly</text:p>
              <text:p text:style-name="P1">占拠 (せんきょ) - occupat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し.める　うらな.う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ISCONTINU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eyond - sever - cut off - abstain - interrupt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ゼツ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絶対 (ぜったい) - absolutely</text:p>
              <text:p text:style-name="P1">中絶 (ちゅうぜつ) - abortion</text:p>
              <text:p text:style-name="P1">絶滅 (ぜつめつ) - destruc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.える　た.やす　た.つ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HALLOW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uperficial - frivolous - wretched - shamefu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浅い (あさい) - shallow</text:p>
              <text:p text:style-name="P1">浅見 (せんけん) - shallow view</text:p>
              <text:p text:style-name="P1">浅瀬 (あさせ) - shoal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さ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PRING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fountai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温泉 (おんせん) - spa</text:p>
              <text:p text:style-name="P1">源泉 (げんせん) - source</text:p>
              <text:p text:style-name="P1">泉水 (せんすい) - fountai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いず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選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善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線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船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然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全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双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層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祖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組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想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捜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VIRTUOU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ood - goodnes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ゼ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改善 (かいぜん) - betterment</text:p>
              <text:p text:style-name="P1">親善 (しんぜん) - friendship</text:p>
              <text:p text:style-name="P1">善意 (ぜんい) - virtuous min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よ.い　い.い　よ.く　よし.とす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LEC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elect - choose - prefe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選挙 (せんきょ) - election</text:p>
              <text:p text:style-name="P1">選手 (せんしゅ) - player (in game)</text:p>
              <text:p text:style-name="P1">選ぶ (えらぶ) - to choos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えら.ぶ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HIP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oa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漁船 (ぎょせん) - fishing boat</text:p>
              <text:p text:style-name="P1">船橋 (せんきょう) - pontoon bridge</text:p>
              <text:p text:style-name="P1">船舶 (せんぱく) - ship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ふね　ふな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LIN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rack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路線 (ろせん) - route</text:p>
              <text:p text:style-name="P1">打線 (だせん) - baseball lineup</text:p>
              <text:p text:style-name="P1">戦線 (せんせん) - fron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すじ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HOL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entire - all - complete - fulfill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ゼ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全国 (ぜんこく) - country-wide</text:p>
              <text:p text:style-name="P1">全体 (ぜんたい) - whole</text:p>
              <text:p text:style-name="P1">安全 (あんぜん) - safet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まった.く　すべ.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ORT OF THING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o - if so - in that case - well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ゼン　ネ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自然 (しぜん) - nature</text:p>
              <text:p text:style-name="P1">当然 (とうぜん) - natural</text:p>
              <text:p text:style-name="P1">突然 (とつぜん) - abrup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しか　しか.り　しか.し　さ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TRATUM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ocial class - layer - story - floo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一層 (いっそ) - much more</text:p>
              <text:p text:style-name="P1">高層 (こうそう) - multistory</text:p>
              <text:p text:style-name="P1">断層 (だんそう) - fault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PAI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et - comparison - counter for pair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双方 (そうほう) - two way</text:p>
              <text:p text:style-name="P1">双子 (そうし) - twins</text:p>
              <text:p text:style-name="P1">双方向 (そうほうこう) - two-wa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ふた　たぐい　ならぶ　ふたつ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ASSOCIATIO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raid - plait - construct - assemble - unite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ソ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組織 (そしき) - organization</text:p>
              <text:p text:style-name="P1">番組 (ばんぐみ) - program (e.g., TV)</text:p>
              <text:p text:style-name="P1">組合 (くみあい) - associat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く.む　くみ　-ぐみ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ANCESTOR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ioneer - founder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ソ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祖国 (そこく) - fatherland</text:p>
              <text:p text:style-name="P1">祖父 (おおじ) - grandfather</text:p>
              <text:p text:style-name="P1">祖母 (うば) - grandmother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EARCH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look for - locat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ソウ　シュ　シュ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特捜 (とくそう) - special investigation</text:p>
              <text:p text:style-name="P1">捜す (さがす) - to search (for something lost)</text:p>
              <text:p text:style-name="P1">捜索隊 (そうさくたい) - search party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さが.す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ONCEPT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think - idea - though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ソウ　ソ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予想 (よそう) - expectation</text:p>
              <text:p text:style-name="P1">構想 (こうそう) - plan</text:p>
              <text:p text:style-name="P1">思想 (しそう) - though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おも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燥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争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掃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操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相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窓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装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像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総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草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増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憎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ONTEN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dispute - argu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戦争 (せんそう) - war</text:p>
              <text:p text:style-name="P1">競争 (きょうそう) - competition</text:p>
              <text:p text:style-name="P1">紛争 (ふんそう) - disput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あらそ.う　いか.で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ARCH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dry up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乾燥 (かんそう) - dry</text:p>
              <text:p text:style-name="P1">乾燥機 (かんそうき) - drying machine</text:p>
              <text:p text:style-name="P1">焦燥 (しょうそう) - impatien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はしゃ.ぐ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ANEUVE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anipulate - operate - steer - chastity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ソウ　サ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操作 (そうさ) - operation</text:p>
              <text:p text:style-name="P1">操縦 (そうじゅう) - flying (a plane)</text:p>
              <text:p text:style-name="P1">体操 (たいそう) - gymnastics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みさお　あやつ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WEEP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brush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ソウ　シュ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掃海 (そうかい) - sweeping the sea for mines</text:p>
              <text:p text:style-name="P1">掃除 (そうじ) - cleaning</text:p>
              <text:p text:style-name="P1">清掃 (せいそう) - cleaning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は.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INDOW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an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ソウ　ス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窓口 (まどぐち) - ticket window</text:p>
              <text:p text:style-name="P1">同窓会 (どうそうかい) - graduate's association</text:p>
              <text:p text:style-name="P1">同窓 (どうそう) - the same school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まど　てんまど　けむだ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INTER-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mutual - together - each other - minister of stat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ウ　シ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首相 (しゅしょう) - Prime Minister</text:p>
              <text:p text:style-name="P1">外相 (がいしょう) - Foreign Minister</text:p>
              <text:p text:style-name="P1">相手 (あいて) - compan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い-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TATU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icture - image - figure - portrai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ゾ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映像 (えいぞう) - reflection</text:p>
              <text:p text:style-name="P1">想像 (そうぞう) - imagination</text:p>
              <text:p text:style-name="P1">画像 (がぞう) - image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ATTIR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dress - pretend - disguise - profes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ソウ　シ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武装 (ぶそう) - arms</text:p>
              <text:p text:style-name="P1">装置 (そうち) - equipment</text:p>
              <text:p text:style-name="P1">装備 (そうび) - equipme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よそお.う　よそお.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GRAS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weeds - herbs - pasture - write - draft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草案 (そうあん) - draft</text:p>
              <text:p text:style-name="P1">草の根 (くさのね) - grassroots</text:p>
              <text:p text:style-name="P1">起草 (きそう) - draft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くさ　くさ-　-ぐさ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GENERA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whole - all - full - total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総裁 (そうさい) - president</text:p>
              <text:p text:style-name="P1">総合 (そうごう) - synthesis</text:p>
              <text:p text:style-name="P1">総会 (そうかい) - general meet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す.べて　すべ.て　ふさ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HAT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detes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ゾ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憎悪 (ぞうお) - hatred</text:p>
              <text:p text:style-name="P1">憎しみ (にくしみ) - hatred</text:p>
              <text:p text:style-name="P1">憎む (にくむ) - to hat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にく.む　にく.い　にく.らしい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INCREAS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add - augment - gain - promot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ゾ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増える (ふえる) - to increase</text:p>
              <text:p text:style-name="P1">増加 (ぞうか) - increase</text:p>
              <text:p text:style-name="P1">増やす (ふやす) - to increas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.す　ま.し　ふ.える　ふ.や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贈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造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臓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蔵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側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則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測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速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息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束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続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卒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REAT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make - structure - physiqu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ゾ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構造 (こうぞう) - structure</text:p>
              <text:p text:style-name="P1">製造 (せいぞう) - manufacture</text:p>
              <text:p text:style-name="P1">改造 (かいぞう) - remodeli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つく.る　つく.り　-づく.り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RESENT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end - give to - award to - confer on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ゾウ　ソ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贈る (おくる) - to send</text:p>
              <text:p text:style-name="P1">贈賄 (ぞうわい) - bribery</text:p>
              <text:p text:style-name="P1">寄贈 (きそう) - donati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おく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TOREHOUS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hide - own - have - posses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ゾウ　ソ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蔵相 (ぞうしょう) - Minister of Finance</text:p>
              <text:p text:style-name="P1">大蔵 (おおくら) - Ministry of Finance</text:p>
              <text:p text:style-name="P1">冷蔵庫 (れいぞうこ) - refrigerato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くら　おさ.める　かく.れ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ENTRAIL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viscera - bowel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ゾ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臓器 (ぞうき) - viscera</text:p>
              <text:p text:style-name="P1">心臓 (しんぞう) - heart</text:p>
              <text:p text:style-name="P1">肝臓 (かんぞう) - live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はらわた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UL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follow - based on - model after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ソ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原則 (げんそく) - principle</text:p>
              <text:p text:style-name="P1">規則 (きそく) - rules</text:p>
              <text:p text:style-name="P1">罰則 (ばっそく) - penal regulations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のっと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ID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lean - oppose - regre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西側 (にしがわ) - west side</text:p>
              <text:p text:style-name="P1">米側 (べいがわ) - American position</text:p>
              <text:p text:style-name="P1">側面 (そくめん) - sid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わ　がわ　そば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QUICK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fas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ソ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急速 (きゅうそく) - rapid (e.g., progress)</text:p>
              <text:p text:style-name="P1">高速 (こうそく) - high speed</text:p>
              <text:p text:style-name="P1">加速 (かそく) - accelerat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はや.い　はや-　はや.める　すみ.や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FATHOM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lan - scheme - measur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ソ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観測 (かんそく) - observation</text:p>
              <text:p text:style-name="P1">予測 (よそく) - prediction</text:p>
              <text:p text:style-name="P1">測定 (そくてい) - measuremen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はか.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UNDL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heaf - ream - tie in bundles - govern - manage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ソ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約束 (やくそく) - arrangement</text:p>
              <text:p text:style-name="P1">拘束 (こうそく) - restriction</text:p>
              <text:p text:style-name="P1">結束 (けっそく) - un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たば　たば.ねる　つか　つか.ね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REATH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espiration - son - interest (on money)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ソ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息子 (むすこ) - son</text:p>
              <text:p text:style-name="P1">生息 (せいそく) - inhabiting</text:p>
              <text:p text:style-name="P1">ため息 (ためいき) - sigh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いき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RADUAT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oldier - private - di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ソツ　シュツ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卒業 (そつぎょう) - graduation</text:p>
              <text:p text:style-name="P1">大卒 (だいそつ) - university graduate</text:p>
              <text:p text:style-name="P1">高卒 (こうそつ) - high school graduat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そっ.する　お.える　お.わる　ついに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ONTINU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series - sequel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ゾク　ショク　コウ　キ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続く (つづく) - to continue</text:p>
              <text:p text:style-name="P1">続ける (つづける) - to continue</text:p>
              <text:p text:style-name="P1">連続 (れんぞく) - serial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づ.く　つづ.ける　つぐ.な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尊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損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存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孫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他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打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替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対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帯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退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第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DAMAG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loss - disadvantage - hurt - injur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ソ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損失 (そんしつ) - loss (e.g., assets or profits)</text:p>
              <text:p text:style-name="P1">損害 (そんがい) - damage</text:p>
              <text:p text:style-name="P1">損なう (そこなう) - to harm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そこ.なう　そこな.う　-そこ.なう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EVERE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valuable - precious - noble - exalte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ソ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尊重 (そんちょう) - respect</text:p>
              <text:p text:style-name="P1">尊厳 (そんげん) - dignity</text:p>
              <text:p text:style-name="P1">尊敬 (そんけい) - respec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たっと.い　とうと.い　たっと.ぶ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GRANDCHIL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escendant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ソ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子孫 (しそん) - descendants</text:p>
              <text:p text:style-name="P1">孫娘 (まごむすめ) - granddaughter</text:p>
              <text:p text:style-name="P1">ひ孫 (ひいまご) - great-grandchild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まご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UPPOS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be aware of - believe - feel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ソン　ゾ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存在 (そんざい) - existence</text:p>
              <text:p text:style-name="P1">保存 (ほぞん) - preservation</text:p>
              <text:p text:style-name="P1">依存 (いそん) - dependence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TRIK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hit - knock - pound - doze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ダ　ダアス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打つ (うつ) - to hit (something inanimate)</text:p>
              <text:p text:style-name="P1">安打 (あんだ) - safe hit (baseball)</text:p>
              <text:p text:style-name="P1">本塁打 (ほんるいだ) - home run (baseball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.つ　う.ち-　ぶ.つ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OTH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another - the other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タ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その他 (そのた) - etc.</text:p>
              <text:p text:style-name="P1">他人 (あだびと) - another person</text:p>
              <text:p text:style-name="P1">他国 (たこく) - foreign countr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ほ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ACK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ag - pouch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タイ　ダ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手袋 (てぶくろ) - glove</text:p>
              <text:p text:style-name="P1">紙袋 (かみぶくろ) - paper bag</text:p>
              <text:p text:style-name="P1">袋小路 (ふくろこうじ) - blind alle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ふくろ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EXCHANG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pare - substitute - per-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タ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為替 (かわせ) - money order</text:p>
              <text:p text:style-name="P1">代替 (だいがえ) - substitution</text:p>
              <text:p text:style-name="P1">替える (かえる) - to replac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か.える　か.え-　か.わ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AS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elt - obi - zone - regio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タ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世帯 (しょたい) - household</text:p>
              <text:p text:style-name="P1">地帯 (ちたい) - area</text:p>
              <text:p text:style-name="P1">熱帯 (ねったい) - tropic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お.びる　おび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VIS-A-VI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opposite - even - equal - versus - anti- - compar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タイ　ツ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に対し (にたいし) - towards</text:p>
              <text:p text:style-name="P1">対応 (たいおう) - interaction</text:p>
              <text:p text:style-name="P1">反対 (はんたい) - opposi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あいて　こた.える　そろ.い　つれあ.い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NO.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esidenc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ダイ　テ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第一 (だいいち) - first</text:p>
              <text:p text:style-name="P1">第二 (だいに) - second</text:p>
              <text:p text:style-name="P1">第三 (だいさん) - the third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RETREAT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withdraw - retire - resign - repel - expel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タ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撤退 (てったい) - evacuation</text:p>
              <text:p text:style-name="P1">退職 (たいしょく) - retirement (from office)</text:p>
              <text:p text:style-name="P1">後退 (こうたい) - retrea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しりぞ.く　しりぞ.ける　ひ.く　の.く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達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谷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宅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濯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担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団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断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探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炭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暖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段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VALLEY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谷川 (たにがわ) - mountain stream</text:p>
              <text:p text:style-name="P1">谷間 (たにあい) - valley</text:p>
              <text:p text:style-name="P1">渓谷 (けいこく) - valle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たに　きわ.ま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CCOMPLISHE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reach - arrive - attai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タツ　ダ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達す (たっす) - to reach</text:p>
              <text:p text:style-name="P1">達成 (たっせい) - achievement</text:p>
              <text:p text:style-name="P1">調達 (ちょうたつ) - supply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-たち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LAUNDR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wash - pour on - rins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タク</text:p>
            </draw:text-box>
            <svg:title>onyomi</svg:title>
          </draw:frame>
          <draw:frame draw:style-name="gr12" draw:text-style-name="P1" draw:layer="layout" svg:width="8.929cm" svg:height="0.96cm" svg:x="1.307cm" svg:y="4.255cm">
            <draw:text-box>
              <text:p text:style-name="P1">洗濯 (せんたく) - washing</text:p>
              <text:p text:style-name="P1">洗濯機 (せんたくき) - washing machine (laundry)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すす.ぐ　ゆす.ぐ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HOM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house - residence - our house - my husban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タ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自宅 (じたく) - one's home</text:p>
              <text:p text:style-name="P1">住宅 (じゅうたく) - residence</text:p>
              <text:p text:style-name="P1">帰宅 (きたく) - returning home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HOULDERING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arry - raise - bear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タ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負担 (ふたん) - burden</text:p>
              <text:p text:style-name="P1">担保 (たんぽ) - security</text:p>
              <text:p text:style-name="P1">担う (になう) - to carry on shoulde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つ.ぐ　にな.う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IMPL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one - single - merely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タ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簡単 (かんたん) - simple</text:p>
              <text:p text:style-name="P1">単位 (たんい) - unit</text:p>
              <text:p text:style-name="P1">単独 (たんどく) - sol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ひとえ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EVERANC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decline - refuse - apologize - warn - dismiss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ダ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判断 (はんだん) - judgment</text:p>
              <text:p text:style-name="P1">決断 (けつだん) - decision</text:p>
              <text:p text:style-name="P1">診断 (しんだん) - diagnosis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た.つ　ことわ.る　さだ.め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GROUP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association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ダン　ト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団体 (だんたい) - organization</text:p>
              <text:p text:style-name="P1">集団 (しゅうだん) - group</text:p>
              <text:p text:style-name="P1">球団 (きゅうだん) - baseball team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かたまり　まる.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HARCOA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al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タ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炭素 (たんそ) - carbon (C)</text:p>
              <text:p text:style-name="P1">石炭 (せきたん) - coal</text:p>
              <text:p text:style-name="P1">炭鉱 (たんこう) - coal min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すみ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GROP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earch - look for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タ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探る (さぐる) - to search</text:p>
              <text:p text:style-name="P1">探す (さがす) - to search (for something lost)</text:p>
              <text:p text:style-name="P1">探検 (たんけん) - explora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さぐ.る　さが.す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RAD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teps - stair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ダン　タ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段階 (きざはし) - stairs</text:p>
              <text:p text:style-name="P1">手段 (しゅだん) - means</text:p>
              <text:p text:style-name="P1">値段 (ねだん) - price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WARMTH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ダン　ノ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温暖 (おんだん) - warmth</text:p>
              <text:p text:style-name="P1">暖かい (あたたかい) - warm</text:p>
              <text:p text:style-name="P1">暖房 (だんぼう) - heat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たた.か　あたた.かい　あたた.ま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恥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置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談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値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遅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築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仲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宙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畜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竹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柱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虫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LACEMEN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ut - set - deposit - leave behind - keep - employ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チ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措置 (そち) - measure</text:p>
              <text:p text:style-name="P1">設置 (せっち) - establishment</text:p>
              <text:p text:style-name="P1">置く (おく) - to pu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お.く　-お.き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HAM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dishono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チ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恥じる (はじる) - to feel ashamed</text:p>
              <text:p text:style-name="P1">羞恥 (しゅうち) - shyness</text:p>
              <text:p text:style-name="P1">恥辱 (ちじょく) - disgra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は.じる　はじ　は.じらう　は.ずかし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RIC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st - valu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チ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値上げ (ねあげ) - price hike</text:p>
              <text:p text:style-name="P1">価値 (かち) - value</text:p>
              <text:p text:style-name="P1">値段 (ねだん) - pric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ね　あた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DISCUS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alk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ダ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会談 (かいだん) - conversation</text:p>
              <text:p text:style-name="P1">相談 (そうだん) - consultation</text:p>
              <text:p text:style-name="P1">懇談 (こんだん) - informal talk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FABRICAT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uild - construc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チ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建築 (けんちく) - construction</text:p>
              <text:p text:style-name="P1">構築 (こうちく) - construction</text:p>
              <text:p text:style-name="P1">築く (きずく) - to build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きず.く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LOW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late - back - late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チ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遅れる (おくれる) - to be late</text:p>
              <text:p text:style-name="P1">遅い (おそい) - slow</text:p>
              <text:p text:style-name="P1">遅れ (おくれ) - dela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おく.れる　おく.らす　おそ.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MID-AI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air - space - sky - memorization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チュ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宇宙 (うちゅう) - universe</text:p>
              <text:p text:style-name="P1">宙返り (ちゅうがえり) - somersault</text:p>
              <text:p text:style-name="P1">宙づり (ちゅうづり) - hanging in midair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GO-BETWEE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relationship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仲間 (ちゅうげん) - samurai's attendant</text:p>
              <text:p text:style-name="P1">仲介 (ちゅうかい) - agency</text:p>
              <text:p text:style-name="P1">仲良く (なかよく) - making friends with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な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AMBOO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チ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小竹 (ささ) - bamboo grass</text:p>
              <text:p text:style-name="P1">爆竹 (ばくちく) - firecracker</text:p>
              <text:p text:style-name="P1">竹林 (たけばやし) - bamboo thicke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たけ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LIVESTOCK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domestic fowl and animals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チ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家畜 (かちく) - domestic animals</text:p>
              <text:p text:style-name="P1">畜産 (ちくさん) - animal husbandry</text:p>
              <text:p text:style-name="P1">牧畜 (ぼくちく) - stock-farming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INSEC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ug - temper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チュウ　キ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昆虫 (こんちゅう) - insect</text:p>
              <text:p text:style-name="P1">殺虫剤 (さっちゅうざい) - insecticide</text:p>
              <text:p text:style-name="P1">虫歯 (むしば) - cavity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むし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ILLAR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post - cylinder - suppor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支柱 (しちゅう) - prop</text:p>
              <text:p text:style-name="P1">電柱 (でんちゅう) - telephone pole</text:p>
              <text:p text:style-name="P1">円柱 (えんちゅう) - colum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はし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貯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兆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駐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著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庁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張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頂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直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調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超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沈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珍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ORTEN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10**12 - trillion - sign - omen - symptom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兆し (きざし) - signs</text:p>
              <text:p text:style-name="P1">兆候 (ちょうこう) - sign</text:p>
              <text:p text:style-name="P1">前兆 (ぜんちょう) - ome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きざ.す　きざ.し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AVING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tore - lay in - keep - wear mustach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チョ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貯金 (ちょきん) - savings</text:p>
              <text:p text:style-name="P1">貯蓄 (ちょちく) - savings</text:p>
              <text:p text:style-name="P1">貯蔵 (ちょぞう) - storag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た.める　たくわ.え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RENOWNE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publish - write - remarkable - phenomenal - put on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チョ　チャ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著書 (ちょしょ) - literary work</text:p>
              <text:p text:style-name="P1">著しい (いちじるしい) - remarkable</text:p>
              <text:p text:style-name="P1">著作権 (ちょさくけん) - copyrigh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らわ.す　いちじる.し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TOP-OVER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reside in - residen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駐車場 (ちゅうしゃじょう) - parking lot</text:p>
              <text:p text:style-name="P1">駐在 (ちゅうざい) - residence</text:p>
              <text:p text:style-name="P1">駐日 (ちゅうにち) - resident in Japan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LENGTHE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unter for bows &amp; stringed instruments - stretch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主張 (しゅちょう) - claim</text:p>
              <text:p text:style-name="P1">緊張 (きんちょう) - tension</text:p>
              <text:p text:style-name="P1">張る (はる) - to stick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は.る　-は.り　-ば.り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GOVERNMENT OFFICE</text:p>
            </draw:text-box>
            <svg:title>english</svg:title>
          </draw:frame>
          <draw:frame draw:style-name="gr26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チョウ　テ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官庁 (かんちょう) - government office</text:p>
              <text:p text:style-name="P1">庁舎 (ちょうしゃ) - government office building</text:p>
              <text:p text:style-name="P1">国土庁 (こくどちょう) - National Land Agenc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やくしょ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TRAIGHTAWA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honesty - frankness - fix - repai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チョク　ジキ　ジカ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直接 (ちょくせつ) - direct</text:p>
              <text:p text:style-name="P1">見直し (みなおし) - review</text:p>
              <text:p text:style-name="P1">直後 (ちょくご) - immediately following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ただ.ちに　なお.す　-なお.す　なお.る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PLACE ON THE HEA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receive - top of head - top - summit - peak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チ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頂点 (ちょうてん) - top</text:p>
              <text:p text:style-name="P1">頂く (いただく) - to receive</text:p>
              <text:p text:style-name="P1">山頂 (さんちょう) - summit (e.g., mountain)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ただ.く　いただき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TRANSCEND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uper- - ultra-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超える (こえる) - to cross over</text:p>
              <text:p text:style-name="P1">超す (こす) - to cross over (e.g., mountain)</text:p>
              <text:p text:style-name="P1">超党派 (ちょうとうは) - nonpartisa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こ.える　こ.す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TUN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one - meter - key (music) - writing style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チ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調査 (ちょうさ) - investigation</text:p>
              <text:p text:style-name="P1">強調 (きょうちょう) - emphasis</text:p>
              <text:p text:style-name="P1">調整 (ちょうせい) - regula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しら.べる　しら.べ　ととの.う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RAR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urious - strang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チ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珍しい (めずらしい) - unusual</text:p>
              <text:p text:style-name="P1">珍重 (ちんちょう) - to prize</text:p>
              <text:p text:style-name="P1">珍味 (ちんみ) - delicacy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めずら.しい　たから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INK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be submerged - subside - be depressed - aloe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チン　ジ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沈黙 (ちんもく) - silence</text:p>
              <text:p text:style-name="P1">沈む (しずむ) - to sink</text:p>
              <text:p text:style-name="P1">沈没 (ちんぼつ) - sink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しず.む　しず.め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痛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停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賃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追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定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底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泥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滴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庭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程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的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適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HAL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topping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テ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停止 (ていし) - suspension</text:p>
              <text:p text:style-name="P1">停戦 (ていせん) - armistice</text:p>
              <text:p text:style-name="P1">調停 (ちょうてい) - arbitrat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と.める　と.ま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AI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hurt - damage - bruis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ツ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痛い (いたい) - painful</text:p>
              <text:p text:style-name="P1">痛み (いたみ) - pain</text:p>
              <text:p text:style-name="P1">痛める (いためる) - to hur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いた.い　いた.む　いた.ましい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HAS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rive away - follow - pursue - meanwhil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ツ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追う (おう) - to chase</text:p>
              <text:p text:style-name="P1">追加 (ついか) - addition</text:p>
              <text:p text:style-name="P1">追放 (ついほう) - exil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お.う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FAR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ee - hire - rent - wages - charg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チ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賃金 (ちんぎん) - wages</text:p>
              <text:p text:style-name="P1">賃上げ (ちんあげ) - wage increase</text:p>
              <text:p text:style-name="P1">運賃 (うんちん) - freight rates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OTTOM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ole - depth - bottom price - base - kind - sor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テ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徹底 (てってい) - thoroughness</text:p>
              <text:p text:style-name="P1">海底 (かいてい) - bottom of the ocean</text:p>
              <text:p text:style-name="P1">根底 (こんてい) - roo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そこ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DETERMIN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fix - establish - decid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テイ　ジ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予定 (よてい) - plans</text:p>
              <text:p text:style-name="P1">決定 (けってい) - decision</text:p>
              <text:p text:style-name="P1">協定 (きょうてい) - arrangemen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さだ.める　さだ.まる　さだ.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DRIP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drop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テキ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点滴 (てんてき) - raindrops</text:p>
              <text:p text:style-name="P1">一滴 (いってき) - drop (of fluid)</text:p>
              <text:p text:style-name="P1">水滴 (すいてき) - drop of wate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しずく　したた.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MU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mire - adhere to - be attached to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デイ　ナイ　デ　ニ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泥沼 (どろぬま) - bog</text:p>
              <text:p text:style-name="P1">泥棒 (どろぼう) - thief</text:p>
              <text:p text:style-name="P1">泥酔 (でいすい) - dead drunk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どろ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EXTEN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egree - law - formula - distance - limits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テ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程度 (ていど) - degree</text:p>
              <text:p text:style-name="P1">日程 (にってい) - schedule</text:p>
              <text:p text:style-name="P1">過程 (かてい) - proces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ほど　-ほど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OURTYARD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garden - yard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テ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家庭 (かてい) - home</text:p>
              <text:p text:style-name="P1">庭園 (ていえん) - garden</text:p>
              <text:p text:style-name="P1">校庭 (こうてい) - schoolyard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にわ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UITABL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occasional - rare - qualified - capabl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テキ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適用 (てきよう) - applying (e.g., a technology)</text:p>
              <text:p text:style-name="P1">適時 (てきじ) - timely</text:p>
              <text:p text:style-name="P1">適切 (てきせつ) - pertinen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かな.う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ULL'S EY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ark - target - object - adjective ending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テキ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目的 (もくてき) - purpose</text:p>
              <text:p text:style-name="P1">具体的 (ぐたいてき) - concrete</text:p>
              <text:p text:style-name="P1">積極的 (せっきょくてき) - assertiv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と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点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伝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鉄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展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殿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塗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登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途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徒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渡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努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怒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RANSMI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o along - walk along - follow - report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デン　テ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伝える (つたえる) - to convey</text:p>
              <text:p text:style-name="P1">伝統 (でんとう) - tradition</text:p>
              <text:p text:style-name="P1">遺伝子 (いでんし) - gen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つた.わる　つた.える　つた.う　つだ.う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PO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oint - mark - speck - decimal poin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テ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焦点 (しょうてん) - focus (e.g., photographic)</text:p>
              <text:p text:style-name="P1">得点 (とくてん) - score</text:p>
              <text:p text:style-name="P1">時点 (じてん) - point in tim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.ける　つ.く　た.てる　さ.す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UNFOL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expand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テ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展開 (てんかい) - development</text:p>
              <text:p text:style-name="P1">発展 (はってん) - development</text:p>
              <text:p text:style-name="P1">展示 (てんじ) - exhibition</text:p>
            </draw:text-box>
            <svg:title>examples</svg:title>
          </draw:frame>
          <draw:frame draw:style-name="gr2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IRON</text:p>
            </draw:text-box>
            <svg:title>english</svg:title>
          </draw:frame>
          <draw:frame draw:style-name="gr26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テツ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鉄道 (てつどう) - railroad</text:p>
              <text:p text:style-name="P1">鉄鋼 (てっこう) - iron and steel</text:p>
              <text:p text:style-name="P1">地下鉄 (ちかてつ) - underground trai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くろがね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AIN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laster - daub - smear - coating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ト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塗る (ぬる) - to paint</text:p>
              <text:p text:style-name="P1">塗装 (とそう) - coating</text:p>
              <text:p text:style-name="P1">塗料 (とりょう) - paints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ぬ.る　ぬ.り　まみ.れ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MR.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hall - mansion - palace - temple - lor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デン　テ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殿下 (てんが) - your Highness</text:p>
              <text:p text:style-name="P1">宮殿 (きゅうでん) - palace</text:p>
              <text:p text:style-name="P1">殿堂 (でんどう) - pala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の　-どの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ROUT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way - road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ト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途中 (とちゅう) - on the way</text:p>
              <text:p text:style-name="P1">途上国 (とじょうこく) - developing country</text:p>
              <text:p text:style-name="P1">使途 (しと) - purpose for which money is spen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みち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ASCEN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limb up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トウ　ト　ドウ　ショウ　チ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登場 (とうじょう) - entry (on stage)</text:p>
              <text:p text:style-name="P1">登録 (とうろく) - registration</text:p>
              <text:p text:style-name="P1">登校 (とうこう) - attendance (at school)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のぼ.る　あ.が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TRANSI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ford - ferry - cross - import - deliver - diameter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ト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渡す (わたす) - to ferry across (a river, etc.)</text:p>
              <text:p text:style-name="P1">渡る (わたる) - to cross over</text:p>
              <text:p text:style-name="P1">譲渡 (じょうと) - transfer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わた.る　-わた.る　わた.す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JUNIOR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emptiness - vanity - futility - uselessness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ト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生徒 (せいと) - pupil</text:p>
              <text:p text:style-name="P1">教徒 (きょうと) - believer</text:p>
              <text:p text:style-name="P1">徒歩 (とほ) - walk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いたずら　あだ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ANGR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e offende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ド　ヌ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怒り (いかり) - anger</text:p>
              <text:p text:style-name="P1">怒る (いかる) - to get angry</text:p>
              <text:p text:style-name="P1">怒鳴る (どなる) - to shou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いか.る　おこ.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OIL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diligent - as much as possibl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ド</text:p>
            </draw:text-box>
            <svg:title>onyomi</svg:title>
          </draw:frame>
          <draw:frame draw:style-name="gr17" draw:text-style-name="P1" draw:layer="layout" svg:width="8.928cm" svg:height="0.96cm" svg:x="10.809cm" svg:y="27.336cm">
            <draw:text-box>
              <text:p text:style-name="P1">努力 (どりょく) - great effort</text:p>
              <text:p text:style-name="P1">努める (つとめる) - to endeavor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と.め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凍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塔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倒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党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島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投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灯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当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盗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湯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等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筒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AGODA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ower - steepl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管制塔 (かんせいとう) - control tower</text:p>
              <text:p text:style-name="P1">鉄塔 (てっとう) - pylon</text:p>
              <text:p text:style-name="P1">仏塔 (ぶっとう) - pagoda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ROZE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ongeal - refrigerat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冷凍 (れいとう) - freezing</text:p>
              <text:p text:style-name="P1">凍る (こおる) - to freeze</text:p>
              <text:p text:style-name="P1">解凍 (かいとう) - thaw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こお.る　こご.える　こご.る　い.て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ART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action - cliqu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自民党 (じみんとう) - Liberal Democratic Party</text:p>
              <text:p text:style-name="P1">社会党 (しゃかいとう) - Socialist Party</text:p>
              <text:p text:style-name="P1">与党 (よとう) - government part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なかま　むら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OVERTHROW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all - collapse - drop - break dow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倒れる (たおれる) - to fall</text:p>
              <text:p text:style-name="P1">倒産 (とうさん) - bankruptcy</text:p>
              <text:p text:style-name="P1">圧倒的 (あっとうてき) - overwhelming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たお.れる　-だお.れ　たお.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THROW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discard - abandon - launch into - join - invest in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投資 (とうし) - investment</text:p>
              <text:p text:style-name="P1">投票 (とうひょう) - voting</text:p>
              <text:p text:style-name="P1">投手 (とうしゅ) - pitche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な.げる　-な.げ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ISLAND</text:p>
            </draw:text-box>
            <svg:title>english</svg:title>
          </draw:frame>
          <draw:frame draw:style-name="gr26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広島 (ひろしま) - Hiroshima (city)</text:p>
              <text:p text:style-name="P1">中島 (なかじま) - island in a pond or river</text:p>
              <text:p text:style-name="P1">半島 (はんとう) - peninsula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しま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HI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ight - appropriate - himself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当時 (とうじ) - at that time</text:p>
              <text:p text:style-name="P1">当局 (とうきょく) - authorities</text:p>
              <text:p text:style-name="P1">当初 (とうしょ) - at firs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あ.たる　あ.たり　あ.てる　あ.て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LAMP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a light - light - counter for light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灯油 (とうゆ) - lamp oil</text:p>
              <text:p text:style-name="P1">点灯 (てんとう) - lighting (a lamp)</text:p>
              <text:p text:style-name="P1">電灯 (でんとう) - electric ligh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ひ　ほ-　ともしび　とも.す　あかり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OT WATE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ath - hot spring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銭湯 (せんとう) - bath-house</text:p>
              <text:p text:style-name="P1">熱湯 (あつゆ) - warmer than usual bath</text:p>
              <text:p text:style-name="P1">給湯 (きゅうとう) - hot-water supply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ゆ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TEA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ob - pilfer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強盗 (ごうとう) - robber</text:p>
              <text:p text:style-name="P1">盗む (ぬすむ) - to steal</text:p>
              <text:p text:style-name="P1">窃盗 (せっとう) - thef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ぬす.む　ぬす.み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YLINDE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ipe - tube - gun barrel - sleev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封筒 (ふうとう) - envelope</text:p>
              <text:p text:style-name="P1">筒井 (つつい) - round well</text:p>
              <text:p text:style-name="P1">円筒 (えんとう) - cylinde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つつ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TC.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and so forth - class (first) - quality - equal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平等 (びょうどう) - equality</text:p>
              <text:p text:style-name="P1">高等 (こうとう) - high class</text:p>
              <text:p text:style-name="P1">均等 (きんとう) - equalit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ひと.しい　など　-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導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童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到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逃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銅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得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突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届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毒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独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曇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鈍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JUVENIL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hild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ド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児童 (じどう) - children</text:p>
              <text:p text:style-name="P1">童話 (どうわ) - fairy-tale</text:p>
              <text:p text:style-name="P1">童謡 (どうよう) - children's song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わらべ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GUIDANC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leading - conduct - ushe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ド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指導 (しどう) - leadership</text:p>
              <text:p text:style-name="P1">導入 (どうにゅう) - introduction</text:p>
              <text:p text:style-name="P1">主導 (しゅどう) - main leadership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みちび.く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ESCAP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lee - shirk - evade - set fre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逃げる (にげる) - to escape</text:p>
              <text:p text:style-name="P1">逃す (のがす) - to let loose</text:p>
              <text:p text:style-name="P1">逃れる (のがれる) - to escap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に.げる　に.がす　のが.す　のが.れ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ARRIVAL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roceed - reach - attain - result i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到着 (とうちゃく) - arrival</text:p>
              <text:p text:style-name="P1">殺到 (さっとう) - rush</text:p>
              <text:p text:style-name="P1">到達 (とうたつ) - reaching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いた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GAI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get - find - earn - acquire - can - may - able to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ト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得る (うる) - to be able to ...</text:p>
              <text:p text:style-name="P1">獲得 (かくとく) - acquisition</text:p>
              <text:p text:style-name="P1">所得 (しょとく) - incom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え.る　う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COPPER</text:p>
            </draw:text-box>
            <svg:title>english</svg:title>
          </draw:frame>
          <draw:frame draw:style-name="gr26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ド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銅像 (どうぞう) - bronze statue</text:p>
              <text:p text:style-name="P1">銅板 (どうばん) - sheet copper</text:p>
              <text:p text:style-name="P1">銅版 (どうはん) - copper plat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かがね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DELIVE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each - arrive - report - notify - forward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届く (とどく) - to reach</text:p>
              <text:p text:style-name="P1">届ける (とどける) - to deliver</text:p>
              <text:p text:style-name="P1">届け出 (とどけで) - repor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とど.ける　-とど.け　とど.く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TAB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rotruding - thrusting - thrust - pierce - prick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トツ　カ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突然 (とつぜん) - abrupt</text:p>
              <text:p text:style-name="P1">衝突 (しょうとつ) - collision</text:p>
              <text:p text:style-name="P1">突破 (とっぱ) - breaking through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つ.く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INGL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alone - spontaneously - Germany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ドク　ト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独自 (どくじ) - original</text:p>
              <text:p text:style-name="P1">単独 (たんどく) - sole</text:p>
              <text:p text:style-name="P1">独占 (どくせん) - monopoly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ひと.り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OISO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virus - venom - germ - harm - injury - spit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ド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中毒 (ちゅうどく) - poisoning</text:p>
              <text:p text:style-name="P1">毒性 (どくせい) - toxicity</text:p>
              <text:p text:style-name="P1">気の毒 (きのどく) - pitiful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ULL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low - foolish - blun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ド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鈍化 (どんか) - becoming dull</text:p>
              <text:p text:style-name="P1">鈍い (おそい) - slow</text:p>
              <text:p text:style-name="P1">鈍る (なまる) - to become less capabl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にぶ.い　にぶ.る　にぶ-　なま.る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LOUDY WEATHER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cloud up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ド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曇り (くもり) - cloudiness</text:p>
              <text:p text:style-name="P1">曇る (くぐもる) - to mumble</text:p>
              <text:p text:style-name="P1">曇り空 (くもりぞら) - cloudy sky (weather)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くも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難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乳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内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軟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任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認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念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燃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猫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熱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悩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濃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ILK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reast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ニュ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牛乳 (ぎゅうにゅう) - milk</text:p>
              <text:p text:style-name="P1">乳幼児 (にゅうようじ) - infants</text:p>
              <text:p text:style-name="P1">乳児 (にゅうじ) - infan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ちち　ち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DIFFICUL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impossible - trouble - accident - defec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ナ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難しい (むずかしい) - difficult</text:p>
              <text:p text:style-name="P1">難民 (なんみん) - refugees</text:p>
              <text:p text:style-name="P1">困難 (こんなん) - difficulty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かた.い　-がた.い　むずか.しい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OFT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ナ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柔軟 (じゅうなん) - flexible</text:p>
              <text:p text:style-name="P1">軟化 (なんか) - softening</text:p>
              <text:p text:style-name="P1">軟式 (なんしき) - played with a soft ball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やわ.らか　やわ.らか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INSID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within - between - among - house - hom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ナイ　ダ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国内 (こくない) - internal</text:p>
              <text:p text:style-name="P1">内容 (ないよう) - subject</text:p>
              <text:p text:style-name="P1">内閣 (ないかく) - cabine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うち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CKNOWLEDG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witness - discern - recognize - appreciate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ニ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認める (したためる) - to write up</text:p>
              <text:p text:style-name="P1">確認 (かくにん) - affirmation</text:p>
              <text:p text:style-name="P1">認識 (にんしき) - recognit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みと.める　したた.め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ESPONSIBILIT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uty - term - entrust to - appoin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ニ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責任 (せきにん) - duty</text:p>
              <text:p text:style-name="P1">就任 (しゅうにん) - inauguration</text:p>
              <text:p text:style-name="P1">辞任 (じにん) - to resig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まか.せる　まか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BUR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laze - glow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ネ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燃料 (ねんりょう) - fuel</text:p>
              <text:p text:style-name="P1">燃える (もえる) - to burn</text:p>
              <text:p text:style-name="P1">核燃料 (かくねんりょう) - atomic fuel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も.える　も.やす　も.す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WISH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ense - idea - thought - feeling - desire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ネ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記念 (きねん) - commemoration</text:p>
              <text:p text:style-name="P1">懸念 (けねん) - worry</text:p>
              <text:p text:style-name="P1">残念 (ざんねん) - deplorable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EA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temperature - fever - mania - passio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ネ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熱い (あつい) - hot (thing)</text:p>
              <text:p text:style-name="P1">熱心 (ねっしん) - zeal</text:p>
              <text:p text:style-name="P1">熱帯 (ねったい) - tropic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あつ.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AT</text:p>
            </draw:text-box>
            <svg:title>english</svg:title>
          </draw:frame>
          <draw:frame draw:style-name="gr26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ビ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子猫 (こねこ) - kitten</text:p>
              <text:p text:style-name="P1">野良猫 (のらねこ) - stray cat</text:p>
              <text:p text:style-name="P1">黒猫 (くろねこ) - black ca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ねこ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ONCENTRATE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thick - dark - undilute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ノ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濃い (こい) - deep (color)</text:p>
              <text:p text:style-name="P1">濃度 (のうど) - concentration</text:p>
              <text:p text:style-name="P1">濃厚 (のうこう) - density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こ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ROUBL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worry - in pain - distress - illnes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ノ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悩む (なやむ) - to be worried</text:p>
              <text:p text:style-name="P1">悩み (なやみ) - trouble</text:p>
              <text:p text:style-name="P1">苦悩 (くのう) - suffering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なや.む　なや.ます　なや.ましい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農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波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能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脳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破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馬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杯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背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拝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敗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配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倍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WAVE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illows - Poland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ハ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電波 (でんぱ) - electromagnetic wave</text:p>
              <text:p text:style-name="P1">波紋 (はもん) - ripple</text:p>
              <text:p text:style-name="P1">波及 (はきゅう) - sprea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なみ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GRICULTUR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farmers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ノ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農業 (のうぎょう) - agriculture</text:p>
              <text:p text:style-name="P1">農家 (のうか) - farmer</text:p>
              <text:p text:style-name="P1">農民 (のうみん) - farmers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RAI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memor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ノウ　ド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首脳 (しゅのう) - head</text:p>
              <text:p text:style-name="P1">脳死 (のうし) - brain death</text:p>
              <text:p text:style-name="P1">頭脳 (ずのう) - head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のうず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ABILIT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alent - skill - capacity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ノ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可能性 (かのうせい) - potentiality</text:p>
              <text:p text:style-name="P1">可能 (かのう) - possible</text:p>
              <text:p text:style-name="P1">機能 (きのう) - func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よ.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HORSE</text:p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バ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出馬 (しゅつば) - going on horseback</text:p>
              <text:p text:style-name="P1">競馬 (けいば) - horse racing</text:p>
              <text:p text:style-name="P1">馬場 (ばば) - horse-riding ground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ま　うま-　ま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EN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ip - tear - break - destroy - defeat - frustrat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ハ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破壊 (はかい) - destruction</text:p>
              <text:p text:style-name="P1">破る (やぶる) - to tear</text:p>
              <text:p text:style-name="P1">突破 (とっぱ) - breaking through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やぶ.る　やぶ.れ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TATUR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height - back - behind - disobey - defy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ハ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背景 (はいけい) - background</text:p>
              <text:p text:style-name="P1">背負う (しょう) - to be burdened with</text:p>
              <text:p text:style-name="P1">背中 (せなか) - back (of body)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せ　せい　そむ.く　そむ.け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9.506cm" svg:height="1.009cm" svg:x="10.519cm" svg:y="19.954cm">
            <draw:text-box>
              <text:p>COUNTER FOR CUPFUL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wine glass - glass - toas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ハ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乾杯 (かんぱい) - toast</text:p>
              <text:p text:style-name="P1">満杯 (まんぱい) - full</text:p>
              <text:p text:style-name="P1">デ杯 (デはい) - Davis Cup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さかずき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AILUR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efeat - reversal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ハ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失敗 (しっぱい) - failure</text:p>
              <text:p text:style-name="P1">腐敗 (ふはい) - decay</text:p>
              <text:p text:style-name="P1">敗れる (やぶれる) - to be defeated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やぶ.れ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WORSHIP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adore - pray to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ハ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参拝 (さんぱい) - visit to a shrine or temple</text:p>
              <text:p text:style-name="P1">拝見 (はいけん) - seeing</text:p>
              <text:p text:style-name="P1">崇拝 (すうはい) - worship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おが.む　おろが.む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OUBL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twice - times - fol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バ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倍増 (ばいぞう) - double</text:p>
              <text:p text:style-name="P1">倍率 (ばいりつ) - magnification</text:p>
              <text:p text:style-name="P1">人一倍 (ひといちばい) - more than others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DISTRIBUT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spouse - exile - rationing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ハ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心配 (しんぱい) - worry</text:p>
              <text:p text:style-name="P1">配慮 (はいりょ) - consideration</text:p>
              <text:p text:style-name="P1">支配 (しはい) - rul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くば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爆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麦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泊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薄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箱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肌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抜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判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畑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髪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反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板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ARLE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whea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バ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小麦 (こむぎ) - wheat</text:p>
              <text:p text:style-name="P1">小麦粉 (こむぎこ) - wheat flour</text:p>
              <text:p text:style-name="P1">麦芽 (ばくが) - mal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むぎ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OMB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urst open - pop - spli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バ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爆発 (ばくはつ) - explosion</text:p>
              <text:p text:style-name="P1">空爆 (くうばく) - aerial bombing</text:p>
              <text:p text:style-name="P1">爆弾 (ばくだん) - bomb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は.ぜ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DILUT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thin - weak (tea)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ハ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薄い (うすい) - thin</text:p>
              <text:p text:style-name="P1">薄れる (うすれる) - to fade</text:p>
              <text:p text:style-name="P1">希薄 (きはく) - thin (e.g., air)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うす.い　うす-　-うす　うす.める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OVERNIGH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ut up at - ride at anchor - 3-day stay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ハ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宿泊 (しゅくはく) - lodging</text:p>
              <text:p text:style-name="P1">泊まる (とまる) - to stay at (e.g., hotel)</text:p>
              <text:p text:style-name="P1">一泊 (いっぱく) - stopping one nigh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と.まる　と.め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TEXTUR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kin - body - grai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肌寒い (はださむい) - chilly</text:p>
              <text:p text:style-name="P1">山肌 (やまはだ) - mountain's surface</text:p>
              <text:p text:style-name="P1">肌着 (はだぎ) - underwea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はだ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BOX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hest - case - bin - railway ca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私書箱 (ししょばこ) - post office box</text:p>
              <text:p text:style-name="P1">投票箱 (とうひょうばこ) - ballot box</text:p>
              <text:p text:style-name="P1">ドル箱 (ドルばこ) - patr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はこ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JUDGMEN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ignature - stamp - sea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ハン　バ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批判 (ひはん) - criticism</text:p>
              <text:p text:style-name="P1">判断 (はんだん) - judgment</text:p>
              <text:p text:style-name="P1">判決 (はんけつ) - judicial decisio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わか.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LIP OUT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xtract - pull out - pilfer - quote - remove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バツ　ハツ　ハ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抜く (ぬく) - to extract</text:p>
              <text:p text:style-name="P1">抜ける (ぬける) - to come out</text:p>
              <text:p text:style-name="P1">抜き (ぬき) - without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ぬ.く　-ぬ.く　ぬ.き　ぬ.ける　ぬ.かす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AIR OF THE HEAD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ハ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白髪 (しらが) - white or grey hair (gray)</text:p>
              <text:p text:style-name="P1">髪の毛 (かみのけ) - hair (head)</text:p>
              <text:p text:style-name="P1">理髪 (りはつ) - haircu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かみ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FARM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field - garden - one's specialty - kokuji</text:p>
            </draw:text-box>
            <svg:title>meaning</svg:title>
          </draw:frame>
          <draw:frame draw:style-name="gr30" draw:text-style-name="P1" draw:layer="layout" svg:width="8.928cm" svg:height="0.937cm" svg:x="10.807cm" svg:y="16.75cm">
            <draw:text-box>
              <text:p/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田畑 (たはた) - fields (of rice and other crops)</text:p>
              <text:p text:style-name="P1">桑畑 (くわばた) - mulberry field</text:p>
              <text:p text:style-name="P1">焼き畑 (やきはた) - burnt fields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はた　はたけ　-ばたけ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PLANK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oard - plate - stag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ハン　バ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看板 (かんばん) - sign</text:p>
              <text:p text:style-name="P1">登板 (とうばん) - taking the plate</text:p>
              <text:p text:style-name="P1">板橋 (いたばし) - wooden bridge (with planks)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いた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ANTI-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ハン　ホン　タン　ホ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反対 (はんたい) - opposition</text:p>
              <text:p text:style-name="P1">違反 (いはん) - violation (of law)</text:p>
              <text:p text:style-name="P1">反発 (はんぱつ) - to repel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そ.る　そ.らす　かえ.す　かえ.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般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販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版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犯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晩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番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悲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批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否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彼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比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疲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ARKETING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ell - trad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ハ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販売 (はんばい) - sales</text:p>
              <text:p text:style-name="P1">自販 (じはん) - automobile sales</text:p>
              <text:p text:style-name="P1">再販 (さいはん) - resale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ARRIER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arry - al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ハ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一般 (いっぱん) - general</text:p>
              <text:p text:style-name="P1">一般的 (いっぱんてき) - popular</text:p>
              <text:p text:style-name="P1">全般 (ぜんぱん) - whole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RIM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in - offens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ハン　ボ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犯罪 (はんざい) - crime</text:p>
              <text:p text:style-name="P1">犯行 (はんこう) - crime</text:p>
              <text:p text:style-name="P1">犯人 (はんにん) - offende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おか.す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RINTING BLOCK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rinting plate - edition - impression - label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ハ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出版 (しゅっぱん) - publication</text:p>
              <text:p text:style-name="P1">出版社 (しゅっぱんしゃ) - publisher</text:p>
              <text:p text:style-name="P1">版画 (はんが) - woodcut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TUR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number in a series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バ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番組 (ばんぐみ) - program (e.g., TV)</text:p>
              <text:p text:style-name="P1">一番 (いちばん) - best</text:p>
              <text:p text:style-name="P1">番号 (ばんごう) - numbe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つが.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NIGHTFALL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nigh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バ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晩年 (ばんねん) - last years</text:p>
              <text:p text:style-name="P1">毎晩 (まいばん) - every night</text:p>
              <text:p text:style-name="P1">一晩 (ひとばん) - one evening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CRITICISM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trik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批判 (ひはん) - criticism</text:p>
              <text:p text:style-name="P1">批准 (ひじゅん) - ratification</text:p>
              <text:p text:style-name="P1">批判的 (ひはんてき) - critical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GRIEV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ad - deplore - regre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悲劇 (ひげき) - tragedy</text:p>
              <text:p text:style-name="P1">悲しい (かなしい) - sad</text:p>
              <text:p text:style-name="P1">悲しみ (かなしみ) - sadnes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かな.しい　かな.しむ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that - th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彼女 (かのじょ) - she</text:p>
              <text:p text:style-name="P1">彼氏 (かれし) - boyfriend</text:p>
              <text:p text:style-name="P1">彼此 (あれこれ) - one thing or another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かれ　かの　か.の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NEGAT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no - noes - refuse - decline - deny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拒否 (きょひ) - denial</text:p>
              <text:p text:style-name="P1">否定 (ひてい) - negation</text:p>
              <text:p text:style-name="P1">否決 (ひけつ) - rejec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いな　い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EXHAUSTE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tire - weary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疲れる (つかれる) - to get tired</text:p>
              <text:p text:style-name="P1">疲れ (つかれ) - tiredness</text:p>
              <text:p text:style-name="P1">疲労 (ひろう) - fatigu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つか.れる　-づか.れ　つか.らす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OMPAR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race - ratio - Philippine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比べる (くらべる) - to compare</text:p>
              <text:p text:style-name="P1">比例 (ひれい) - proportion</text:p>
              <text:p text:style-name="P1">比率 (ひりつ) - ratio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くら.べ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費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非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皮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被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飛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備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匹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必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美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鼻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筆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標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UN-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mistake - negative - injustice - non-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非常 (ひじょう) - emergency</text:p>
              <text:p text:style-name="P1">非難 (ひなん) - blame</text:p>
              <text:p text:style-name="P1">非公式 (ひこうしき) - informal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あら.ず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XPENS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ost - spend - consume - wast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消費 (しょうひ) - consumption</text:p>
              <text:p text:style-name="P1">消費者 (しょうひしゃ) - consumer</text:p>
              <text:p text:style-name="P1">費用 (ひよう) - cost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い.やす　つい.え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INCU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ver - veil - brood over - shelter - wear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被告 (ひこく) - defendant</text:p>
              <text:p text:style-name="P1">被害 (ひがい) - damage</text:p>
              <text:p text:style-name="P1">被害者 (ひがいしゃ) - victim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こうむ.る　おお.う　かぶ.る　かぶ.せ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EL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kin - hide - leather - skin radical (no. 107)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皮肉 (ひにく) - cynicism</text:p>
              <text:p text:style-name="P1">皮切り (かわきり) - beginning</text:p>
              <text:p text:style-name="P1">皮膚 (ひふ) - ski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EQUIP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rovision - preparatio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ビ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整備 (せいび) - maintenance</text:p>
              <text:p text:style-name="P1">準備 (じゅんび) - preparation</text:p>
              <text:p text:style-name="P1">設備 (せつび) - equipmen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そな.える　そな.わる　つぶさ.に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FL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kip (pages) - scatte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飛ぶ (とぶ) - to jump</text:p>
              <text:p text:style-name="P1">飛行 (ひこう) - aviation</text:p>
              <text:p text:style-name="P1">飛行機 (ひこうき) - airplan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と.ぶ　と.ばす　-と.ば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INVARIABL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ertain - inevitabl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ヒツ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必要 (ひつよう) - necessary</text:p>
              <text:p text:style-name="P1">必要性 (ひつようせい) - necessity</text:p>
              <text:p text:style-name="P1">必ず (かならず) - always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なら.ず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EQUAL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head - counter for small animals - roll of cloth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ヒツ</text:p>
            </draw:text-box>
            <svg:title>onyomi</svg:title>
          </draw:frame>
          <draw:frame draw:style-name="gr17" draw:text-style-name="P1" draw:layer="layout" svg:width="8.928cm" svg:height="0.96cm" svg:x="10.808cm" svg:y="22.719cm">
            <draw:text-box>
              <text:p text:style-name="P1">匹敵 (ひってき) - comparing with</text:p>
              <text:p text:style-name="P1">匹夫 (ひっぷ) - ma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ひき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NOS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nout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ビ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鼻息 (はないき) - nasal breathing</text:p>
              <text:p text:style-name="P1">鼻の先 (はなのさき) - in front of your nose</text:p>
              <text:p text:style-name="P1">鼻水 (はなみず) - nasal mucus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はな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EAUT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eautiful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ビ　ミ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美術 (びじゅつ) - art</text:p>
              <text:p text:style-name="P1">美しい (うつくしい) - beautiful</text:p>
              <text:p text:style-name="P1">美術館 (びじゅつかん) - art galler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つく.し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IGNPOS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eal - mark - stamp - imprint - symbol - emblem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ヒ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目標 (めじるし) - mark</text:p>
              <text:p text:style-name="P1">標準 (ひょうじゅん) - standard</text:p>
              <text:p text:style-name="P1">指標 (しひょう) - index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しるべ　しるし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WRITING BRUSH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writing - painting brush - handwriting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ヒツ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執筆 (しっぴつ) - writing (e.g., as a profession)</text:p>
              <text:p text:style-name="P1">筆頭 (ひっとう) - brush tip</text:p>
              <text:p text:style-name="P1">筆者 (ひっしゃ) - writer (often in self-reference)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ふで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評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秒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氷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表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貧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付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富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布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夫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婦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府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怖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ECOND (1/60 MINUTE)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ビ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秒読み (びょうよみ) - countdown</text:p>
              <text:p text:style-name="P1">秒速 (びょうそく) - per second</text:p>
              <text:p text:style-name="P1">毎秒 (まいびょう) - every second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VALUAT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riticism - commen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ヒ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評価 (ひょうか) - valuation</text:p>
              <text:p text:style-name="P1">評議 (ひょうぎ) - conference</text:p>
              <text:p text:style-name="P1">評論家 (ひょうろんか) - critic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URFAC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table - chart - diagram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ヒ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代表 (だいひょう) - representative</text:p>
              <text:p text:style-name="P1">発表 (はっぴょう) - announcement</text:p>
              <text:p text:style-name="P1">表明 (ひょうめい) - declarat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おもて　-おもて　あらわ.す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ICICL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ice - hail - freeze - congeal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ヒ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氷点下 (ひょうてんか) - below freezing</text:p>
              <text:p text:style-name="P1">氷山 (ひょうざん) - iceberg</text:p>
              <text:p text:style-name="P1">氷河 (ひょうが) - glacier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こおり　ひ　こお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DHER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ttach - refer to - append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付近 (ふきん) - neighborhood</text:p>
              <text:p text:style-name="P1">寄付 (きふ) - contribution</text:p>
              <text:p text:style-name="P1">付ける (つける) - to attach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つ.ける　-つ.ける　-づ.ける　つ.け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OVERT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oo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ヒン　ビ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貧しい (まずしい) - poor</text:p>
              <text:p text:style-name="P1">貧困 (ひんこん) - poverty</text:p>
              <text:p text:style-name="P1">貧乏 (びんぼう) - povert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まず.し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LINE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loth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配布 (はいふ) - distribution</text:p>
              <text:p text:style-name="P1">布施 (ふせ) - alms</text:p>
              <text:p text:style-name="P1">麻布 (あさぬの) - hemp cloth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ぬの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WEALTH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nrich - abundan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フ　フ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豊富 (ほうふ) - abundance</text:p>
              <text:p text:style-name="P1">富士通 (ふじつう) - Fujitsu</text:p>
              <text:p text:style-name="P1">富む (とむ) - to be rich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と.む　とみ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LAD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woman - wife - brid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主婦 (しゅふ) - housewife</text:p>
              <text:p text:style-name="P1">夫婦 (ふうふ) - married couple</text:p>
              <text:p text:style-name="P1">看護婦 (かんごふ) - nurs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よめ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HUSBAND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man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フ　フウ　ブ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夫人 (はしかし) - wife</text:p>
              <text:p text:style-name="P1">夫婦 (ふうふ) - married couple</text:p>
              <text:p text:style-name="P1">工夫 (くふう) - schem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おっと　それ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READFUL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e frightened - fearfu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フ　ホ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怖い (こわい) - scary</text:p>
              <text:p text:style-name="P1">恐怖 (きょうふ) - fear</text:p>
              <text:p text:style-name="P1">怖がる (こわがる) - to be afraid of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こわ.い　こわ.がる　お.じる　おそ.れ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OROUGH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urban prefecture - govt office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フ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政府 (せいふ) - government</text:p>
              <text:p text:style-name="P1">府警 (ふけい) - prefectural police</text:p>
              <text:p text:style-name="P1">府中 (ふちゅう) - Fuchuu (in Tokyo)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符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膚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普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浮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負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武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封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副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舞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部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復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幅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KI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ody - grain - texture - dispositio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皮膚 (ひふ) - skin</text:p>
              <text:p text:style-name="P1">皮膚炎 (ひふえん) - dermatitis</text:p>
              <text:p text:style-name="P1">皮膚科 (ひふか) - dermatolog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はだ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TOKE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ign - mark - tally - charm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フ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終止符 (しゅうしふ) - full stop</text:p>
              <text:p text:style-name="P1">切符 (きっぷ) - ticket</text:p>
              <text:p text:style-name="P1">疑問符 (ぎもんふ) - question mark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FLOATING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loat - rise to surfac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浮上 (ふじょう) - surfacing</text:p>
              <text:p text:style-name="P1">浮かぶ (うかぶ) - to float</text:p>
              <text:p text:style-name="P1">浮く (うく) - to floa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う.く　う.かれる　う.かぶ　む　…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UNIVERSAL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wide(ly) - generally - Prussia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フ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普通 (ふつう) - general</text:p>
              <text:p text:style-name="P1">普及 (ふきゅう) - diffusion</text:p>
              <text:p text:style-name="P1">普段 (ふだん) - usual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まね.く　あまねし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ARRIO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ilitary - chivalry - arms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ブ　ム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武器 (ぶき) - weapon</text:p>
              <text:p text:style-name="P1">武装 (ぶそう) - arms</text:p>
              <text:p text:style-name="P1">武力 (ぶりょく) - armed migh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たけ.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DEFEA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negative - - - minus - bear - ow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フ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負担 (ふたん) - burden</text:p>
              <text:p text:style-name="P1">勝負 (しょうぶ) - victory or defeat</text:p>
              <text:p text:style-name="P1">負ける (まける) - to los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ま.ける　ま.かす　お.う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VICE-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duplicate - copy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フ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副長 (ふくちょう) - deputy head</text:p>
              <text:p text:style-name="P1">副作用 (ふくさよう) - reaction</text:p>
              <text:p text:style-name="P1">副知事 (ふくちじ) - lieutenant governor</text:p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EAL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losing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フウ　ホ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完封 (かんぷう) - complete blockade (seal)</text:p>
              <text:p text:style-name="P1">封鎖 (ふうさ) - blockade</text:p>
              <text:p text:style-name="P1">封じる (ふうじる) - to seal (letter)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ECTIO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ureau - dept - class - copy - part - portion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ブ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幹部 (かんぶ) - management</text:p>
              <text:p text:style-name="P1">本部 (ほんぶ) - headquarters</text:p>
              <text:p text:style-name="P1">一部 (いちぶ) - one part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-べ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ANC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flit - circle - wheel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ブ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舞台 (ぶたい) - stage(theater)</text:p>
              <text:p text:style-name="P1">歌舞伎 (かぶき) - kabuki</text:p>
              <text:p text:style-name="P1">舞踊 (ぶよう) - danc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ま.う　-ま.う　ま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HANGING SCROLL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width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フ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大幅 (おおはば) - full width</text:p>
              <text:p text:style-name="P1">幅広い (はばひろい) - extensive</text:p>
              <text:p text:style-name="P1">増幅 (ぞうふく) - amplification (elec.)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はば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RESTORE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return to - revert - resum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フ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回復 (かいふく) - recovery (from illness)</text:p>
              <text:p text:style-name="P1">復活 (ふっかつ) - revival (e.g., musical)</text:p>
              <text:p text:style-name="P1">復帰 (ふっき) - retur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た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複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払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福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腹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沸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仏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平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並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粉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兵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閉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米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A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lear out - prune - banish - dispose of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フツ　ヒツ　ホ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支払う (しはらう) - to pay</text:p>
              <text:p text:style-name="P1">支払い (しはらい) - payment</text:p>
              <text:p text:style-name="P1">払い (はらい) - paymen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はら.う　-はら.い　-ばら.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DUPLICAT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double - compound - multipl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フ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複数 (ふくすう) - several</text:p>
              <text:p text:style-name="P1">複雑 (ふくざつ) - complex</text:p>
              <text:p text:style-name="P1">複合 (ふくごう) - composite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BDOME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elly - stomach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フ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裏腹 (うらはら) - opposite</text:p>
              <text:p text:style-name="P1">腹部 (ふくぶ) - abdomen</text:p>
              <text:p text:style-name="P1">腹痛 (はらいた) - stomach ach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はら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LESSING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ortune - luck - wealth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フ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福岡 (ふくおか) - Fukuoka (city)</text:p>
              <text:p text:style-name="P1">福祉 (ふくし) - welfare</text:p>
              <text:p text:style-name="P1">幸福 (こうふく) - happiness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UDDHA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the dead - Franc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ブツ　フツ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仏教 (ぶっきょう) - Buddhism</text:p>
              <text:p text:style-name="P1">仏語 (ふつご) - French (language)</text:p>
              <text:p text:style-name="P1">仏像 (ぶつぞう) - Buddhist image (statue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ほとけ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EETH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oil - ferment - uproar - bree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フツ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沸騰 (ふっとう) - boiling</text:p>
              <text:p text:style-name="P1">沸く (わく) - to grow hot (of water, etc.)</text:p>
              <text:p text:style-name="P1">沸かす (わかす) - to boil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わ.く　わ.か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ROW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and - besides - as well as - line up - rank with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ヘイ　ホ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並ぶ (ならぶ) - to line up</text:p>
              <text:p text:style-name="P1">並立 (へいりつ) - standing abreast</text:p>
              <text:p text:style-name="P1">並み (なみ) - averag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な.み　なら.べる　なら.ぶ　なら.びに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EVE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flat - pea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ヘイ　ビョウ　ヒ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平和 (へいわ) - peace</text:p>
              <text:p text:style-name="P1">平均 (へいきん) - average</text:p>
              <text:p text:style-name="P1">和平 (わへい) - peac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たい.ら　-だいら　ひら　ひら-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OLDIE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private - troops - army - warfare - strategy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ヘイ　ヒ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核兵器 (かくへいき) - nuclear weapons</text:p>
              <text:p text:style-name="P1">兵器 (へいき) - arms</text:p>
              <text:p text:style-name="P1">兵士 (へいし) - soldier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つわもの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FLOUR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owder - dust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フ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花粉 (かふん) - pollen</text:p>
              <text:p text:style-name="P1">小麦粉 (こむぎこ) - wheat flour</text:p>
              <text:p text:style-name="P1">花粉症 (かふんしょう) - hay feve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デシメートル　こ　こな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RIC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USA - meter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ベイ　マイ　メエトル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米国 (べいこく) - America</text:p>
              <text:p text:style-name="P1">日米 (にちべい) - Japan-America</text:p>
              <text:p text:style-name="P1">米側 (べいがわ) - American posit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こめ　よね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LOSED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shu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ヘ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閉鎖 (へいさ) - closing</text:p>
              <text:p text:style-name="P1">閉幕 (へいまく) - falling of the curtain</text:p>
              <text:p text:style-name="P1">閉ざす (とざす) - to shu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と.じる　と.ざす　し.める　し.ま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片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編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壁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変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辺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返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補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募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保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捕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暮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包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OMPILATIO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knit - plait - braid - twist - editing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ヘ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編集 (へんしゅう) - editing</text:p>
              <text:p text:style-name="P1">編成 (へんせい) - composition</text:p>
              <text:p text:style-name="P1">再編 (さいへん) - reorganizat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あ.む　-あ.み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ONE-SIDE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leaf - sheet - right-side kata radical (no. 91)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ヘ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片手 (かたて) - one hand</text:p>
              <text:p text:style-name="P1">破片 (はへん) - fragment</text:p>
              <text:p text:style-name="P1">片隅 (かたすみ) - corn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かた-　かた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UNUSUA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hange - strang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ヘ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変わる (かわる) - to change</text:p>
              <text:p text:style-name="P1">変化 (へんか) - change</text:p>
              <text:p text:style-name="P1">変える (かえる) - to chang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か.わる　か.わり　か.え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WALL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lining (stomach) - fenc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ヘキ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障壁 (しょうへき) - enclosing wall</text:p>
              <text:p text:style-name="P1">壁画 (へきが) - fresco</text:p>
              <text:p text:style-name="P1">外壁 (がいへき) - outer wall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べ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ETUR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nswer - fade - repay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ヘ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返還 (へんかん) - return</text:p>
              <text:p text:style-name="P1">返済 (へんさい) - repayment</text:p>
              <text:p text:style-name="P1">返す (かえす) - to return (something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え.す　-かえ.す　かえ.る　-かえ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ENVIRONS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oundary - border - vicinity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ヘ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周辺 (しゅうへん) - circumference</text:p>
              <text:p text:style-name="P1">身辺 (しんぺん) - one's person</text:p>
              <text:p text:style-name="P1">海辺 (うみべ) - beach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あた.り　ほと.り　-べ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RECRUI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campaign - gather (contributions) - enlist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ボ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募集 (ぼしゅう) - recruiting</text:p>
              <text:p text:style-name="P1">応募 (おうぼ) - subscription</text:p>
              <text:p text:style-name="P1">募る (つのる) - to invite contributions, etc.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つの.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UPPLEMENT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upply - make good - offset - compensate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ホ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候補 (こうほ) - candidate</text:p>
              <text:p text:style-name="P1">立候補 (りっこうほ) - announcing candidacy</text:p>
              <text:p text:style-name="P1">補償 (ほしょう) - compensa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おぎな.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ATC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aptur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ホ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逮捕 (たいほ) - arrest</text:p>
              <text:p text:style-name="P1">捕鯨 (ほげい) - whaling</text:p>
              <text:p text:style-name="P1">捕虜 (ほりょ) - prisoner (of war)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と.らえる　と.らわれる　と.る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ROTEC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guarantee - keep - preserve - sustain - support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ホ　ホ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保護 (ほご) - care</text:p>
              <text:p text:style-name="P1">安保 (あんぽ) - US-Japan Security Treaty</text:p>
              <text:p text:style-name="P1">確保 (かくほ) - guarante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も.つ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WRAP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ack up - cover - concea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ホ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包括 (ほうかつ) - inclusion</text:p>
              <text:p text:style-name="P1">包む (くるむ) - to wrap up</text:p>
              <text:p text:style-name="P1">包囲 (ほうい) - sieg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つつ.む　くる.む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LIVELIHOOD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make a living - spend tim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ボ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暮らす (くらす) - to live</text:p>
              <text:p text:style-name="P1">暮らし (くらし) - living</text:p>
              <text:p text:style-name="P1">暮れ (くれ) - sunse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く.れる　く.ら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抱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放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報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宝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法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訪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坊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帽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豊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亡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忘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忙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ET FRE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release - fire - shoot - emit - banish - liberat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ホ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放送 (ほうそう) - broadcast</text:p>
              <text:p text:style-name="P1">開放 (かいほう) - open</text:p>
              <text:p text:style-name="P1">解放 (かいほう) - releas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はな.す　-っぱな.し　はな.つ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MBRAC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hug - hold in arms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ホ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抱く (いだく) - to embrace</text:p>
              <text:p text:style-name="P1">抱負 (ほうふ) - aspiration</text:p>
              <text:p text:style-name="P1">辛抱 (しんぼう) - patien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だ.く　いだ.く　かか.え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REASUR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wealth - valuable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ホ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東宝 (とうほう) - Toho (Japanese film studio)</text:p>
              <text:p text:style-name="P1">宝石 (ほうせき) - gem</text:p>
              <text:p text:style-name="P1">宝くじ (たからくじ) - lotter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から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EPOR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news - reward - retributio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ホ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情報 (じょうほう) - news</text:p>
              <text:p text:style-name="P1">報告 (ほうこく) - report</text:p>
              <text:p text:style-name="P1">報道 (ほうどう) - inform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むく.い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ALL O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visit - look up - offer sympathy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ホ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訪問 (ほうもん) - call</text:p>
              <text:p text:style-name="P1">訪れる (おとずれる) - to visit</text:p>
              <text:p text:style-name="P1">訪日 (ほうにち) - visit to Japa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とず.れる　たず.ねる　と.う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METHOD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law - rule - principle - model - system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ホウ　ハッ　ホッ　フラ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法案 (ほうあん) - bill (law)</text:p>
              <text:p text:style-name="P1">憲法 (けんぽう) - constitution</text:p>
              <text:p text:style-name="P1">方法 (ほうほう) - method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のり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CAP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headgea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ボウ　モ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帽子 (ぼうし) - hat</text:p>
              <text:p text:style-name="P1">脱帽 (だつぼう) - removing one's hat</text:p>
              <text:p text:style-name="P1">山高帽 (やまたかぼう) - bowler ha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ずきん　おお.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BO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riest's residence - pries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ボウ　ボッ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赤ん坊 (あかんぼ) - baby</text:p>
              <text:p text:style-name="P1">坊さん (ぼうさん) - Buddhist priest</text:p>
              <text:p text:style-name="P1">坊や (ぼうや) - boy</text:p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ECEASED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the late - dying - perish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ボウ　モ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死亡 (しぼう) - death</text:p>
              <text:p text:style-name="P1">亡命 (ぼうめい) - emigration</text:p>
              <text:p text:style-name="P1">亡くす (なくす) - to lose someth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な.い　な.き-　ほろ.びる　ほろ.ぶ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OUNTIFU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excellent - rich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ホウ　ブ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豊か (ゆたか) - abundant</text:p>
              <text:p text:style-name="P1">豊富 (ほうふ) - abundance</text:p>
              <text:p text:style-name="P1">豊作 (ほうさく) - abundant harves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ゆた.か　とよ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US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occupied - restles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ボウ　モ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忙しい (いそがしい) - busy</text:p>
              <text:p text:style-name="P1">多忙 (たぼう) - busy</text:p>
              <text:p text:style-name="P1">忙殺 (ぼうさつ) - worked to death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いそが.しい　せわ.しい　おそ.れる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FORGET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ボ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忘れる (わすれる) - to forget</text:p>
              <text:p text:style-name="P1">忘年会 (ぼうねんかい) - year-end party</text:p>
              <text:p text:style-name="P1">忘れ物 (わすれもの) - lost articl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わす.れ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棒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貿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暴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望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防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磨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末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満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埋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枚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未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眠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RAD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exchang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ボ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貿易 (ぼうえき) - trade (foreign)</text:p>
              <text:p text:style-name="P1">貿易風 (ぼうえきふう) - trade wind</text:p>
              <text:p text:style-name="P1">密貿易 (みつぼうえき) - smuggling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O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tick - cane - pole - club - lin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ボ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泥棒 (どろぼう) - thief</text:p>
              <text:p text:style-name="P1">鉄棒 (かなぼう) - iron rod</text:p>
              <text:p text:style-name="P1">用心棒 (ようじんぼう) - bodyguard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MBITIO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ull moon - hope - desire - aspire to - expec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ボウ　モ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希望 (きぼう) - hope</text:p>
              <text:p text:style-name="P1">望む (のぞむ) - to desire</text:p>
              <text:p text:style-name="P1">要望 (ようぼう) - demand fo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のぞ.む　もち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OUTBURS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rave - fret - force - violence - cruelty - outrag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ボウ　バ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暴力 (ぼうりょく) - violence</text:p>
              <text:p text:style-name="P1">暴行 (ぼうこう) - assault</text:p>
              <text:p text:style-name="P1">暴動 (ぼうどう) - insurrec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ば.く　あば.れ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GRIN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olish - scour - improve - brush (teeth)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マ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磨く (みがく) - to polish</text:p>
              <text:p text:style-name="P1">磨き (みがき) - polish</text:p>
              <text:p text:style-name="P1">琢磨 (たくま) - polish (jewels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みが.く　す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WARD OFF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efend - protect - resis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ボ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防衛 (ぼうえい) - defense</text:p>
              <text:p text:style-name="P1">防止 (ぼうし) - prevention</text:p>
              <text:p text:style-name="P1">国防 (こくぼう) - national defens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ふせ.ぐ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FULL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fullness - enough - satisfy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マン　バ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不満 (ふまん) - dissatisfaction</text:p>
              <text:p text:style-name="P1">満足 (まんぞく) - satisfaction</text:p>
              <text:p text:style-name="P1">未満 (みまん) - less tha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み.ちる　み.つ　み.たす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EN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lose - tip - powder - posterity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マツ　バツ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月末 (げつまつ) - end of the month</text:p>
              <text:p text:style-name="P1">年末 (ねんまつ) - end-of-year</text:p>
              <text:p text:style-name="P1">週末 (しゅうまつ) - weekend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すえ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HEET OF...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unter for flat thin objects or sheets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マイ　バ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一枚 (いちまい) - one thin flat object</text:p>
              <text:p text:style-name="P1">二枚 (にまい) - two sheets (pieces) (of paper)</text:p>
              <text:p text:style-name="P1">枚数 (まいすう) - the number of flat things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UR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e filled up - embedded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マ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埋める (うずめる) - to cover</text:p>
              <text:p text:style-name="P1">埋まる (うずまる) - to be buried</text:p>
              <text:p text:style-name="P1">埋葬 (まいそう) - burial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.める　う.まる　う.もれる　うず.める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LEEP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die - sleepy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ミ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睡眠 (すいみん) - sleep</text:p>
              <text:p text:style-name="P1">眠り (ねむり) - sleep</text:p>
              <text:p text:style-name="P1">居眠り (いねむり) - dozing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ねむ.る　ねむ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UN-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not yet - hitherto - still - even now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ミ　ビ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未明 (みめい) - early dawn</text:p>
              <text:p text:style-name="P1">未来 (みらい) - the future (usually distant)</text:p>
              <text:p text:style-name="P1">未満 (みまん) - less tha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いま.だ　ま.だ　ひつじ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無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娘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務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夢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命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迷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面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毛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鳴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綿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戻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役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DAUGHTER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irl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ジ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一人娘 (ひとりむすめ) - an only daughter</text:p>
              <text:p text:style-name="P1">娘婿 (むすめむこ) - adopted son-in-law</text:p>
              <text:p text:style-name="P1">孫娘 (まごむすめ) - granddaughte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むすめ　こ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NOTHINGNES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none - ain't - nothing - nil - no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ム　ブ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無料 (むりょう) - free</text:p>
              <text:p text:style-name="P1">無理 (むり) - unreasonable</text:p>
              <text:p text:style-name="P1">無視 (むし) - disregard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な.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DREAM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vision - illusio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ム　ボ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夢中 (むちゅう) - daze</text:p>
              <text:p text:style-name="P1">夢見る (ゆめみる) - to dream (of)</text:p>
              <text:p text:style-name="P1">悪夢 (あくむ) - nightmar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ゆめ　ゆめ.みる　くら.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TASK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dutie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ム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事務所 (じむしょ) - office</text:p>
              <text:p text:style-name="P1">事務局 (じむきょく) - secretariat</text:p>
              <text:p text:style-name="P1">務める (つとめる) - to work (for)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つと.め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STRA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e perplexed - in doubt - lost - err - illusio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メ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低迷 (ていめい) - hanging low (over)</text:p>
              <text:p text:style-name="P1">迷惑 (めいわく) - trouble</text:p>
              <text:p text:style-name="P1">混迷 (こんめい) - turmoil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まよ.う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FAT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ommand - decree - destiny - life - appoin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メイ　ミ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革命 (かくめい) - revolution</text:p>
              <text:p text:style-name="P1">生命 (せいめい) - life</text:p>
              <text:p text:style-name="P1">命令 (めいれい) - orde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いのち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FU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hair - feather - dow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モ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毛布 (もうふ) - blanket</text:p>
              <text:p text:style-name="P1">毛皮 (けがわ) - fur</text:p>
              <text:p text:style-name="P1">髪の毛 (かみのけ) - hair (head)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け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MASK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face - features - surfa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メン　ベ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当面 (とうめん) - current</text:p>
              <text:p text:style-name="P1">全面 (ぜんめん) - whole surface</text:p>
              <text:p text:style-name="P1">場面 (ばめん) - scen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おも　おもて　つら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OTTON</text:p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メ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綿密 (めんみつ) - minute</text:p>
              <text:p text:style-name="P1">木綿 (きわた) - cotton (material)</text:p>
              <text:p text:style-name="P1">綿花 (めんか) - raw cott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わた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HIRP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ry - bark - sound - ring - echo - honk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メ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鳴る (なる) - to sound</text:p>
              <text:p text:style-name="P1">鳴らす (ならす) - to ring</text:p>
              <text:p text:style-name="P1">悲鳴 (ひめい) - shriek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な.く　な.る　な.らす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UT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war - campaign - drafted labor - office - service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ヤク　エキ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役割 (やくわり) - part</text:p>
              <text:p text:style-name="P1">役員 (やくいん) - officer</text:p>
              <text:p text:style-name="P1">取締役 (とりしまりやく) - company director</text:p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RE-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return - revert - resume - restore - go backward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レ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戻る (もどる) - to turn back</text:p>
              <text:p text:style-name="P1">戻す (もどす) - to restore</text:p>
              <text:p text:style-name="P1">逆戻り (ぎゃくもどり) - retrogress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もど.す　もど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輸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優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約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油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勇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由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予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余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遊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郵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与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預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ENDERNES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excel - surpass - actor - superiority - gentlenes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ユウ　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優勝 (ゆうしょう) - overall victory</text:p>
              <text:p text:style-name="P1">優先 (ゆうせん) - preference</text:p>
              <text:p text:style-name="P1">俳優 (はいゆう) - actor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やさ.しい　すぐ.れる　まさ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TRANSPOR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end - be inferio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ユ　シュ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輸入 (しゅにゅう) - importation</text:p>
              <text:p text:style-name="P1">輸出 (しゅしゅつ) - export</text:p>
              <text:p text:style-name="P1">輸送 (ゆそう) - transport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OI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a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ユ　ユ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石油 (せきゆ) - oil</text:p>
              <text:p text:style-name="P1">原油 (げんゆ) - crude oil</text:p>
              <text:p text:style-name="P1">油田 (ゆでん) - oil field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ぶら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ROMIS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pproximately - shrink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ヤ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条約 (じょうやく) - treaty</text:p>
              <text:p text:style-name="P1">契約 (けいやく) - contract</text:p>
              <text:p text:style-name="P1">約束 (やくそく) - arrangemen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つづ.まる　つづ.める　つづま.や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HEREFOR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 reason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ユ　ユウ　ユ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自由 (じゆう) - freedom</text:p>
              <text:p text:style-name="P1">理由 (りゆう) - reason</text:p>
              <text:p text:style-name="P1">経由 (けいゆ) - through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よし　よ.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COURAG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heer up - be in high spirits - bravery - heroism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ユ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勇気 (ゆうき) - courage</text:p>
              <text:p text:style-name="P1">勇退 (ゆうたい) - bowing out</text:p>
              <text:p text:style-name="P1">義勇 (ぎゆう) - heroism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いさ.む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TOO MUCH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myself - surplus - other - remainde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ヨ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余り (あまり) - remainder</text:p>
              <text:p text:style-name="P1">余裕 (よゆう) - surplus</text:p>
              <text:p text:style-name="P1">余地 (よち) - plac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あま.る　あま.り　あま.す　あんま.り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BEFOREHAN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revious - myself - I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ヨ　シャ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予定 (よてい) - plans</text:p>
              <text:p text:style-name="P1">予算 (よさん) - estimate</text:p>
              <text:p text:style-name="P1">予想 (よそう) - expecta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らかじ.め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MAI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tagecoach stop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ユ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郵便 (ゆうびん) - mail</text:p>
              <text:p text:style-name="P1">郵政 (ゆうせい) - postal system</text:p>
              <text:p text:style-name="P1">郵便局 (ゆうびんきょく) - post office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LAY</text:p>
            </draw:text-box>
            <svg:title>english</svg:title>
          </draw:frame>
          <draw:frame draw:style-name="gr26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ユウ　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遊び (あそび) - playing</text:p>
              <text:p text:style-name="P1">遊ぶ (あすぶ) - to play</text:p>
              <text:p text:style-name="P1">遊説 (ゆうぜい) - election tour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あそ.ぶ　あそ.ばす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EPOSI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ustody - leave with - entrust to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ヨ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預金 (よきん) - deposit</text:p>
              <text:p text:style-name="P1">預ける (あずける) - to give into custody</text:p>
              <text:p text:style-name="P1">預かる (あずかる) - to look afte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ず.ける　あず.か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ESTOW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participate in - give - award - impart - provide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ヨ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与党 (よとう) - government party</text:p>
              <text:p text:style-name="P1">与野党 (よやとう) - parties in and out of power</text:p>
              <text:p text:style-name="P1">関与 (かんよ) - particip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た.える　あずか.る　くみ.す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様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溶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幼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容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葉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要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欲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浴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踊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陽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翌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頼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EL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dissolve - thaw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溶岩 (ようがん) - lava</text:p>
              <text:p text:style-name="P1">溶ける (とける) - to melt</text:p>
              <text:p text:style-name="P1">溶かす (とかす) - to mel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と.ける　と.かす　と.く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SQ.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way - manner - situation - polite suffix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ヨウ　シ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同様 (どうよう) - identical</text:p>
              <text:p text:style-name="P1">様子 (ようす) - state</text:p>
              <text:p text:style-name="P1">模様 (もよう) - patter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さま　さん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ONTAI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orm - look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容疑者 (ようぎしゃ) - suspect (person)</text:p>
              <text:p text:style-name="P1">内容 (ないよう) - subject</text:p>
              <text:p text:style-name="P1">容疑 (ようぎ) - suspec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い.れ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INFANC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hildhood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幼稚園 (ようちえん) - kindergarten</text:p>
              <text:p text:style-name="P1">幼児 (ようじ) - infant</text:p>
              <text:p text:style-name="P1">幼い (いとけない) - very young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おさな.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NEE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main point - essence - pivot - key to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必要 (ひつよう) - necessary</text:p>
              <text:p text:style-name="P1">要求 (ようきゅう) - demand</text:p>
              <text:p text:style-name="P1">重要 (じゅうよう) - importan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い.る　かなめ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LEAF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lane - lobe - needle - blade - spear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言葉 (けとば) - language</text:p>
              <text:p text:style-name="P1">千葉 (ちば) - Chiba (city)</text:p>
              <text:p text:style-name="P1">青葉 (あおば) - fresh leaves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は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BATH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e favored with - bask i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ヨ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浴びる (あびる) - to bathe</text:p>
              <text:p text:style-name="P1">入浴 (にゅうよく) - bathe</text:p>
              <text:p text:style-name="P1">浴室 (よくしつ) - bathroom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あ.びる　あ.びせ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LONGING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ovetousness - greed - passion - desire - craving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ヨ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意欲 (いよく) - will</text:p>
              <text:p text:style-name="P1">欲しい (ほしい) - wanted</text:p>
              <text:p text:style-name="P1">食欲 (しょくよく) - appetite (for food)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ほっ.する　ほ.し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UNSHIN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yang principle - positive - male - heaven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ヨ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太陽 (たいよう) - sun</text:p>
              <text:p text:style-name="P1">陽子 (ようし) - proton</text:p>
              <text:p text:style-name="P1">陽気 (ようき) - cheerful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ひ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JUMP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dance - leap - skip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舞踊 (ぶよう) - dancing</text:p>
              <text:p text:style-name="P1">踊る (おどる) - to dance (orig. a hopping dance)</text:p>
              <text:p text:style-name="P1">踊り (おどり) - danc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おど.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RUS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eques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ラ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信頼 (しんらい) - reliance</text:p>
              <text:p text:style-name="P1">依頼 (いらい) - request</text:p>
              <text:p text:style-name="P1">頼む (たのむ) - to reques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の.む　たの.もしい　たよ.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HE FOLLOWING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nex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ヨ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翌日 (よくじつ) - next day</text:p>
              <text:p text:style-name="P1">翌年 (よくとし) - following year</text:p>
              <text:p text:style-name="P1">翌朝 (よくあさ) - the next morning</text:p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乱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卵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絡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落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利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裏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率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略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陸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律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流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留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GG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ovum - spawn - ro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ラ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産卵 (さんらん) - egg-laying</text:p>
              <text:p text:style-name="P1">受精卵 (じゅせいらん) - fertilized eggs</text:p>
              <text:p text:style-name="P1">卵子 (らんし) - ovum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たまご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IO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war - disorder - disturb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ラン　ロ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混乱 (こんらん) - disorder</text:p>
              <text:p text:style-name="P1">乱れる (みだれる) - to be disordered</text:p>
              <text:p text:style-name="P1">波乱 (はらん) - trouble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みだ.れる　みだ.る　みだ.す　みだ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FAL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rop - come dow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ラ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落ちる (おちる) - to fall down</text:p>
              <text:p text:style-name="P1">落とす (おとす) - to drop</text:p>
              <text:p text:style-name="P1">下落 (げらく) - depreciat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お.ちる　お.ち　お.とす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ENTWIN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oil around - get caught i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ラ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連絡 (れんらく) - to contact</text:p>
              <text:p text:style-name="P1">絡む (からむ) - to entangle</text:p>
              <text:p text:style-name="P1">絡める (からめる) - to arres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から.む　から.ま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ACK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amidst - in - reverse - inside - palm - sole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リ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裏切る (うらぎる) - to betray</text:p>
              <text:p text:style-name="P1">裏付け (うらづけ) - backing</text:p>
              <text:p text:style-name="P1">裏側 (うらがわ) - the revers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うら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ROFI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advantage - benefi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リ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利用 (りよう) - use</text:p>
              <text:p text:style-name="P1">金利 (きんり) - interest rates</text:p>
              <text:p text:style-name="P1">利益 (りえき) - profi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き.く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ABBREVIATIO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omission - outline - shorten - capture - plunde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リャ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戦略 (せんりゃく) - strategy</text:p>
              <text:p text:style-name="P1">侵略 (しんりゃく) - aggression</text:p>
              <text:p text:style-name="P1">攻略 (こうりゃく) - captur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ほぼ　おか.す　おさ.める　はかりごと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RATIO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rate - proportion - % - coefficient - facto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ソツ　リツ　シュツ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比率 (ひりつ) - ratio</text:p>
              <text:p text:style-name="P1">税率 (ぜいりつ) - tariff</text:p>
              <text:p text:style-name="P1">効率 (こうりつ) - efficienc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ひき.い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RHYTHM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law - regulation - gauge - control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リツ　リチ　レ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法律 (ほうりつ) - law</text:p>
              <text:p text:style-name="P1">一律 (いちりつ) - evenness</text:p>
              <text:p text:style-name="P1">規律 (きりつ) - order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LAND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ix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リク　ロ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陸上 (りくじょう) - land</text:p>
              <text:p text:style-name="P1">大陸 (たいりく) - continent</text:p>
              <text:p text:style-name="P1">上陸 (じょうりく) - landing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お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ETAI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fasten - halt - stop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リュウ　ル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残留 (ざんりゅう) - residual</text:p>
              <text:p text:style-name="P1">留学生 (りゅうがくせい) - overseas student</text:p>
              <text:p text:style-name="P1">抑留 (よくりゅう) - internment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と.める　と.まる　とど.める　とど.まる　…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CURRENT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a sink - flow - forfei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リュウ　ル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交流 (こうりゅう) - exchange</text:p>
              <text:p text:style-name="P1">流れ (ながれ) - stream</text:p>
              <text:p text:style-name="P1">流れる (ながれる) - to stream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なが.れる　なが.れ　なが.す　-なが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両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涼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粒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了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療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良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緑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輪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量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領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涙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類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EFRESHING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nice and cool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リ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涼しい (すずしい) - cool (of weather)</text:p>
              <text:p text:style-name="P1">清涼 (せいりょう) - cool</text:p>
              <text:p text:style-name="P1">涼風 (すずかぜ) - cool breez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すず.しい　すず.む　すず.やか　うす.い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OTH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old Japanese coin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リョ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両国 (りょうこく) - both countries</text:p>
              <text:p text:style-name="P1">両党 (りょうとう) - both political parties</text:p>
              <text:p text:style-name="P1">両親 (ふたおや) - parent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てる　ふたつ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COMPLET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finish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リ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終了 (しゅうりょう) - end</text:p>
              <text:p text:style-name="P1">了承 (りょうしょう) - acknowledgment</text:p>
              <text:p text:style-name="P1">完了 (かんりょう) - completion</text:p>
            </draw:text-box>
            <svg:title>examples</svg:title>
          </draw:frame>
          <draw:frame draw:style-name="gr2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GRAIN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drop - counter for tiny particle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リュ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粒子 (りゅうし) - particle</text:p>
              <text:p text:style-name="P1">小粒 (こつぶ) - small grain</text:p>
              <text:p text:style-name="P1">素粒子 (そりゅうし) - elementary particl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つぶ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GOO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leasing - skilled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リ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良い (いい) - good</text:p>
              <text:p text:style-name="P1">不良 (ふりょう) - badness</text:p>
              <text:p text:style-name="P1">改良 (かいりょう) - improvemen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よ.い　-よ.い　い.い　-い.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HEAL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ur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リ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医療 (いりょう) - medical care</text:p>
              <text:p text:style-name="P1">治療 (ちりょう) - medical treatment</text:p>
              <text:p text:style-name="P1">療法 (りょうほう) - remedy</text:p>
            </draw:text-box>
            <svg:title>examples</svg:title>
          </draw:frame>
          <draw:frame draw:style-name="gr25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WHEEL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ing - circle - link - loop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リ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五輪 (ごりん) - the Olympics</text:p>
              <text:p text:style-name="P1">競輪 (けいりん) - keirin</text:p>
              <text:p text:style-name="P1">指輪 (ゆびわ) - ring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わ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GREEN</text:p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リョク　ロ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緑地 (りょくち) - green tract of land</text:p>
              <text:p text:style-name="P1">緑色 (みどりいろ) - green</text:p>
              <text:p text:style-name="P1">緑化 (りょくか) - tree planting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みどり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JURISDICTIO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dominion - territory - fief - reig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リョ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大統領 (だいとうりょう) - president</text:p>
              <text:p text:style-name="P1">領土 (りょうど) - dominion</text:p>
              <text:p text:style-name="P1">占領 (せんりょう) - occupat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えり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QUANTITY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measure - weight - amount - consider - estimate - …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リ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大量 (たいりょう) - large quantity</text:p>
              <text:p text:style-name="P1">重量 (じゅうりょう) - weight</text:p>
              <text:p text:style-name="P1">数量 (すうりょう) - quantity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はか.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OR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kind - variety - class - genu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ル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種類 (しゅるい) - variety</text:p>
              <text:p text:style-name="P1">人類 (じんるい) - mankind</text:p>
              <text:p text:style-name="P1">書類 (しょるい) - document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ぐ.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EARS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sympathy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ルイ　レ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催涙 (さいるい) - lachrymal</text:p>
              <text:p text:style-name="P1">涙ぐむ (なみだぐむ) - to be moved to tears</text:p>
              <text:p text:style-name="P1">涙声 (なみだごえ) - tearful voic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なみだ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冷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礼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令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例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零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齢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恋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N2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練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N2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歴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列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N2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N2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路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N2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ALUT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ow - ceremony - thanks - remuneratio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レイ　ラ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謝礼 (しゃれい) - reward</text:p>
              <text:p text:style-name="P1">失礼 (しつれい) - discourtesy</text:p>
              <text:p text:style-name="P1">儀礼 (ぎれい) - etiquette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OL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old (beer, person) - chil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レ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冷戦 (れいせん) - cold war</text:p>
              <text:p text:style-name="P1">冷静 (れいせい) - calm</text:p>
              <text:p text:style-name="P1">冷たい (つべたい) - cold (to the touch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め.たい　ひ.える　ひ.や　ひ.やや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EXAMPL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ustom - usage - preceden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レ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比例 (ひれい) - proportion</text:p>
              <text:p text:style-name="P1">例えば (たとえば) - for example</text:p>
              <text:p text:style-name="P1">異例 (いれい) - except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と.え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ORDER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ncient laws - command - decre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レ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司令官 (しれいかん) - commandant</text:p>
              <text:p text:style-name="P1">命令 (めいれい) - order</text:p>
              <text:p text:style-name="P1">政令 (せいれい) - government ordinance</text:p>
            </draw:text-box>
            <svg:title>examples</svg:title>
          </draw:frame>
          <draw:frame draw:style-name="gr25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GE</text:p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レ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年齢 (ねんれい) - age</text:p>
              <text:p text:style-name="P1">高齢 (こうれい) - advanced (old) age</text:p>
              <text:p text:style-name="P1">高齢者 (こうれいしゃ) - old person or peopl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よわい　と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ZERO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pill - overflow - nothing - ciphe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レ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零時 (れいじ) - 12 o'clock (midnight)</text:p>
              <text:p text:style-name="P1">零細 (れいさい) - insignificant</text:p>
              <text:p text:style-name="P1">零敗 (れいはい) - going undefeated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ぜろ　こぼ.す　こぼ.れ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PRACTIC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gloss - train - drill - polish - refin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レ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練習 (れんしゅう) - practice</text:p>
              <text:p text:style-name="P1">訓練 (くんれん) - practice</text:p>
              <text:p text:style-name="P1">練る (ねる) - to knead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ね.る　ね.り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ROMANC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in love - yearn for - miss - darling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レ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恋人 (こいびと) - lover</text:p>
              <text:p text:style-name="P1">恋愛 (れんあい) - love</text:p>
              <text:p text:style-name="P1">恋しい (こいしい) - yearned for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こ.う　こい　こい.し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IL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row - rank - tier - colum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レツ　レ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列車 (れっしゃ) - train (ordinary)</text:p>
              <text:p text:style-name="P1">系列 (けいれつ) - series</text:p>
              <text:p text:style-name="P1">列島 (れっとう) - archipelago</text:p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URRICULUM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ontinuation - passage of time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レキ　レッキ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歴史 (れきし) - history</text:p>
              <text:p text:style-name="P1">歴史的 (れきしてき) - historic</text:p>
              <text:p text:style-name="P1">歴代 (れきだい) - successive generations</text:p>
            </draw:text-box>
            <svg:title>examples</svg:title>
          </draw:frame>
          <draw:frame draw:style-name="gr25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PATH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oute - road - distanc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ロ　ル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路線 (ろせん) - route</text:p>
              <text:p text:style-name="P1">道路 (どうろ) - road</text:p>
              <text:p text:style-name="P1">路上 (ろじょう) - road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-じ　みち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AKE ALONG</text:p>
            </draw:text-box>
            <svg:title>english</svg:title>
          </draw:frame>
          <draw:frame draw:style-name="gr24" draw:text-style-name="P1" draw:layer="layout" svg:width="8.928cm" svg:height="0.758cm" svg:x="10.809cm" svg:y="25.622cm">
            <draw:text-box>
              <text:p text:style-name="P1">lead - join - connect - party - gang - cliqu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レ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国連 (こくれん) - UN</text:p>
              <text:p text:style-name="P1">ソ連 (ソれん) - Soviet Union</text:p>
              <text:p text:style-name="P1">連合 (れんごう) - un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ら.なる　つら.ねる　つ.れる　-づ.れ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録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N2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論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N2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労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N2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老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N2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和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N2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湾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N2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32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3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32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3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腕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N2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layer="layout" svg:width="4.311cm" svg:height="3.629cm" svg:x="12.964cm" svg:y="15.256cm">
            <draw:text-box>
              <text:p/>
            </draw:text-box>
            <svg:title>literal</svg:title>
          </draw:frame>
          <draw:frame draw:style-name="gr35" draw:layer="layout" svg:width="1.153cm" svg:height="0.937cm" svg:x="18.128cm" svg:y="17.989cm">
            <draw:text-box>
              <text:p/>
            </draw:text-box>
            <svg:title>stroke_count</svg:title>
          </draw:frame>
          <draw:frame draw:style-name="gr36" draw:layer="layout" svg:width="1.243cm" svg:height="0.937cm" svg:x="10.869cm" svg:y="17.989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35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6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35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6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ARGUMEN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discours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ロ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論議 (ろんぎ) - discussion</text:p>
              <text:p text:style-name="P1">議論 (ぎろん) - argument</text:p>
              <text:p text:style-name="P1">世論 (せろん) - public opinion</text:p>
            </draw:text-box>
            <svg:title>examples</svg:title>
          </draw:frame>
          <draw:frame draw:style-name="gr2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ECORD</text:p>
            </draw:text-box>
            <svg:title>english</svg:title>
          </draw:frame>
          <draw:frame draw:style-name="gr26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ロ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記録 (きろく) - record</text:p>
              <text:p text:style-name="P1">登録 (とうろく) - registration</text:p>
              <text:p text:style-name="P1">収録 (しゅうろく) - compilation</text:p>
            </draw:text-box>
            <svg:title>examples</svg:title>
          </draw:frame>
          <draw:frame draw:style-name="gr25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OLD MA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old age - grow old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ロ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老人 (ろうじん) - the aged</text:p>
              <text:p text:style-name="P1">老後 (ろうご) - old age</text:p>
              <text:p text:style-name="P1">長老 (ちょうろう) - eldes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お.いる　ふ.け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LABOR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hank for - reward for - toil - troubl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ロ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労働 (ろうどう) - manual labor</text:p>
              <text:p text:style-name="P1">労働者 (ろうどうしゃ) - laborer</text:p>
              <text:p text:style-name="P1">労組 (ろうくみ) - labor un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ろう.する　いたわ.る　いた.ずき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GULF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ay - inlet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ワ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湾岸 (わんがん) - gulf coast</text:p>
              <text:p text:style-name="P1">台湾 (たいわん) - Taiwan</text:p>
              <text:p text:style-name="P1">港湾 (こうわん) - harbours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いりえ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HARMON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Japanese style - peace - soften - Japa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ワ　オ　カ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平和 (へいわ) - peace</text:p>
              <text:p text:style-name="P1">共和国 (きょうわこく) - republic</text:p>
              <text:p text:style-name="P1">和平 (わへい) - peac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やわ.らぐ　やわ.らげる　なご.む　…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29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8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2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40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41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25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9cm" svg:height="1.009cm" svg:x="1.308cm" svg:y="15.338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43" draw:text-style-name="P1" draw:layer="layout" svg:width="8.929cm" svg:height="0.937cm" svg:x="1.308cm" svg:y="16.751cm">
            <draw:text-box>
              <text:p/>
            </draw:text-box>
            <svg:title>onyomi</svg:title>
          </draw:frame>
          <draw:frame draw:style-name="gr38" draw:text-style-name="P1" draw:layer="layout" svg:width="8.929cm" svg:height="0.96cm" svg:x="1.308cm" svg:y="18.103cm">
            <draw:text-box>
              <text:p/>
            </draw:text-box>
            <svg:title>examples</svg:title>
          </draw:frame>
          <draw:frame draw:style-name="gr2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ARM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ability - talent</text:p>
            </draw:text-box>
            <svg:title>meaning</svg:title>
          </draw:frame>
          <draw:frame draw:style-name="gr22" draw:text-style-name="P1" draw:layer="layout" svg:width="8.928cm" svg:height="0.759cm" svg:x="10.807cm" svg:y="16.839cm">
            <draw:text-box>
              <text:p text:style-name="P1">ワ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左腕 (さわん) - left arm</text:p>
              <text:p text:style-name="P1">手腕 (しゅわん) - ability</text:p>
              <text:p text:style-name="P1">右腕 (うわん) - right arm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うで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29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8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2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40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41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25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4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5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8930"/>
  </office:meta>
</office:document-meta>
</file>